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46pt"/>
    </style:style>
    <style:style style:name="co2" style:family="table-column">
      <style:table-column-properties fo:break-before="auto" style:column-width="57.4pt"/>
    </style:style>
    <style:style style:name="co3" style:family="table-column">
      <style:table-column-properties fo:break-before="auto" style:column-width="47.76pt"/>
    </style:style>
    <style:style style:name="co4" style:family="table-column">
      <style:table-column-properties fo:break-before="auto" style:column-width="58.39pt"/>
    </style:style>
    <style:style style:name="co5" style:family="table-column">
      <style:table-column-properties fo:break-before="auto" style:column-width="115.4pt"/>
    </style:style>
    <style:style style:name="co6" style:family="table-column">
      <style:table-column-properties fo:break-before="auto" style:column-width="69pt"/>
    </style:style>
    <style:style style:name="co7" style:family="table-column">
      <style:table-column-properties fo:break-before="auto" style:column-width="62.25pt"/>
    </style:style>
    <style:style style:name="co8" style:family="table-column">
      <style:table-column-properties fo:break-before="auto" style:column-width="38.1pt"/>
    </style:style>
    <style:style style:name="co9" style:family="table-column">
      <style:table-column-properties fo:break-before="auto" style:column-width="23.61pt"/>
    </style:style>
    <style:style style:name="co10" style:family="table-column">
      <style:table-column-properties fo:break-before="auto" style:column-width="33.25pt"/>
    </style:style>
    <style:style style:name="co11" style:family="table-column">
      <style:table-column-properties fo:break-before="auto" style:column-width="25.5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7" style:family="table-cell" style:parent-style-name="Pivot_20_Table_20_Corner">
      <style:table-cell-properties fo:border-bottom="none" fo:border-left="none" fo:border-right="none" fo:border-top="2.01pt solid #000000"/>
    </style:style>
    <style:style style:name="ce8" style:family="table-cell" style:parent-style-name="Pivot_20_Table_20_Field">
      <style:table-cell-properties fo:border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ce13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4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5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9" style:family="table-cell" style:parent-style-name="Pivot_20_Table_20_Value" style:data-style-name="N0">
      <style:table-cell-properties fo:border-bottom="2.01pt solid #000000" fo:border-left="0.99pt solid #000000" fo:border-right="none" fo:border-top="none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Value" style:data-style-name="N0">
      <style:table-cell-properties fo:border-bottom="2.01pt solid #000000" fo:border-left="none" fo:border-right="none" fo:border-top="none"/>
    </style:style>
    <style:style style:name="ce26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7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2.01pt solid #000000" fo:border-left="none" fo:border-right="2.01pt solid #000000" fo:border-top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Pivot_20_Table_20_Value" style:data-style-name="N1">
      <style:table-cell-properties fo:border-bottom="none" fo:border-left="0.99pt solid #000000" fo:border-right="none" fo:border-top="0.99pt solid #000000"/>
    </style:style>
    <style:style style:name="ce34" style:family="table-cell" style:parent-style-name="Pivot_20_Table_20_Value" style:data-style-name="N1">
      <style:table-cell-properties fo:border-bottom="none" fo:border-left="0.99pt solid #000000" fo:border-right="none" fo:border-top="none"/>
    </style:style>
    <style:style style:name="ce35" style:family="table-cell" style:parent-style-name="Pivot_20_Table_20_Value" style:data-style-name="N1">
      <style:table-cell-properties fo:border-bottom="0.99pt solid #000000" fo:border-left="0.99pt solid #000000" fo:border-right="none" fo:border-top="none"/>
    </style:style>
    <style:style style:name="ce36" style:family="table-cell" style:parent-style-name="Pivot_20_Table_20_Value" style:data-style-name="N1">
      <style:table-cell-properties fo:border-bottom="2.01pt solid #000000" fo:border-left="0.99pt solid #000000" fo:border-right="none" fo:border-top="none"/>
    </style:style>
    <style:style style:name="ce37" style:family="table-cell" style:parent-style-name="Pivot_20_Table_20_Value" style:data-style-name="N1">
      <style:table-cell-properties fo:border-bottom="none" fo:border-left="none" fo:border-right="none" fo:border-top="0.99pt solid #000000"/>
    </style:style>
    <style:style style:name="ce38" style:family="table-cell" style:parent-style-name="Pivot_20_Table_20_Value" style:data-style-name="N1"/>
    <style:style style:name="ce39" style:family="table-cell" style:parent-style-name="Pivot_20_Table_20_Value" style:data-style-name="N1">
      <style:table-cell-properties fo:border-bottom="0.99pt solid #000000" fo:border-left="none" fo:border-right="none" fo:border-top="none"/>
    </style:style>
    <style:style style:name="ce40" style:family="table-cell" style:parent-style-name="Pivot_20_Table_20_Value" style:data-style-name="N1">
      <style:table-cell-properties fo:border-bottom="2.01pt solid #000000" fo:border-left="none" fo:border-right="none" fo:border-top="none"/>
    </style:style>
    <style:style style:name="ce41" style:family="table-cell" style:parent-style-name="Pivot_20_Table_20_Value" style:data-style-name="N1">
      <style:table-cell-properties fo:border-bottom="none" fo:border-left="none" fo:border-right="2.01pt solid #000000" fo:border-top="0.99pt solid #000000"/>
    </style:style>
    <style:style style:name="ce42" style:family="table-cell" style:parent-style-name="Pivot_20_Table_20_Value" style:data-style-name="N1">
      <style:table-cell-properties fo:border-bottom="none" fo:border-left="none" fo:border-right="2.01pt solid #000000" fo:border-top="none"/>
    </style:style>
    <style:style style:name="ce43" style:family="table-cell" style:parent-style-name="Pivot_20_Table_20_Value" style:data-style-name="N1">
      <style:table-cell-properties fo:border-bottom="0.99pt solid #000000" fo:border-left="none" fo:border-right="2.01pt solid #000000" fo:border-top="none"/>
    </style:style>
    <style:style style:name="ce44" style:family="table-cell" style:parent-style-name="Pivot_20_Table_20_Value" style:data-style-name="N1">
      <style:table-cell-properties fo:border-bottom="2.01pt solid #000000" fo:border-left="none" fo:border-right="2.01pt solid #000000" fo:border-top="none"/>
    </style:style>
    <style:style style:name="ce45" style:family="table-cell" style:parent-style-name="Default" style:data-style-name="N11"/>
    <style:style style:name="ce46" style:family="table-cell" style:parent-style-name="Default" style:data-style-name="N11"/>
  </office:automatic-styles>
  <office:body>
    <office:spreadsheet>
      <table:calculation-settings table:automatic-find-labels="false"/>
      <table:table table:name="sort-indexes-ios-lim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ngroups</text:p>
          </table:table-cell>
          <table:table-cell office:value-type="string" calcext:value-type="string">
            <text:p>work_mem</text:p>
          </table:table-cell>
          <table:table-cell office:value-type="string" calcext:value-type="string">
            <text:p>enable_incrementalsort</text:p>
          </table:table-cell>
          <table:table-cell office:value-type="string" calcext:value-type="string">
            <text:p>max_workers</text:p>
          </table:table-cell>
          <table:table-cell office:value-type="string" calcext:value-type="string">
            <text:p>incremental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io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9.574" calcext:value-type="float">
            <text:p>159.5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9.567" calcext:value-type="float">
            <text:p>159.5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9.453" calcext:value-type="float">
            <text:p>159.4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9.724" calcext:value-type="float">
            <text:p>159.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9.658" calcext:value-type="float">
            <text:p>159.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3.088" calcext:value-type="float">
            <text:p>53.0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2.983" calcext:value-type="float">
            <text:p>52.9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3.031" calcext:value-type="float">
            <text:p>53.0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2.991" calcext:value-type="float">
            <text:p>52.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3.029" calcext:value-type="float">
            <text:p>53.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67" calcext:value-type="float">
            <text:p>36.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627" calcext:value-type="float">
            <text:p>36.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614" calcext:value-type="float">
            <text:p>36.6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55" calcext:value-type="float">
            <text:p>36.5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23" calcext:value-type="float">
            <text:p>36.5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96.593" calcext:value-type="float">
            <text:p>3896.5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94.895" calcext:value-type="float">
            <text:p>3894.8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02.354" calcext:value-type="float">
            <text:p>3902.3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87.961" calcext:value-type="float">
            <text:p>3887.9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84.653" calcext:value-type="float">
            <text:p>3884.6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01.898" calcext:value-type="float">
            <text:p>4201.8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99.736" calcext:value-type="float">
            <text:p>4199.7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93.945" calcext:value-type="float">
            <text:p>4193.9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91.597" calcext:value-type="float">
            <text:p>4191.59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87.049" calcext:value-type="float">
            <text:p>4187.0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810.269" calcext:value-type="float">
            <text:p>4810.2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812.643" calcext:value-type="float">
            <text:p>4812.6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812.207" calcext:value-type="float">
            <text:p>4812.2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821.943" calcext:value-type="float">
            <text:p>4821.94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820.564" calcext:value-type="float">
            <text:p>4820.5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70.111" calcext:value-type="float">
            <text:p>170.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69.672" calcext:value-type="float">
            <text:p>169.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69.862" calcext:value-type="float">
            <text:p>169.8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69.842" calcext:value-type="float">
            <text:p>169.84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69.947" calcext:value-type="float">
            <text:p>169.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327" calcext:value-type="float">
            <text:p>42.3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34" calcext:value-type="float">
            <text:p>42.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121" calcext:value-type="float">
            <text:p>42.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84" calcext:value-type="float">
            <text:p>42.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061" calcext:value-type="float">
            <text:p>42.0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635" calcext:value-type="float">
            <text:p>36.6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76" calcext:value-type="float">
            <text:p>36.5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608" calcext:value-type="float">
            <text:p>36.6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47" calcext:value-type="float">
            <text:p>36.5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44" calcext:value-type="float">
            <text:p>36.5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447.435" calcext:value-type="float">
            <text:p>3447.4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446.044" calcext:value-type="float">
            <text:p>3446.0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449.614" calcext:value-type="float">
            <text:p>3449.6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447.002" calcext:value-type="float">
            <text:p>3447.0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447.072" calcext:value-type="float">
            <text:p>3447.0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686.418" calcext:value-type="float">
            <text:p>3686.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705.418" calcext:value-type="float">
            <text:p>3705.4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691.359" calcext:value-type="float">
            <text:p>3691.3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687.91" calcext:value-type="float">
            <text:p>3687.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693.084" calcext:value-type="float">
            <text:p>3693.0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345.647" calcext:value-type="float">
            <text:p>4345.6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346.557" calcext:value-type="float">
            <text:p>4346.5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346.819" calcext:value-type="float">
            <text:p>4346.8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347.989" calcext:value-type="float">
            <text:p>4347.9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350.47" calcext:value-type="float">
            <text:p>4350.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81.117" calcext:value-type="float">
            <text:p>181.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81.092" calcext:value-type="float">
            <text:p>181.0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81.146" calcext:value-type="float">
            <text:p>181.1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81.117" calcext:value-type="float">
            <text:p>181.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80.681" calcext:value-type="float">
            <text:p>180.6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142" calcext:value-type="float">
            <text:p>42.1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78" calcext:value-type="float">
            <text:p>42.1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238" calcext:value-type="float">
            <text:p>42.2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54" calcext:value-type="float">
            <text:p>42.1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189" calcext:value-type="float">
            <text:p>42.1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71" calcext:value-type="float">
            <text:p>36.5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591" calcext:value-type="float">
            <text:p>36.5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78" calcext:value-type="float">
            <text:p>36.5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77" calcext:value-type="float">
            <text:p>36.5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2884.529" calcext:value-type="float">
            <text:p>2884.5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2886.225" calcext:value-type="float">
            <text:p>2886.2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2885.975" calcext:value-type="float">
            <text:p>2885.9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2887.881" calcext:value-type="float">
            <text:p>2887.8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2878.691" calcext:value-type="float">
            <text:p>2878.69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080.328" calcext:value-type="float">
            <text:p>3080.3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075.978" calcext:value-type="float">
            <text:p>3075.9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085.501" calcext:value-type="float">
            <text:p>3085.50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083.748" calcext:value-type="float">
            <text:p>3083.7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084.024" calcext:value-type="float">
            <text:p>3084.0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91.044" calcext:value-type="float">
            <text:p>3691.0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93.798" calcext:value-type="float">
            <text:p>3693.79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98.373" calcext:value-type="float">
            <text:p>3698.3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92.22" calcext:value-type="float">
            <text:p>3692.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93.741" calcext:value-type="float">
            <text:p>3693.74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93.174" calcext:value-type="float">
            <text:p>193.1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92.956" calcext:value-type="float">
            <text:p>192.9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93.127" calcext:value-type="float">
            <text:p>193.1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93.07" calcext:value-type="float">
            <text:p>193.0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92.922" calcext:value-type="float">
            <text:p>192.9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203" calcext:value-type="float">
            <text:p>42.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43" calcext:value-type="float">
            <text:p>42.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199" calcext:value-type="float">
            <text:p>42.1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7" calcext:value-type="float">
            <text:p>42.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163" calcext:value-type="float">
            <text:p>42.1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605" calcext:value-type="float">
            <text:p>36.60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601" calcext:value-type="float">
            <text:p>36.6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598" calcext:value-type="float">
            <text:p>36.5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65" calcext:value-type="float">
            <text:p>36.56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75" calcext:value-type="float">
            <text:p>36.5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043.821" calcext:value-type="float">
            <text:p>1043.8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043.495" calcext:value-type="float">
            <text:p>1043.4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043.203" calcext:value-type="float">
            <text:p>1043.2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043.802" calcext:value-type="float">
            <text:p>1043.80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043.562" calcext:value-type="float">
            <text:p>1043.56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99.5" calcext:value-type="float">
            <text:p>999.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98.624" calcext:value-type="float">
            <text:p>998.6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99.173" calcext:value-type="float">
            <text:p>999.17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98.824" calcext:value-type="float">
            <text:p>998.8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98.926" calcext:value-type="float">
            <text:p>998.9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000.63" calcext:value-type="float">
            <text:p>1000.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99.192" calcext:value-type="float">
            <text:p>999.19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99.049" calcext:value-type="float">
            <text:p>999.0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000.654" calcext:value-type="float">
            <text:p>1000.65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98.828" calcext:value-type="float">
            <text:p>998.8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5.821" calcext:value-type="float">
            <text:p>155.8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5.682" calcext:value-type="float">
            <text:p>155.6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5.756" calcext:value-type="float">
            <text:p>155.75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5.705" calcext:value-type="float">
            <text:p>155.7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5.645" calcext:value-type="float">
            <text:p>155.64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209" calcext:value-type="float">
            <text:p>42.2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91" calcext:value-type="float">
            <text:p>42.1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264" calcext:value-type="float">
            <text:p>42.2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213" calcext:value-type="float">
            <text:p>42.2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228" calcext:value-type="float">
            <text:p>42.22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507" calcext:value-type="float">
            <text:p>36.5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77" calcext:value-type="float">
            <text:p>36.57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576" calcext:value-type="float">
            <text:p>36.5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648" calcext:value-type="float">
            <text:p>36.6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99" calcext:value-type="float">
            <text:p>36.5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041.321" calcext:value-type="float">
            <text:p>1041.3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042.069" calcext:value-type="float">
            <text:p>1042.0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044.621" calcext:value-type="float">
            <text:p>1044.6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043.334" calcext:value-type="float">
            <text:p>1043.33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044.085" calcext:value-type="float">
            <text:p>1044.0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001.098" calcext:value-type="float">
            <text:p>1001.09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98.683" calcext:value-type="float">
            <text:p>998.6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99.369" calcext:value-type="float">
            <text:p>999.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99.101" calcext:value-type="float">
            <text:p>999.1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98.964" calcext:value-type="float">
            <text:p>998.9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98.958" calcext:value-type="float">
            <text:p>998.9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97.735" calcext:value-type="float">
            <text:p>997.7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99.472" calcext:value-type="float">
            <text:p>999.47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99.321" calcext:value-type="float">
            <text:p>999.3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99.136" calcext:value-type="float">
            <text:p>999.1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5.625" calcext:value-type="float">
            <text:p>155.6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5.766" calcext:value-type="float">
            <text:p>155.76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5.611" calcext:value-type="float">
            <text:p>155.6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5.7" calcext:value-type="float">
            <text:p>155.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5.728" calcext:value-type="float">
            <text:p>155.72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111" calcext:value-type="float">
            <text:p>42.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09" calcext:value-type="float">
            <text:p>42.1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25" calcext:value-type="float">
            <text:p>42.2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41" calcext:value-type="float">
            <text:p>42.14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932" calcext:value-type="float">
            <text:p>42.9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593" calcext:value-type="float">
            <text:p>36.59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94" calcext:value-type="float">
            <text:p>36.5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653" calcext:value-type="float">
            <text:p>36.6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92" calcext:value-type="float">
            <text:p>36.59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66" calcext:value-type="float">
            <text:p>36.56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044.776" calcext:value-type="float">
            <text:p>1044.7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045.323" calcext:value-type="float">
            <text:p>1045.3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046.562" calcext:value-type="float">
            <text:p>1046.5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044.036" calcext:value-type="float">
            <text:p>1044.0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044.379" calcext:value-type="float">
            <text:p>1044.3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99.364" calcext:value-type="float">
            <text:p>999.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98.467" calcext:value-type="float">
            <text:p>998.4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98.777" calcext:value-type="float">
            <text:p>998.77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98.201" calcext:value-type="float">
            <text:p>998.2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98.579" calcext:value-type="float">
            <text:p>998.5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99.176" calcext:value-type="float">
            <text:p>999.17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98.908" calcext:value-type="float">
            <text:p>998.90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97.654" calcext:value-type="float">
            <text:p>997.6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99.262" calcext:value-type="float">
            <text:p>999.26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98.754" calcext:value-type="float">
            <text:p>998.7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5.563" calcext:value-type="float">
            <text:p>155.56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5.868" calcext:value-type="float">
            <text:p>155.8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5.568" calcext:value-type="float">
            <text:p>155.56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5.6" calcext:value-type="float">
            <text:p>155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5.784" calcext:value-type="float">
            <text:p>155.7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109" calcext:value-type="float">
            <text:p>42.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55" calcext:value-type="float">
            <text:p>42.1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172" calcext:value-type="float">
            <text:p>42.17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55" calcext:value-type="float">
            <text:p>42.15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189" calcext:value-type="float">
            <text:p>42.1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607" calcext:value-type="float">
            <text:p>36.60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95" calcext:value-type="float">
            <text:p>36.5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586" calcext:value-type="float">
            <text:p>36.58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94" calcext:value-type="float">
            <text:p>36.59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52" calcext:value-type="float">
            <text:p>36.5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044.118" calcext:value-type="float">
            <text:p>1044.1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042.782" calcext:value-type="float">
            <text:p>1042.7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042.908" calcext:value-type="float">
            <text:p>1042.90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041.996" calcext:value-type="float">
            <text:p>1041.9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043.526" calcext:value-type="float">
            <text:p>1043.5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98.424" calcext:value-type="float">
            <text:p>998.4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98.358" calcext:value-type="float">
            <text:p>998.35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97.846" calcext:value-type="float">
            <text:p>997.84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98.063" calcext:value-type="float">
            <text:p>998.06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98.138" calcext:value-type="float">
            <text:p>998.13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98.995" calcext:value-type="float">
            <text:p>998.9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98.17" calcext:value-type="float">
            <text:p>998.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98.866" calcext:value-type="float">
            <text:p>998.8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98.723" calcext:value-type="float">
            <text:p>998.7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98.741" calcext:value-type="float">
            <text:p>998.74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9.701" calcext:value-type="float">
            <text:p>159.70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9.776" calcext:value-type="float">
            <text:p>159.77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9.893" calcext:value-type="float">
            <text:p>159.89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9.909" calcext:value-type="float">
            <text:p>159.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9.848" calcext:value-type="float">
            <text:p>159.84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3.018" calcext:value-type="float">
            <text:p>53.0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3.047" calcext:value-type="float">
            <text:p>53.0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3.068" calcext:value-type="float">
            <text:p>53.06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3.029" calcext:value-type="float">
            <text:p>53.02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3.103" calcext:value-type="float">
            <text:p>53.1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597" calcext:value-type="float">
            <text:p>36.59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6" calcext:value-type="float">
            <text:p>36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563" calcext:value-type="float">
            <text:p>36.5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74" calcext:value-type="float">
            <text:p>36.5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54" calcext:value-type="float">
            <text:p>36.55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435.64" calcext:value-type="float">
            <text:p>1435.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433.184" calcext:value-type="float">
            <text:p>1433.1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434.19" calcext:value-type="float">
            <text:p>1434.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433.607" calcext:value-type="float">
            <text:p>1433.60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434.679" calcext:value-type="float">
            <text:p>1434.6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473.965" calcext:value-type="float">
            <text:p>1473.9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472.786" calcext:value-type="float">
            <text:p>1472.78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472.421" calcext:value-type="float">
            <text:p>1472.4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473.756" calcext:value-type="float">
            <text:p>1473.7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472.915" calcext:value-type="float">
            <text:p>1472.91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594.631" calcext:value-type="float">
            <text:p>1594.63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596.318" calcext:value-type="float">
            <text:p>1596.3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615.756" calcext:value-type="float">
            <text:p>1615.7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596.532" calcext:value-type="float">
            <text:p>1596.53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604.589" calcext:value-type="float">
            <text:p>1604.5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69.805" calcext:value-type="float">
            <text:p>169.8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69.79" calcext:value-type="float">
            <text:p>169.7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70.025" calcext:value-type="float">
            <text:p>170.0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69.676" calcext:value-type="float">
            <text:p>169.67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69.783" calcext:value-type="float">
            <text:p>169.7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207" calcext:value-type="float">
            <text:p>42.20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76" calcext:value-type="float">
            <text:p>42.17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065" calcext:value-type="float">
            <text:p>42.0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66" calcext:value-type="float">
            <text:p>42.1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134" calcext:value-type="float">
            <text:p>42.13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623" calcext:value-type="float">
            <text:p>36.62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88" calcext:value-type="float">
            <text:p>36.58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616" calcext:value-type="float">
            <text:p>36.61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611" calcext:value-type="float">
            <text:p>36.61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55" calcext:value-type="float">
            <text:p>36.55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255.53" calcext:value-type="float">
            <text:p>1255.5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252.735" calcext:value-type="float">
            <text:p>1252.73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255.99" calcext:value-type="float">
            <text:p>1255.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256.195" calcext:value-type="float">
            <text:p>1256.19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252.883" calcext:value-type="float">
            <text:p>1252.88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288.342" calcext:value-type="float">
            <text:p>1288.3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289.101" calcext:value-type="float">
            <text:p>1289.10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290.92" calcext:value-type="float">
            <text:p>1290.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291.342" calcext:value-type="float">
            <text:p>1291.34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288.338" calcext:value-type="float">
            <text:p>1288.33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424.612" calcext:value-type="float">
            <text:p>1424.6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409.247" calcext:value-type="float">
            <text:p>1409.24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409.376" calcext:value-type="float">
            <text:p>1409.37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433.164" calcext:value-type="float">
            <text:p>1433.16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409.268" calcext:value-type="float">
            <text:p>1409.26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80.864" calcext:value-type="float">
            <text:p>180.86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80.766" calcext:value-type="float">
            <text:p>180.76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81.02" calcext:value-type="float">
            <text:p>181.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81.101" calcext:value-type="float">
            <text:p>181.10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80.823" calcext:value-type="float">
            <text:p>180.8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19" calcext:value-type="float">
            <text:p>42.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211" calcext:value-type="float">
            <text:p>42.2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084" calcext:value-type="float">
            <text:p>42.0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25" calcext:value-type="float">
            <text:p>42.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086" calcext:value-type="float">
            <text:p>42.08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591" calcext:value-type="float">
            <text:p>36.59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82" calcext:value-type="float">
            <text:p>36.58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63" calcext:value-type="float">
            <text:p>36.6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601" calcext:value-type="float">
            <text:p>36.60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52" calcext:value-type="float">
            <text:p>36.55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201.711" calcext:value-type="float">
            <text:p>1201.7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203.433" calcext:value-type="float">
            <text:p>1203.4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202.571" calcext:value-type="float">
            <text:p>1202.5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203.859" calcext:value-type="float">
            <text:p>1203.85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207.935" calcext:value-type="float">
            <text:p>1207.9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272.055" calcext:value-type="float">
            <text:p>1272.05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270.754" calcext:value-type="float">
            <text:p>1270.75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279.447" calcext:value-type="float">
            <text:p>1279.44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275.189" calcext:value-type="float">
            <text:p>1275.18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276.362" calcext:value-type="float">
            <text:p>1276.3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394.268" calcext:value-type="float">
            <text:p>1394.2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393.171" calcext:value-type="float">
            <text:p>1393.17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398.314" calcext:value-type="float">
            <text:p>1398.31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395.613" calcext:value-type="float">
            <text:p>1395.61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397.291" calcext:value-type="float">
            <text:p>1397.29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92.478" calcext:value-type="float">
            <text:p>192.4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92.848" calcext:value-type="float">
            <text:p>192.84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92.911" calcext:value-type="float">
            <text:p>192.91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92.466" calcext:value-type="float">
            <text:p>192.46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93.001" calcext:value-type="float">
            <text:p>193.00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118" calcext:value-type="float">
            <text:p>42.1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46" calcext:value-type="float">
            <text:p>42.14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175" calcext:value-type="float">
            <text:p>42.1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096" calcext:value-type="float">
            <text:p>42.0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092" calcext:value-type="float">
            <text:p>42.09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627" calcext:value-type="float">
            <text:p>36.6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61" calcext:value-type="float">
            <text:p>36.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539" calcext:value-type="float">
            <text:p>36.53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553" calcext:value-type="float">
            <text:p>36.5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46" calcext:value-type="float">
            <text:p>36.54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7.444" calcext:value-type="float">
            <text:p>437.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6.985" calcext:value-type="float">
            <text:p>436.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7.588" calcext:value-type="float">
            <text:p>437.58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7.123" calcext:value-type="float">
            <text:p>437.1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7.248" calcext:value-type="float">
            <text:p>437.2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38.042" calcext:value-type="float">
            <text:p>438.0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38.434" calcext:value-type="float">
            <text:p>438.43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38.556" calcext:value-type="float">
            <text:p>438.55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37.808" calcext:value-type="float">
            <text:p>437.80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38.688" calcext:value-type="float">
            <text:p>438.68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33.815" calcext:value-type="float">
            <text:p>433.8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34.063" calcext:value-type="float">
            <text:p>434.06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34.084" calcext:value-type="float">
            <text:p>434.0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34.257" calcext:value-type="float">
            <text:p>434.2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33.682" calcext:value-type="float">
            <text:p>433.68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5.783" calcext:value-type="float">
            <text:p>155.7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5.504" calcext:value-type="float">
            <text:p>155.50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5.712" calcext:value-type="float">
            <text:p>155.71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5.379" calcext:value-type="float">
            <text:p>155.37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5.646" calcext:value-type="float">
            <text:p>155.64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227" calcext:value-type="float">
            <text:p>42.22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112" calcext:value-type="float">
            <text:p>42.11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153" calcext:value-type="float">
            <text:p>42.15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08" calcext:value-type="float">
            <text:p>42.10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133" calcext:value-type="float">
            <text:p>42.1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566" calcext:value-type="float">
            <text:p>36.56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609" calcext:value-type="float">
            <text:p>36.60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613" calcext:value-type="float">
            <text:p>36.61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624" calcext:value-type="float">
            <text:p>36.6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98" calcext:value-type="float">
            <text:p>36.59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7.176" calcext:value-type="float">
            <text:p>437.1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6.987" calcext:value-type="float">
            <text:p>436.98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7.048" calcext:value-type="float">
            <text:p>437.04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7.469" calcext:value-type="float">
            <text:p>437.4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7.086" calcext:value-type="float">
            <text:p>437.0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37.408" calcext:value-type="float">
            <text:p>437.4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38.199" calcext:value-type="float">
            <text:p>438.19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37.896" calcext:value-type="float">
            <text:p>437.8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38.655" calcext:value-type="float">
            <text:p>438.6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37.997" calcext:value-type="float">
            <text:p>437.9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33.757" calcext:value-type="float">
            <text:p>433.75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34.274" calcext:value-type="float">
            <text:p>434.2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33.4" calcext:value-type="float">
            <text:p>433.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33.15" calcext:value-type="float">
            <text:p>433.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33.22" calcext:value-type="float">
            <text:p>433.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5.618" calcext:value-type="float">
            <text:p>155.6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5.562" calcext:value-type="float">
            <text:p>155.56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5.449" calcext:value-type="float">
            <text:p>155.44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5.237" calcext:value-type="float">
            <text:p>155.2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5.604" calcext:value-type="float">
            <text:p>155.60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19" calcext:value-type="float">
            <text:p>42.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078" calcext:value-type="float">
            <text:p>42.07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123" calcext:value-type="float">
            <text:p>42.1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143" calcext:value-type="float">
            <text:p>42.14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596" calcext:value-type="float">
            <text:p>36.5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519" calcext:value-type="float">
            <text:p>36.5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554" calcext:value-type="float">
            <text:p>36.55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605" calcext:value-type="float">
            <text:p>36.60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533" calcext:value-type="float">
            <text:p>36.5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37.503" calcext:value-type="float">
            <text:p>437.50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37.123" calcext:value-type="float">
            <text:p>437.1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36.827" calcext:value-type="float">
            <text:p>436.82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36.928" calcext:value-type="float">
            <text:p>436.92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36.928" calcext:value-type="float">
            <text:p>436.9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37.298" calcext:value-type="float">
            <text:p>437.29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37.653" calcext:value-type="float">
            <text:p>437.65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37.009" calcext:value-type="float">
            <text:p>437.0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37.16" calcext:value-type="float">
            <text:p>437.1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37.63" calcext:value-type="float">
            <text:p>437.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33.263" calcext:value-type="float">
            <text:p>433.2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33.576" calcext:value-type="float">
            <text:p>433.5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33.035" calcext:value-type="float">
            <text:p>433.03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33.734" calcext:value-type="float">
            <text:p>433.7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33.383" calcext:value-type="float">
            <text:p>433.38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5.661" calcext:value-type="float">
            <text:p>155.66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5.566" calcext:value-type="float">
            <text:p>155.56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5.65" calcext:value-type="float">
            <text:p>155.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5.605" calcext:value-type="float">
            <text:p>155.60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5.75" calcext:value-type="float">
            <text:p>155.7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.22" calcext:value-type="float">
            <text:p>42.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.443" calcext:value-type="float">
            <text:p>42.4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.257" calcext:value-type="float">
            <text:p>42.2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.568" calcext:value-type="float">
            <text:p>42.5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.313" calcext:value-type="float">
            <text:p>42.31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6.572" calcext:value-type="float">
            <text:p>36.57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6.611" calcext:value-type="float">
            <text:p>36.6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6.663" calcext:value-type="float">
            <text:p>36.6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6.643" calcext:value-type="float">
            <text:p>36.64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6.655" calcext:value-type="float">
            <text:p>36.65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8.362" calcext:value-type="float">
            <text:p>448.36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7.459" calcext:value-type="float">
            <text:p>447.45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7.09" calcext:value-type="float">
            <text:p>447.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8.089" calcext:value-type="float">
            <text:p>448.08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8.13" calcext:value-type="float">
            <text:p>448.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51.571" calcext:value-type="float">
            <text:p>451.5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52.264" calcext:value-type="float">
            <text:p>452.2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50.903" calcext:value-type="float">
            <text:p>450.90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50.976" calcext:value-type="float">
            <text:p>450.97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51.993" calcext:value-type="float">
            <text:p>451.99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46.795" calcext:value-type="float">
            <text:p>446.7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46.94" calcext:value-type="float">
            <text:p>446.9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46.909" calcext:value-type="float">
            <text:p>446.9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47.232" calcext:value-type="float">
            <text:p>447.2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46.88" calcext:value-type="float">
            <text:p>446.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71.727" calcext:value-type="float">
            <text:p>71.7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71.504" calcext:value-type="float">
            <text:p>71.5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71.153" calcext:value-type="float">
            <text:p>71.15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71.773" calcext:value-type="float">
            <text:p>71.7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71.366" calcext:value-type="float">
            <text:p>71.36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95" calcext:value-type="float">
            <text:p>41.8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906" calcext:value-type="float">
            <text:p>41.9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2" calcext:value-type="float">
            <text:p>41.8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795" calcext:value-type="float">
            <text:p>41.7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75" calcext:value-type="float">
            <text:p>41.87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606" calcext:value-type="float">
            <text:p>37.60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601" calcext:value-type="float">
            <text:p>37.6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33" calcext:value-type="float">
            <text:p>37.53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11" calcext:value-type="float">
            <text:p>37.5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12" calcext:value-type="float">
            <text:p>37.51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480.252" calcext:value-type="float">
            <text:p>4480.25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472.769" calcext:value-type="float">
            <text:p>4472.76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479.997" calcext:value-type="float">
            <text:p>4479.99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491.676" calcext:value-type="float">
            <text:p>4491.67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482.216" calcext:value-type="float">
            <text:p>4482.2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663.405" calcext:value-type="float">
            <text:p>5663.40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667.224" calcext:value-type="float">
            <text:p>5667.22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674.122" calcext:value-type="float">
            <text:p>5674.12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669.211" calcext:value-type="float">
            <text:p>5669.21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744.547" calcext:value-type="float">
            <text:p>5744.5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538.763" calcext:value-type="float">
            <text:p>6538.76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545.964" calcext:value-type="float">
            <text:p>6545.96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539.827" calcext:value-type="float">
            <text:p>6539.82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537.299" calcext:value-type="float">
            <text:p>6537.2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542.634" calcext:value-type="float">
            <text:p>6542.6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71.78" calcext:value-type="float">
            <text:p>71.7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71.737" calcext:value-type="float">
            <text:p>71.73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71.529" calcext:value-type="float">
            <text:p>71.52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71.776" calcext:value-type="float">
            <text:p>71.7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71.681" calcext:value-type="float">
            <text:p>71.68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8" calcext:value-type="float">
            <text:p>41.8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87" calcext:value-type="float">
            <text:p>41.8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52" calcext:value-type="float">
            <text:p>41.8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24" calcext:value-type="float">
            <text:p>41.82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21" calcext:value-type="float">
            <text:p>41.8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606" calcext:value-type="float">
            <text:p>37.60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69" calcext:value-type="float">
            <text:p>37.5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52" calcext:value-type="float">
            <text:p>37.55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74" calcext:value-type="float">
            <text:p>37.5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23" calcext:value-type="float">
            <text:p>37.52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85.687" calcext:value-type="float">
            <text:p>4085.68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185.742" calcext:value-type="float">
            <text:p>4185.74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99.392" calcext:value-type="float">
            <text:p>4099.39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93.171" calcext:value-type="float">
            <text:p>4093.1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97.664" calcext:value-type="float">
            <text:p>4097.66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144.326" calcext:value-type="float">
            <text:p>5144.32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149.154" calcext:value-type="float">
            <text:p>5149.15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150.274" calcext:value-type="float">
            <text:p>5150.27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151.052" calcext:value-type="float">
            <text:p>5151.052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152.619" calcext:value-type="float">
            <text:p>5152.61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918.962" calcext:value-type="float">
            <text:p>5918.96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922.071" calcext:value-type="float">
            <text:p>5922.07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922.902" calcext:value-type="float">
            <text:p>5922.90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919.635" calcext:value-type="float">
            <text:p>5919.6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921.143" calcext:value-type="float">
            <text:p>5921.14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318" calcext:value-type="float">
            <text:p>63.3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185" calcext:value-type="float">
            <text:p>63.1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367" calcext:value-type="float">
            <text:p>63.36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198" calcext:value-type="float">
            <text:p>63.1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352" calcext:value-type="float">
            <text:p>63.35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68" calcext:value-type="float">
            <text:p>41.86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915" calcext:value-type="float">
            <text:p>41.9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6" calcext:value-type="float">
            <text:p>41.86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797" calcext:value-type="float">
            <text:p>41.7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43" calcext:value-type="float">
            <text:p>41.84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55" calcext:value-type="float">
            <text:p>37.55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632" calcext:value-type="float">
            <text:p>37.6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15" calcext:value-type="float">
            <text:p>37.5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27" calcext:value-type="float">
            <text:p>37.5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76" calcext:value-type="float">
            <text:p>37.5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573.707" calcext:value-type="float">
            <text:p>3573.70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654.437" calcext:value-type="float">
            <text:p>3654.4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581.09" calcext:value-type="float">
            <text:p>3581.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580.912" calcext:value-type="float">
            <text:p>3580.9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581.551" calcext:value-type="float">
            <text:p>3581.5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515.797" calcext:value-type="float">
            <text:p>4515.79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514.465" calcext:value-type="float">
            <text:p>4514.46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518.311" calcext:value-type="float">
            <text:p>4518.31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511.335" calcext:value-type="float">
            <text:p>4511.33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515.527" calcext:value-type="float">
            <text:p>4515.52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5259.177" calcext:value-type="float">
            <text:p>5259.17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5261.754" calcext:value-type="float">
            <text:p>5261.7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5260.743" calcext:value-type="float">
            <text:p>5260.74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5337.667" calcext:value-type="float">
            <text:p>5337.6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5262.869" calcext:value-type="float">
            <text:p>5262.86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19" calcext:value-type="float">
            <text:p>63.1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218" calcext:value-type="float">
            <text:p>63.2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274" calcext:value-type="float">
            <text:p>63.27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203" calcext:value-type="float">
            <text:p>63.20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342" calcext:value-type="float">
            <text:p>63.34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49" calcext:value-type="float">
            <text:p>41.8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06" calcext:value-type="float">
            <text:p>41.80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16" calcext:value-type="float">
            <text:p>41.81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89" calcext:value-type="float">
            <text:p>41.88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65" calcext:value-type="float">
            <text:p>41.86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48" calcext:value-type="float">
            <text:p>37.54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62" calcext:value-type="float">
            <text:p>37.56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58" calcext:value-type="float">
            <text:p>37.55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29" calcext:value-type="float">
            <text:p>37.52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23" calcext:value-type="float">
            <text:p>37.52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92.612" calcext:value-type="float">
            <text:p>992.6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94.081" calcext:value-type="float">
            <text:p>994.08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94.086" calcext:value-type="float">
            <text:p>994.08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93.361" calcext:value-type="float">
            <text:p>993.36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92.416" calcext:value-type="float">
            <text:p>992.4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64.39" calcext:value-type="float">
            <text:p>964.3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65.125" calcext:value-type="float">
            <text:p>965.12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65.115" calcext:value-type="float">
            <text:p>965.1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64.44" calcext:value-type="float">
            <text:p>964.4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63.837" calcext:value-type="float">
            <text:p>963.83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82.829" calcext:value-type="float">
            <text:p>982.8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82.322" calcext:value-type="float">
            <text:p>982.3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82.218" calcext:value-type="float">
            <text:p>982.2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82.861" calcext:value-type="float">
            <text:p>982.86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81.685" calcext:value-type="float">
            <text:p>981.6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392" calcext:value-type="float">
            <text:p>63.39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337" calcext:value-type="float">
            <text:p>63.33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162" calcext:value-type="float">
            <text:p>63.16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283" calcext:value-type="float">
            <text:p>63.2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71" calcext:value-type="float">
            <text:p>41.87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53" calcext:value-type="float">
            <text:p>41.85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44" calcext:value-type="float">
            <text:p>41.84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33" calcext:value-type="float">
            <text:p>41.83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35" calcext:value-type="float">
            <text:p>41.8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926" calcext:value-type="float">
            <text:p>37.92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89" calcext:value-type="float">
            <text:p>37.8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908" calcext:value-type="float">
            <text:p>37.9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908" calcext:value-type="float">
            <text:p>37.90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898" calcext:value-type="float">
            <text:p>37.89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93.733" calcext:value-type="float">
            <text:p>993.73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93.661" calcext:value-type="float">
            <text:p>993.66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93.663" calcext:value-type="float">
            <text:p>993.66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93.873" calcext:value-type="float">
            <text:p>993.87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93.428" calcext:value-type="float">
            <text:p>993.42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64.874" calcext:value-type="float">
            <text:p>964.87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64.638" calcext:value-type="float">
            <text:p>964.63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65.252" calcext:value-type="float">
            <text:p>965.25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65.046" calcext:value-type="float">
            <text:p>965.04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67.279" calcext:value-type="float">
            <text:p>967.27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83.966" calcext:value-type="float">
            <text:p>983.96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82.932" calcext:value-type="float">
            <text:p>982.9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82.255" calcext:value-type="float">
            <text:p>982.25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81.359" calcext:value-type="float">
            <text:p>981.35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81.591" calcext:value-type="float">
            <text:p>981.5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234" calcext:value-type="float">
            <text:p>63.2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221" calcext:value-type="float">
            <text:p>63.22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177" calcext:value-type="float">
            <text:p>63.17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234" calcext:value-type="float">
            <text:p>63.23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17" calcext:value-type="float">
            <text:p>63.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78" calcext:value-type="float">
            <text:p>41.87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41" calcext:value-type="float">
            <text:p>41.84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56" calcext:value-type="float">
            <text:p>41.85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787" calcext:value-type="float">
            <text:p>41.78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27" calcext:value-type="float">
            <text:p>41.82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47" calcext:value-type="float">
            <text:p>37.54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31" calcext:value-type="float">
            <text:p>37.53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51" calcext:value-type="float">
            <text:p>37.5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73" calcext:value-type="float">
            <text:p>37.5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07" calcext:value-type="float">
            <text:p>37.5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95.824" calcext:value-type="float">
            <text:p>995.82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97.223" calcext:value-type="float">
            <text:p>997.22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96.292" calcext:value-type="float">
            <text:p>996.29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97.421" calcext:value-type="float">
            <text:p>997.42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95.02" calcext:value-type="float">
            <text:p>995.0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67.083" calcext:value-type="float">
            <text:p>967.08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66.859" calcext:value-type="float">
            <text:p>966.85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67.149" calcext:value-type="float">
            <text:p>967.14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67.809" calcext:value-type="float">
            <text:p>967.80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67.021" calcext:value-type="float">
            <text:p>967.02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004.881" calcext:value-type="float">
            <text:p>1004.8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005.29" calcext:value-type="float">
            <text:p>1005.2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007.112" calcext:value-type="float">
            <text:p>1007.11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004.422" calcext:value-type="float">
            <text:p>1004.42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004.541" calcext:value-type="float">
            <text:p>1004.54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29" calcext:value-type="float">
            <text:p>63.2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3" calcext:value-type="float">
            <text:p>63.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372" calcext:value-type="float">
            <text:p>63.37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223" calcext:value-type="float">
            <text:p>63.22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386" calcext:value-type="float">
            <text:p>63.38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58" calcext:value-type="float">
            <text:p>41.85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98" calcext:value-type="float">
            <text:p>41.89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78" calcext:value-type="float">
            <text:p>41.87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17" calcext:value-type="float">
            <text:p>41.8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27" calcext:value-type="float">
            <text:p>41.82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71" calcext:value-type="float">
            <text:p>37.57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69" calcext:value-type="float">
            <text:p>37.56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18" calcext:value-type="float">
            <text:p>37.5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75" calcext:value-type="float">
            <text:p>37.57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78" calcext:value-type="float">
            <text:p>37.57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96.186" calcext:value-type="float">
            <text:p>996.18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95.485" calcext:value-type="float">
            <text:p>995.4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94.871" calcext:value-type="float">
            <text:p>994.87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96.337" calcext:value-type="float">
            <text:p>996.33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95.476" calcext:value-type="float">
            <text:p>995.4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67.365" calcext:value-type="float">
            <text:p>967.36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67.254" calcext:value-type="float">
            <text:p>967.25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69.067" calcext:value-type="float">
            <text:p>969.06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67.703" calcext:value-type="float">
            <text:p>967.7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67.897" calcext:value-type="float">
            <text:p>967.8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004.784" calcext:value-type="float">
            <text:p>1004.78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005.959" calcext:value-type="float">
            <text:p>1005.95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005.458" calcext:value-type="float">
            <text:p>1005.4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005.136" calcext:value-type="float">
            <text:p>1005.13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005.6" calcext:value-type="float">
            <text:p>1005.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71.335" calcext:value-type="float">
            <text:p>71.33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71.418" calcext:value-type="float">
            <text:p>71.4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71.369" calcext:value-type="float">
            <text:p>71.36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71.479" calcext:value-type="float">
            <text:p>71.4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69" calcext:value-type="float">
            <text:p>41.86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915" calcext:value-type="float">
            <text:p>41.9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6" calcext:value-type="float">
            <text:p>41.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54" calcext:value-type="float">
            <text:p>41.8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82" calcext:value-type="float">
            <text:p>41.8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25" calcext:value-type="float">
            <text:p>37.52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89" calcext:value-type="float">
            <text:p>37.5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89" calcext:value-type="float">
            <text:p>37.58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66" calcext:value-type="float">
            <text:p>37.56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24" calcext:value-type="float">
            <text:p>37.52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92.166" calcext:value-type="float">
            <text:p>1592.16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89.814" calcext:value-type="float">
            <text:p>1589.81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87.183" calcext:value-type="float">
            <text:p>1587.1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92.067" calcext:value-type="float">
            <text:p>1592.0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90.024" calcext:value-type="float">
            <text:p>1590.02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859.876" calcext:value-type="float">
            <text:p>1859.87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842.155" calcext:value-type="float">
            <text:p>1842.1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868.194" calcext:value-type="float">
            <text:p>1868.1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844.974" calcext:value-type="float">
            <text:p>1844.9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851.408" calcext:value-type="float">
            <text:p>1851.40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088.669" calcext:value-type="float">
            <text:p>2088.669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043.076" calcext:value-type="float">
            <text:p>2043.07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055.233" calcext:value-type="float">
            <text:p>2055.2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051.674" calcext:value-type="float">
            <text:p>2051.67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053.066" calcext:value-type="float">
            <text:p>2053.06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71.58" calcext:value-type="float">
            <text:p>71.5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71.544" calcext:value-type="float">
            <text:p>71.5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71.46" calcext:value-type="float">
            <text:p>71.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71.443" calcext:value-type="float">
            <text:p>71.4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71.572" calcext:value-type="float">
            <text:p>71.57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6" calcext:value-type="float">
            <text:p>41.8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59" calcext:value-type="float">
            <text:p>41.8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59" calcext:value-type="float">
            <text:p>41.85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47" calcext:value-type="float">
            <text:p>41.84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69" calcext:value-type="float">
            <text:p>41.8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937" calcext:value-type="float">
            <text:p>37.93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934" calcext:value-type="float">
            <text:p>37.9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924" calcext:value-type="float">
            <text:p>37.92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891" calcext:value-type="float">
            <text:p>37.89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875" calcext:value-type="float">
            <text:p>37.87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440.592" calcext:value-type="float">
            <text:p>1440.592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418.798" calcext:value-type="float">
            <text:p>1418.79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421.795" calcext:value-type="float">
            <text:p>1421.79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421.884" calcext:value-type="float">
            <text:p>1421.884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422.759" calcext:value-type="float">
            <text:p>1422.75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670.722" calcext:value-type="float">
            <text:p>1670.72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666.105" calcext:value-type="float">
            <text:p>1666.10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662.027" calcext:value-type="float">
            <text:p>1662.0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684.983" calcext:value-type="float">
            <text:p>1684.98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657.21" calcext:value-type="float">
            <text:p>1657.2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852.833" calcext:value-type="float">
            <text:p>1852.83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850.473" calcext:value-type="float">
            <text:p>1850.47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853.209" calcext:value-type="float">
            <text:p>1853.2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845.476" calcext:value-type="float">
            <text:p>1845.47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846.186" calcext:value-type="float">
            <text:p>1846.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12" calcext:value-type="float">
            <text:p>63.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074" calcext:value-type="float">
            <text:p>63.07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264" calcext:value-type="float">
            <text:p>63.26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058" calcext:value-type="float">
            <text:p>63.0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64" calcext:value-type="float">
            <text:p>41.8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923" calcext:value-type="float">
            <text:p>41.9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64" calcext:value-type="float">
            <text:p>41.86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94" calcext:value-type="float">
            <text:p>41.9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84" calcext:value-type="float">
            <text:p>37.58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59" calcext:value-type="float">
            <text:p>37.5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28" calcext:value-type="float">
            <text:p>37.52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56" calcext:value-type="float">
            <text:p>37.55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29" calcext:value-type="float">
            <text:p>37.5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386.055" calcext:value-type="float">
            <text:p>1386.05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385.461" calcext:value-type="float">
            <text:p>1385.46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387.175" calcext:value-type="float">
            <text:p>1387.17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393.612" calcext:value-type="float">
            <text:p>1393.61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388.311" calcext:value-type="float">
            <text:p>1388.31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637.538" calcext:value-type="float">
            <text:p>1637.53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641.864" calcext:value-type="float">
            <text:p>1641.86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644.204" calcext:value-type="float">
            <text:p>1644.20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640.655" calcext:value-type="float">
            <text:p>1640.6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641.252" calcext:value-type="float">
            <text:p>1641.2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776.985" calcext:value-type="float">
            <text:p>1776.9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785.389" calcext:value-type="float">
            <text:p>1785.38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785.081" calcext:value-type="float">
            <text:p>1785.08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771.691" calcext:value-type="float">
            <text:p>1771.6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792.649" calcext:value-type="float">
            <text:p>1792.64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305" calcext:value-type="float">
            <text:p>63.3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215" calcext:value-type="float">
            <text:p>63.2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283" calcext:value-type="float">
            <text:p>63.28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239" calcext:value-type="float">
            <text:p>63.239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369" calcext:value-type="float">
            <text:p>63.36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47" calcext:value-type="float">
            <text:p>41.8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62" calcext:value-type="float">
            <text:p>41.862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915" calcext:value-type="float">
            <text:p>41.91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44" calcext:value-type="float">
            <text:p>41.8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64" calcext:value-type="float">
            <text:p>41.8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14" calcext:value-type="float">
            <text:p>37.51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97" calcext:value-type="float">
            <text:p>37.5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99" calcext:value-type="float">
            <text:p>37.59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43" calcext:value-type="float">
            <text:p>37.54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49" calcext:value-type="float">
            <text:p>37.54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1.897" calcext:value-type="float">
            <text:p>421.8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2.844" calcext:value-type="float">
            <text:p>422.84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2.252" calcext:value-type="float">
            <text:p>422.2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2.462" calcext:value-type="float">
            <text:p>422.46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2.311" calcext:value-type="float">
            <text:p>422.31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0.232" calcext:value-type="float">
            <text:p>400.23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0.574" calcext:value-type="float">
            <text:p>400.57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9.843" calcext:value-type="float">
            <text:p>399.84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9.928" calcext:value-type="float">
            <text:p>399.9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0.332" calcext:value-type="float">
            <text:p>400.33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21.016" calcext:value-type="float">
            <text:p>421.0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21.283" calcext:value-type="float">
            <text:p>421.2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20.815" calcext:value-type="float">
            <text:p>420.8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21.257" calcext:value-type="float">
            <text:p>421.2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21.086" calcext:value-type="float">
            <text:p>421.08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205" calcext:value-type="float">
            <text:p>63.20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232" calcext:value-type="float">
            <text:p>63.23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217" calcext:value-type="float">
            <text:p>63.2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362" calcext:value-type="float">
            <text:p>63.362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383" calcext:value-type="float">
            <text:p>63.38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57" calcext:value-type="float">
            <text:p>41.85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15" calcext:value-type="float">
            <text:p>41.8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88" calcext:value-type="float">
            <text:p>41.8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2" calcext:value-type="float">
            <text:p>41.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924" calcext:value-type="float">
            <text:p>41.92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61" calcext:value-type="float">
            <text:p>37.56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49" calcext:value-type="float">
            <text:p>37.54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66" calcext:value-type="float">
            <text:p>37.56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05" calcext:value-type="float">
            <text:p>37.50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25" calcext:value-type="float">
            <text:p>37.52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1.896" calcext:value-type="float">
            <text:p>421.89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2.223" calcext:value-type="float">
            <text:p>422.2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2.012" calcext:value-type="float">
            <text:p>422.01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1.565" calcext:value-type="float">
            <text:p>421.56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1.536" calcext:value-type="float">
            <text:p>421.53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0.033" calcext:value-type="float">
            <text:p>400.0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9.76" calcext:value-type="float">
            <text:p>399.7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00.448" calcext:value-type="float">
            <text:p>400.44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00.644" calcext:value-type="float">
            <text:p>400.6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0.182" calcext:value-type="float">
            <text:p>400.18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20.745" calcext:value-type="float">
            <text:p>420.74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21.197" calcext:value-type="float">
            <text:p>421.19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20.886" calcext:value-type="float">
            <text:p>420.88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21.421" calcext:value-type="float">
            <text:p>421.4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20.859" calcext:value-type="float">
            <text:p>420.85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11" calcext:value-type="float">
            <text:p>63.1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206" calcext:value-type="float">
            <text:p>63.20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331" calcext:value-type="float">
            <text:p>63.33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21" calcext:value-type="float">
            <text:p>63.2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194" calcext:value-type="float">
            <text:p>63.19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96" calcext:value-type="float">
            <text:p>41.89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8" calcext:value-type="float">
            <text:p>41.8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22" calcext:value-type="float">
            <text:p>41.82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01" calcext:value-type="float">
            <text:p>41.80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45" calcext:value-type="float">
            <text:p>41.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82" calcext:value-type="float">
            <text:p>37.58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93" calcext:value-type="float">
            <text:p>37.5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22" calcext:value-type="float">
            <text:p>37.52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76" calcext:value-type="float">
            <text:p>37.57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601" calcext:value-type="float">
            <text:p>37.60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2.188" calcext:value-type="float">
            <text:p>422.18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1.407" calcext:value-type="float">
            <text:p>421.40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1.532" calcext:value-type="float">
            <text:p>421.53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1.943" calcext:value-type="float">
            <text:p>421.94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2.592" calcext:value-type="float">
            <text:p>422.59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9.614" calcext:value-type="float">
            <text:p>399.61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0.69" calcext:value-type="float">
            <text:p>400.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00.101" calcext:value-type="float">
            <text:p>400.10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9.897" calcext:value-type="float">
            <text:p>399.89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9.846" calcext:value-type="float">
            <text:p>399.84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20.256" calcext:value-type="float">
            <text:p>420.25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20.583" calcext:value-type="float">
            <text:p>420.5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20.745" calcext:value-type="float">
            <text:p>420.74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20.836" calcext:value-type="float">
            <text:p>420.83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20.577" calcext:value-type="float">
            <text:p>420.57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63.255" calcext:value-type="float">
            <text:p>63.2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63.259" calcext:value-type="float">
            <text:p>63.25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63.188" calcext:value-type="float">
            <text:p>63.18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63.325" calcext:value-type="float">
            <text:p>63.3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63.323" calcext:value-type="float">
            <text:p>63.32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1.872" calcext:value-type="float">
            <text:p>41.87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.871" calcext:value-type="float">
            <text:p>41.8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1.822" calcext:value-type="float">
            <text:p>41.822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1.837" calcext:value-type="float">
            <text:p>41.83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1.844" calcext:value-type="float">
            <text:p>41.84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7.578" calcext:value-type="float">
            <text:p>37.57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7.507" calcext:value-type="float">
            <text:p>37.5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7.519" calcext:value-type="float">
            <text:p>37.51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7.577" calcext:value-type="float">
            <text:p>37.5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7.588" calcext:value-type="float">
            <text:p>37.58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2.029" calcext:value-type="float">
            <text:p>422.02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1.489" calcext:value-type="float">
            <text:p>421.48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2.059" calcext:value-type="float">
            <text:p>422.05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2.007" calcext:value-type="float">
            <text:p>422.0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1.776" calcext:value-type="float">
            <text:p>421.7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9.807" calcext:value-type="float">
            <text:p>399.80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9.892" calcext:value-type="float">
            <text:p>399.8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9.537" calcext:value-type="float">
            <text:p>399.5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9.804" calcext:value-type="float">
            <text:p>399.80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9.833" calcext:value-type="float">
            <text:p>399.83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20.181" calcext:value-type="float">
            <text:p>420.18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19.272" calcext:value-type="float">
            <text:p>419.27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20.429" calcext:value-type="float">
            <text:p>420.4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18.61" calcext:value-type="float">
            <text:p>418.6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21.034" calcext:value-type="float">
            <text:p>421.03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76" calcext:value-type="float">
            <text:p>47.2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67" calcext:value-type="float">
            <text:p>47.1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7" calcext:value-type="float">
            <text:p>47.1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43" calcext:value-type="float">
            <text:p>47.14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092" calcext:value-type="float">
            <text:p>47.0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673" calcext:value-type="float">
            <text:p>34.67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698" calcext:value-type="float">
            <text:p>34.69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86" calcext:value-type="float">
            <text:p>34.68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705" calcext:value-type="float">
            <text:p>34.70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57" calcext:value-type="float">
            <text:p>25.0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993" calcext:value-type="float">
            <text:p>24.9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.952" calcext:value-type="float">
            <text:p>24.95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93" calcext:value-type="float">
            <text:p>25.09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042" calcext:value-type="float">
            <text:p>25.04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224.92" calcext:value-type="float">
            <text:p>5224.9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216.668" calcext:value-type="float">
            <text:p>5216.66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232.234" calcext:value-type="float">
            <text:p>5232.23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226.919" calcext:value-type="float">
            <text:p>5226.9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219.064" calcext:value-type="float">
            <text:p>5219.06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5570.512" calcext:value-type="float">
            <text:p>5570.5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5570.031" calcext:value-type="float">
            <text:p>5570.0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5564.734" calcext:value-type="float">
            <text:p>5564.7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5637.431" calcext:value-type="float">
            <text:p>5637.43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5572.455" calcext:value-type="float">
            <text:p>5572.4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542.282" calcext:value-type="float">
            <text:p>4542.28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539.837" calcext:value-type="float">
            <text:p>4539.83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544.917" calcext:value-type="float">
            <text:p>4544.9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543.728" calcext:value-type="float">
            <text:p>4543.72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543.519" calcext:value-type="float">
            <text:p>4543.5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21" calcext:value-type="float">
            <text:p>47.2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59" calcext:value-type="float">
            <text:p>47.15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79" calcext:value-type="float">
            <text:p>47.17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227" calcext:value-type="float">
            <text:p>47.22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217" calcext:value-type="float">
            <text:p>47.2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817" calcext:value-type="float">
            <text:p>34.8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849" calcext:value-type="float">
            <text:p>34.84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757" calcext:value-type="float">
            <text:p>34.75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784" calcext:value-type="float">
            <text:p>34.78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794" calcext:value-type="float">
            <text:p>34.79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28" calcext:value-type="float">
            <text:p>25.2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246" calcext:value-type="float">
            <text:p>25.24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256" calcext:value-type="float">
            <text:p>25.25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29" calcext:value-type="float">
            <text:p>25.2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264" calcext:value-type="float">
            <text:p>25.26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62.218" calcext:value-type="float">
            <text:p>4762.2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58.858" calcext:value-type="float">
            <text:p>4758.8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56.646" calcext:value-type="float">
            <text:p>4756.6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57.137" calcext:value-type="float">
            <text:p>4757.13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65.808" calcext:value-type="float">
            <text:p>4765.80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937.873" calcext:value-type="float">
            <text:p>4937.87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935.063" calcext:value-type="float">
            <text:p>4935.06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934.688" calcext:value-type="float">
            <text:p>4934.68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936.23" calcext:value-type="float">
            <text:p>4936.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937.544" calcext:value-type="float">
            <text:p>4937.54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883.03" calcext:value-type="float">
            <text:p>3883.0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887.021" calcext:value-type="float">
            <text:p>3887.02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889.24" calcext:value-type="float">
            <text:p>3889.2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882.913" calcext:value-type="float">
            <text:p>3882.91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885.549" calcext:value-type="float">
            <text:p>3885.54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11" calcext:value-type="float">
            <text:p>47.21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69" calcext:value-type="float">
            <text:p>47.1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52" calcext:value-type="float">
            <text:p>47.1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61" calcext:value-type="float">
            <text:p>47.16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34" calcext:value-type="float">
            <text:p>47.13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25" calcext:value-type="float">
            <text:p>34.7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646" calcext:value-type="float">
            <text:p>34.64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707" calcext:value-type="float">
            <text:p>34.70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63" calcext:value-type="float">
            <text:p>34.66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618" calcext:value-type="float">
            <text:p>34.6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86" calcext:value-type="float">
            <text:p>25.08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07" calcext:value-type="float">
            <text:p>25.0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42" calcext:value-type="float">
            <text:p>25.04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07" calcext:value-type="float">
            <text:p>25.00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998" calcext:value-type="float">
            <text:p>24.99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63.248" calcext:value-type="float">
            <text:p>4163.24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166.53" calcext:value-type="float">
            <text:p>4166.5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164.981" calcext:value-type="float">
            <text:p>4164.98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166.26" calcext:value-type="float">
            <text:p>4166.2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166.316" calcext:value-type="float">
            <text:p>4166.3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264.861" calcext:value-type="float">
            <text:p>4264.86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262.063" calcext:value-type="float">
            <text:p>4262.06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265.77" calcext:value-type="float">
            <text:p>4265.7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266.23" calcext:value-type="float">
            <text:p>4266.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266.57" calcext:value-type="float">
            <text:p>4266.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203.413" calcext:value-type="float">
            <text:p>3203.4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203.605" calcext:value-type="float">
            <text:p>3203.6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202.277" calcext:value-type="float">
            <text:p>3202.27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205.01" calcext:value-type="float">
            <text:p>3205.0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200.558" calcext:value-type="float">
            <text:p>3200.55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19" calcext:value-type="float">
            <text:p>47.1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63" calcext:value-type="float">
            <text:p>47.16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223" calcext:value-type="float">
            <text:p>47.2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36" calcext:value-type="float">
            <text:p>47.13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32" calcext:value-type="float">
            <text:p>47.132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25" calcext:value-type="float">
            <text:p>34.72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53" calcext:value-type="float">
            <text:p>34.75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706" calcext:value-type="float">
            <text:p>34.70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59" calcext:value-type="float">
            <text:p>34.6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77" calcext:value-type="float">
            <text:p>25.07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57" calcext:value-type="float">
            <text:p>25.05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13" calcext:value-type="float">
            <text:p>25.01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99" calcext:value-type="float">
            <text:p>24.9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013" calcext:value-type="float">
            <text:p>25.01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62.939" calcext:value-type="float">
            <text:p>962.9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60.787" calcext:value-type="float">
            <text:p>960.7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60.157" calcext:value-type="float">
            <text:p>960.15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60.103" calcext:value-type="float">
            <text:p>960.10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59.463" calcext:value-type="float">
            <text:p>959.46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8.171" calcext:value-type="float">
            <text:p>958.17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8.37" calcext:value-type="float">
            <text:p>958.3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7.859" calcext:value-type="float">
            <text:p>957.8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9.003" calcext:value-type="float">
            <text:p>959.00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8.271" calcext:value-type="float">
            <text:p>958.2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62.52" calcext:value-type="float">
            <text:p>962.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63.197" calcext:value-type="float">
            <text:p>963.1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63.146" calcext:value-type="float">
            <text:p>963.1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62.754" calcext:value-type="float">
            <text:p>962.7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62.893" calcext:value-type="float">
            <text:p>962.89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33" calcext:value-type="float">
            <text:p>47.2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77" calcext:value-type="float">
            <text:p>47.17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221" calcext:value-type="float">
            <text:p>47.2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23" calcext:value-type="float">
            <text:p>47.12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27" calcext:value-type="float">
            <text:p>47.12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06" calcext:value-type="float">
            <text:p>34.70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12" calcext:value-type="float">
            <text:p>34.71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657" calcext:value-type="float">
            <text:p>34.65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24" calcext:value-type="float">
            <text:p>34.62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71" calcext:value-type="float">
            <text:p>25.0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05" calcext:value-type="float">
            <text:p>25.00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21" calcext:value-type="float">
            <text:p>25.02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34" calcext:value-type="float">
            <text:p>25.03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053" calcext:value-type="float">
            <text:p>25.0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61.209" calcext:value-type="float">
            <text:p>961.20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59.845" calcext:value-type="float">
            <text:p>959.84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59.85" calcext:value-type="float">
            <text:p>959.8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59.598" calcext:value-type="float">
            <text:p>959.59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60.674" calcext:value-type="float">
            <text:p>960.67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8.3" calcext:value-type="float">
            <text:p>958.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8.718" calcext:value-type="float">
            <text:p>958.7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8.623" calcext:value-type="float">
            <text:p>958.62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9.169" calcext:value-type="float">
            <text:p>959.16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7.715" calcext:value-type="float">
            <text:p>957.71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62.873" calcext:value-type="float">
            <text:p>962.87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62.729" calcext:value-type="float">
            <text:p>962.72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62.932" calcext:value-type="float">
            <text:p>962.9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61.957" calcext:value-type="float">
            <text:p>961.95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62.507" calcext:value-type="float">
            <text:p>962.5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145" calcext:value-type="float">
            <text:p>47.1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46" calcext:value-type="float">
            <text:p>47.1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66" calcext:value-type="float">
            <text:p>47.1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5" calcext:value-type="float">
            <text:p>47.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31" calcext:value-type="float">
            <text:p>47.1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636" calcext:value-type="float">
            <text:p>34.63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652" calcext:value-type="float">
            <text:p>34.65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31" calcext:value-type="float">
            <text:p>34.63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653" calcext:value-type="float">
            <text:p>34.6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53" calcext:value-type="float">
            <text:p>25.05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74" calcext:value-type="float">
            <text:p>25.07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14" calcext:value-type="float">
            <text:p>25.01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29" calcext:value-type="float">
            <text:p>25.02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988" calcext:value-type="float">
            <text:p>24.9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60.104" calcext:value-type="float">
            <text:p>960.10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61.745" calcext:value-type="float">
            <text:p>961.74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60.197" calcext:value-type="float">
            <text:p>960.19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60.1" calcext:value-type="float">
            <text:p>960.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60.157" calcext:value-type="float">
            <text:p>960.157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8.748" calcext:value-type="float">
            <text:p>958.7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9.874" calcext:value-type="float">
            <text:p>959.87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7.616" calcext:value-type="float">
            <text:p>957.6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7.854" calcext:value-type="float">
            <text:p>957.85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8.034" calcext:value-type="float">
            <text:p>958.03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62.522" calcext:value-type="float">
            <text:p>962.52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61.765" calcext:value-type="float">
            <text:p>961.7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61.856" calcext:value-type="float">
            <text:p>961.85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64.01" calcext:value-type="float">
            <text:p>964.0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61.848" calcext:value-type="float">
            <text:p>961.84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66" calcext:value-type="float">
            <text:p>47.26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65" calcext:value-type="float">
            <text:p>47.16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73" calcext:value-type="float">
            <text:p>47.17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239" calcext:value-type="float">
            <text:p>47.2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9" calcext:value-type="float">
            <text:p>47.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84" calcext:value-type="float">
            <text:p>34.78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804" calcext:value-type="float">
            <text:p>34.80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841" calcext:value-type="float">
            <text:p>34.84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819" calcext:value-type="float">
            <text:p>34.81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814" calcext:value-type="float">
            <text:p>34.81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306" calcext:value-type="float">
            <text:p>25.3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269" calcext:value-type="float">
            <text:p>25.26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197" calcext:value-type="float">
            <text:p>25.197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249" calcext:value-type="float">
            <text:p>25.24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60.283" calcext:value-type="float">
            <text:p>960.28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58.579" calcext:value-type="float">
            <text:p>958.57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58.624" calcext:value-type="float">
            <text:p>958.62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58.26" calcext:value-type="float">
            <text:p>958.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58.728" calcext:value-type="float">
            <text:p>958.72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8.113" calcext:value-type="float">
            <text:p>958.1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9.534" calcext:value-type="float">
            <text:p>959.53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7.936" calcext:value-type="float">
            <text:p>957.93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8.362" calcext:value-type="float">
            <text:p>958.36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7.122" calcext:value-type="float">
            <text:p>957.1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61.765" calcext:value-type="float">
            <text:p>961.76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61.974" calcext:value-type="float">
            <text:p>961.97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61.816" calcext:value-type="float">
            <text:p>961.8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61.075" calcext:value-type="float">
            <text:p>961.0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61.8" calcext:value-type="float">
            <text:p>961.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15" calcext:value-type="float">
            <text:p>47.21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55" calcext:value-type="float">
            <text:p>47.1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55" calcext:value-type="float">
            <text:p>47.15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61" calcext:value-type="float">
            <text:p>47.1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64" calcext:value-type="float">
            <text:p>47.16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05" calcext:value-type="float">
            <text:p>34.70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694" calcext:value-type="float">
            <text:p>34.69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706" calcext:value-type="float">
            <text:p>34.70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3" calcext:value-type="float">
            <text:p>34.6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633" calcext:value-type="float">
            <text:p>34.6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17" calcext:value-type="float">
            <text:p>25.01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76" calcext:value-type="float">
            <text:p>25.07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48" calcext:value-type="float">
            <text:p>25.04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61" calcext:value-type="float">
            <text:p>25.06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018" calcext:value-type="float">
            <text:p>25.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751.644" calcext:value-type="float">
            <text:p>1751.64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753.902" calcext:value-type="float">
            <text:p>1753.90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753.137" calcext:value-type="float">
            <text:p>1753.1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751.501" calcext:value-type="float">
            <text:p>1751.50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753.13" calcext:value-type="float">
            <text:p>1753.1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740.487" calcext:value-type="float">
            <text:p>1740.48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740.857" calcext:value-type="float">
            <text:p>1740.85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743.624" calcext:value-type="float">
            <text:p>1743.62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746.634" calcext:value-type="float">
            <text:p>1746.6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742.992" calcext:value-type="float">
            <text:p>1742.99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379.369" calcext:value-type="float">
            <text:p>1379.36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381.555" calcext:value-type="float">
            <text:p>1381.55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380.338" calcext:value-type="float">
            <text:p>1380.33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378.008" calcext:value-type="float">
            <text:p>1378.00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387.181" calcext:value-type="float">
            <text:p>1387.18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36" calcext:value-type="float">
            <text:p>47.23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53" calcext:value-type="float">
            <text:p>47.15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99" calcext:value-type="float">
            <text:p>47.19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38" calcext:value-type="float">
            <text:p>47.13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39" calcext:value-type="float">
            <text:p>47.13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05" calcext:value-type="float">
            <text:p>34.7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16" calcext:value-type="float">
            <text:p>34.71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629" calcext:value-type="float">
            <text:p>34.6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705" calcext:value-type="float">
            <text:p>34.70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708" calcext:value-type="float">
            <text:p>34.70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58" calcext:value-type="float">
            <text:p>25.05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35" calcext:value-type="float">
            <text:p>25.0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51" calcext:value-type="float">
            <text:p>25.05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12" calcext:value-type="float">
            <text:p>25.01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083" calcext:value-type="float">
            <text:p>25.08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56.509" calcext:value-type="float">
            <text:p>1556.50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59.723" calcext:value-type="float">
            <text:p>1559.72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63.224" calcext:value-type="float">
            <text:p>1563.22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61.85" calcext:value-type="float">
            <text:p>1561.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60.941" calcext:value-type="float">
            <text:p>1560.94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529.952" calcext:value-type="float">
            <text:p>1529.95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524.926" calcext:value-type="float">
            <text:p>1524.92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523.115" calcext:value-type="float">
            <text:p>1523.1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524.225" calcext:value-type="float">
            <text:p>1524.22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527.048" calcext:value-type="float">
            <text:p>1527.04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172.687" calcext:value-type="float">
            <text:p>1172.68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164.552" calcext:value-type="float">
            <text:p>1164.5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173.098" calcext:value-type="float">
            <text:p>1173.09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162.997" calcext:value-type="float">
            <text:p>1162.99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167.12" calcext:value-type="float">
            <text:p>1167.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22" calcext:value-type="float">
            <text:p>47.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82" calcext:value-type="float">
            <text:p>47.18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73" calcext:value-type="float">
            <text:p>47.17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36" calcext:value-type="float">
            <text:p>47.13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53" calcext:value-type="float">
            <text:p>47.15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09" calcext:value-type="float">
            <text:p>34.7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09" calcext:value-type="float">
            <text:p>34.70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607" calcext:value-type="float">
            <text:p>34.60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52" calcext:value-type="float">
            <text:p>34.6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728" calcext:value-type="float">
            <text:p>34.72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132" calcext:value-type="float">
            <text:p>25.1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32" calcext:value-type="float">
            <text:p>25.0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56" calcext:value-type="float">
            <text:p>25.05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99" calcext:value-type="float">
            <text:p>25.0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993" calcext:value-type="float">
            <text:p>24.99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513.578" calcext:value-type="float">
            <text:p>1513.57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515.052" calcext:value-type="float">
            <text:p>1515.05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515.475" calcext:value-type="float">
            <text:p>1515.4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517.343" calcext:value-type="float">
            <text:p>1517.34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517.202" calcext:value-type="float">
            <text:p>1517.2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473.551" calcext:value-type="float">
            <text:p>1473.55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458.497" calcext:value-type="float">
            <text:p>1458.49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466.033" calcext:value-type="float">
            <text:p>1466.03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473.518" calcext:value-type="float">
            <text:p>1473.5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466.127" calcext:value-type="float">
            <text:p>1466.1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101.619" calcext:value-type="float">
            <text:p>1101.61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104.171" calcext:value-type="float">
            <text:p>1104.17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102.947" calcext:value-type="float">
            <text:p>1102.9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104.418" calcext:value-type="float">
            <text:p>1104.4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187" calcext:value-type="float">
            <text:p>47.18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5" calcext:value-type="float">
            <text:p>47.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86" calcext:value-type="float">
            <text:p>47.1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86" calcext:value-type="float">
            <text:p>47.18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62" calcext:value-type="float">
            <text:p>47.16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2" calcext:value-type="float">
            <text:p>34.7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43" calcext:value-type="float">
            <text:p>34.74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721" calcext:value-type="float">
            <text:p>34.72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705" calcext:value-type="float">
            <text:p>34.70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632" calcext:value-type="float">
            <text:p>34.63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62" calcext:value-type="float">
            <text:p>25.06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4" calcext:value-type="float">
            <text:p>25.0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52" calcext:value-type="float">
            <text:p>25.05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66" calcext:value-type="float">
            <text:p>25.0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075" calcext:value-type="float">
            <text:p>25.07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02.53" calcext:value-type="float">
            <text:p>402.5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02.117" calcext:value-type="float">
            <text:p>402.1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02.383" calcext:value-type="float">
            <text:p>402.3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02.494" calcext:value-type="float">
            <text:p>402.49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02.089" calcext:value-type="float">
            <text:p>402.08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09.04" calcext:value-type="float">
            <text:p>409.0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10.019" calcext:value-type="float">
            <text:p>410.01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09.185" calcext:value-type="float">
            <text:p>409.18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09.709" calcext:value-type="float">
            <text:p>409.70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9.235" calcext:value-type="float">
            <text:p>409.2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10.744" calcext:value-type="float">
            <text:p>410.7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10.364" calcext:value-type="float">
            <text:p>410.36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11.123" calcext:value-type="float">
            <text:p>411.12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10.485" calcext:value-type="float">
            <text:p>410.48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12" calcext:value-type="float">
            <text:p>47.1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25" calcext:value-type="float">
            <text:p>47.1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63" calcext:value-type="float">
            <text:p>47.16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52" calcext:value-type="float">
            <text:p>47.15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82" calcext:value-type="float">
            <text:p>47.1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682" calcext:value-type="float">
            <text:p>34.68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603" calcext:value-type="float">
            <text:p>34.6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66" calcext:value-type="float">
            <text:p>34.6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684" calcext:value-type="float">
            <text:p>34.68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685" calcext:value-type="float">
            <text:p>34.6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36" calcext:value-type="float">
            <text:p>25.0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028" calcext:value-type="float">
            <text:p>25.02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074" calcext:value-type="float">
            <text:p>25.07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081" calcext:value-type="float">
            <text:p>25.08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059" calcext:value-type="float">
            <text:p>25.05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91.988" calcext:value-type="float">
            <text:p>391.98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2.084" calcext:value-type="float">
            <text:p>392.08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1.995" calcext:value-type="float">
            <text:p>391.99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1.726" calcext:value-type="float">
            <text:p>391.7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6.596" calcext:value-type="float">
            <text:p>396.5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6.051" calcext:value-type="float">
            <text:p>396.05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6.089" calcext:value-type="float">
            <text:p>396.08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6.455" calcext:value-type="float">
            <text:p>396.45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6.446" calcext:value-type="float">
            <text:p>396.44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03.162" calcext:value-type="float">
            <text:p>403.162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03.144" calcext:value-type="float">
            <text:p>403.14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03.175" calcext:value-type="float">
            <text:p>403.17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02.259" calcext:value-type="float">
            <text:p>402.25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02.989" calcext:value-type="float">
            <text:p>402.98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193" calcext:value-type="float">
            <text:p>47.19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179" calcext:value-type="float">
            <text:p>47.17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24" calcext:value-type="float">
            <text:p>47.12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2" calcext:value-type="float">
            <text:p>47.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182" calcext:value-type="float">
            <text:p>47.18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674" calcext:value-type="float">
            <text:p>34.67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703" calcext:value-type="float">
            <text:p>34.70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727" calcext:value-type="float">
            <text:p>34.72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708" calcext:value-type="float">
            <text:p>34.70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061" calcext:value-type="float">
            <text:p>25.0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.994" calcext:value-type="float">
            <text:p>24.99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978" calcext:value-type="float">
            <text:p>24.97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988" calcext:value-type="float">
            <text:p>24.9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92.119" calcext:value-type="float">
            <text:p>392.11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1.964" calcext:value-type="float">
            <text:p>391.96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1.775" calcext:value-type="float">
            <text:p>391.77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1.81" calcext:value-type="float">
            <text:p>391.8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1.678" calcext:value-type="float">
            <text:p>391.6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6.089" calcext:value-type="float">
            <text:p>396.0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6.268" calcext:value-type="float">
            <text:p>396.26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6.2" calcext:value-type="float">
            <text:p>396.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.599" calcext:value-type="float">
            <text:p>395.59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6.463" calcext:value-type="float">
            <text:p>396.46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01.885" calcext:value-type="float">
            <text:p>401.88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01.668" calcext:value-type="float">
            <text:p>401.66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01.809" calcext:value-type="float">
            <text:p>401.8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00.983" calcext:value-type="float">
            <text:p>400.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02.226" calcext:value-type="float">
            <text:p>402.22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7.231" calcext:value-type="float">
            <text:p>47.23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7.36" calcext:value-type="float">
            <text:p>47.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7.143" calcext:value-type="float">
            <text:p>47.14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7.181" calcext:value-type="float">
            <text:p>47.18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7.242" calcext:value-type="float">
            <text:p>47.24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4.773" calcext:value-type="float">
            <text:p>34.77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4.783" calcext:value-type="float">
            <text:p>34.78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4.776" calcext:value-type="float">
            <text:p>34.77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4.861" calcext:value-type="float">
            <text:p>34.86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4.865" calcext:value-type="float">
            <text:p>34.86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5.291" calcext:value-type="float">
            <text:p>25.29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5.281" calcext:value-type="float">
            <text:p>25.28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5.286" calcext:value-type="float">
            <text:p>25.28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5.206" calcext:value-type="float">
            <text:p>25.20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5.276" calcext:value-type="float">
            <text:p>25.2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91.303" calcext:value-type="float">
            <text:p>391.30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91.638" calcext:value-type="float">
            <text:p>391.63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95.668" calcext:value-type="float">
            <text:p>395.6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91.475" calcext:value-type="float">
            <text:p>391.47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91.59" calcext:value-type="float">
            <text:p>391.5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6.309" calcext:value-type="float">
            <text:p>396.30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01.116" calcext:value-type="float">
            <text:p>401.11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5.51" calcext:value-type="float">
            <text:p>395.5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5.88" calcext:value-type="float">
            <text:p>395.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01.62" calcext:value-type="float">
            <text:p>401.6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402.432" calcext:value-type="float">
            <text:p>402.4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402.279" calcext:value-type="float">
            <text:p>402.27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407.847" calcext:value-type="float">
            <text:p>407.84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402.101" calcext:value-type="float">
            <text:p>402.1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402.052" calcext:value-type="float">
            <text:p>402.05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89" calcext:value-type="float">
            <text:p>42.789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5" calcext:value-type="float">
            <text:p>42.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646" calcext:value-type="float">
            <text:p>42.646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1" calcext:value-type="float">
            <text:p>42.7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687" calcext:value-type="float">
            <text:p>42.6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487" calcext:value-type="float">
            <text:p>26.48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2" calcext:value-type="float">
            <text:p>26.4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56" calcext:value-type="float">
            <text:p>26.45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38" calcext:value-type="float">
            <text:p>26.4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59" calcext:value-type="float">
            <text:p>26.4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08" calcext:value-type="float">
            <text:p>24.00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014" calcext:value-type="float">
            <text:p>24.0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83" calcext:value-type="float">
            <text:p>23.98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42" calcext:value-type="float">
            <text:p>23.94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5365.923" calcext:value-type="float">
            <text:p>5365.92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5361.778" calcext:value-type="float">
            <text:p>5361.77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5366.954" calcext:value-type="float">
            <text:p>5366.9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5361.79" calcext:value-type="float">
            <text:p>5361.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5353.338" calcext:value-type="float">
            <text:p>5353.33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4577.171" calcext:value-type="float">
            <text:p>4577.171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4569.497" calcext:value-type="float">
            <text:p>4569.49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4588.514" calcext:value-type="float">
            <text:p>4588.5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4572.116" calcext:value-type="float">
            <text:p>4572.1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4571.314" calcext:value-type="float">
            <text:p>4571.3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149.957" calcext:value-type="float">
            <text:p>3149.9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149.201" calcext:value-type="float">
            <text:p>3149.20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150.502" calcext:value-type="float">
            <text:p>3150.50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151.285" calcext:value-type="float">
            <text:p>3151.28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156.336" calcext:value-type="float">
            <text:p>3156.33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35" calcext:value-type="float">
            <text:p>42.7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65" calcext:value-type="float">
            <text:p>42.76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82" calcext:value-type="float">
            <text:p>42.78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48" calcext:value-type="float">
            <text:p>42.74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708" calcext:value-type="float">
            <text:p>42.70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497" calcext:value-type="float">
            <text:p>26.49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66" calcext:value-type="float">
            <text:p>26.46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509" calcext:value-type="float">
            <text:p>26.50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94" calcext:value-type="float">
            <text:p>26.49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4" calcext:value-type="float">
            <text:p>26.4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26" calcext:value-type="float">
            <text:p>24.026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.991" calcext:value-type="float">
            <text:p>23.99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78" calcext:value-type="float">
            <text:p>23.97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04" calcext:value-type="float">
            <text:p>24.00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012" calcext:value-type="float">
            <text:p>24.01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876.927" calcext:value-type="float">
            <text:p>4876.9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803.487" calcext:value-type="float">
            <text:p>4803.48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802.903" calcext:value-type="float">
            <text:p>4802.90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805.732" calcext:value-type="float">
            <text:p>4805.73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803.129" calcext:value-type="float">
            <text:p>4803.1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10.465" calcext:value-type="float">
            <text:p>3910.46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60.61" calcext:value-type="float">
            <text:p>3960.61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16.662" calcext:value-type="float">
            <text:p>3916.6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09.329" calcext:value-type="float">
            <text:p>3909.32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07.504" calcext:value-type="float">
            <text:p>3907.5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24.324" calcext:value-type="float">
            <text:p>2424.32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22.984" calcext:value-type="float">
            <text:p>2422.98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25.339" calcext:value-type="float">
            <text:p>2425.339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25.668" calcext:value-type="float">
            <text:p>2425.66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24.902" calcext:value-type="float">
            <text:p>2424.902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85" calcext:value-type="float">
            <text:p>42.78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58" calcext:value-type="float">
            <text:p>42.75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74" calcext:value-type="float">
            <text:p>42.77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702" calcext:value-type="float">
            <text:p>42.702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11" calcext:value-type="float">
            <text:p>26.51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51" calcext:value-type="float">
            <text:p>26.45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519" calcext:value-type="float">
            <text:p>26.51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61" calcext:value-type="float">
            <text:p>26.46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97" calcext:value-type="float">
            <text:p>26.49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79" calcext:value-type="float">
            <text:p>24.0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.976" calcext:value-type="float">
            <text:p>23.97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8" calcext:value-type="float">
            <text:p>23.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08" calcext:value-type="float">
            <text:p>24.00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71" calcext:value-type="float">
            <text:p>23.97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169.869" calcext:value-type="float">
            <text:p>4169.86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169.866" calcext:value-type="float">
            <text:p>4169.866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169.805" calcext:value-type="float">
            <text:p>4169.8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172.784" calcext:value-type="float">
            <text:p>4172.78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169.531" calcext:value-type="float">
            <text:p>4169.53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221.732" calcext:value-type="float">
            <text:p>3221.73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222.995" calcext:value-type="float">
            <text:p>3222.99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221.781" calcext:value-type="float">
            <text:p>3221.781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222.305" calcext:value-type="float">
            <text:p>3222.30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225.017" calcext:value-type="float">
            <text:p>3225.0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1708.691" calcext:value-type="float">
            <text:p>1708.69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1707.386" calcext:value-type="float">
            <text:p>1707.38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1707.143" calcext:value-type="float">
            <text:p>1707.143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1706.54" calcext:value-type="float">
            <text:p>1706.5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1708.794" calcext:value-type="float">
            <text:p>1708.79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61" calcext:value-type="float">
            <text:p>42.76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86" calcext:value-type="float">
            <text:p>42.786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34" calcext:value-type="float">
            <text:p>42.73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25" calcext:value-type="float">
            <text:p>42.72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691" calcext:value-type="float">
            <text:p>42.69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02" calcext:value-type="float">
            <text:p>26.50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71" calcext:value-type="float">
            <text:p>26.4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517" calcext:value-type="float">
            <text:p>26.5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87" calcext:value-type="float">
            <text:p>26.48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93" calcext:value-type="float">
            <text:p>26.49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.997" calcext:value-type="float">
            <text:p>23.99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05" calcext:value-type="float">
            <text:p>24.0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.003" calcext:value-type="float">
            <text:p>24.00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.963" calcext:value-type="float">
            <text:p>23.96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026" calcext:value-type="float">
            <text:p>24.0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46.393" calcext:value-type="float">
            <text:p>946.39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45.356" calcext:value-type="float">
            <text:p>945.35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48.833" calcext:value-type="float">
            <text:p>948.83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46.034" calcext:value-type="float">
            <text:p>946.03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46.008" calcext:value-type="float">
            <text:p>946.00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3.578" calcext:value-type="float">
            <text:p>953.5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4.142" calcext:value-type="float">
            <text:p>954.14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2.674" calcext:value-type="float">
            <text:p>952.6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3.253" calcext:value-type="float">
            <text:p>953.25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2.978" calcext:value-type="float">
            <text:p>952.9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53.709" calcext:value-type="float">
            <text:p>953.709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54.27" calcext:value-type="float">
            <text:p>954.2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53.857" calcext:value-type="float">
            <text:p>953.85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54.822" calcext:value-type="float">
            <text:p>954.82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53.928" calcext:value-type="float">
            <text:p>953.9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26" calcext:value-type="float">
            <text:p>42.72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81" calcext:value-type="float">
            <text:p>42.78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32" calcext:value-type="float">
            <text:p>42.73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15" calcext:value-type="float">
            <text:p>42.71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69" calcext:value-type="float">
            <text:p>42.6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602" calcext:value-type="float">
            <text:p>26.602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68" calcext:value-type="float">
            <text:p>26.46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84" calcext:value-type="float">
            <text:p>26.48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58" calcext:value-type="float">
            <text:p>26.45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501" calcext:value-type="float">
            <text:p>26.50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17" calcext:value-type="float">
            <text:p>24.0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.988" calcext:value-type="float">
            <text:p>23.98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86" calcext:value-type="float">
            <text:p>23.98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36" calcext:value-type="float">
            <text:p>24.03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71" calcext:value-type="float">
            <text:p>23.9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46.765" calcext:value-type="float">
            <text:p>946.76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46.371" calcext:value-type="float">
            <text:p>946.37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46.486" calcext:value-type="float">
            <text:p>946.48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45.874" calcext:value-type="float">
            <text:p>945.8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47.142" calcext:value-type="float">
            <text:p>947.14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2.649" calcext:value-type="float">
            <text:p>952.64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2.196" calcext:value-type="float">
            <text:p>952.1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3.156" calcext:value-type="float">
            <text:p>953.15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2.568" calcext:value-type="float">
            <text:p>952.56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2.56" calcext:value-type="float">
            <text:p>952.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54.089" calcext:value-type="float">
            <text:p>954.08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53.629" calcext:value-type="float">
            <text:p>953.62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54.458" calcext:value-type="float">
            <text:p>954.458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53.315" calcext:value-type="float">
            <text:p>953.3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55.002" calcext:value-type="float">
            <text:p>955.00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802" calcext:value-type="float">
            <text:p>42.80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58" calcext:value-type="float">
            <text:p>42.75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7" calcext:value-type="float">
            <text:p>42.7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695" calcext:value-type="float">
            <text:p>42.6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729" calcext:value-type="float">
            <text:p>42.72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493" calcext:value-type="float">
            <text:p>26.49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515" calcext:value-type="float">
            <text:p>26.5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89" calcext:value-type="float">
            <text:p>26.489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523" calcext:value-type="float">
            <text:p>26.52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99" calcext:value-type="float">
            <text:p>26.49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33" calcext:value-type="float">
            <text:p>24.03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047" calcext:value-type="float">
            <text:p>24.0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.002" calcext:value-type="float">
            <text:p>24.00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32" calcext:value-type="float">
            <text:p>24.032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001" calcext:value-type="float">
            <text:p>24.00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47.185" calcext:value-type="float">
            <text:p>947.1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46.735" calcext:value-type="float">
            <text:p>946.73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47.363" calcext:value-type="float">
            <text:p>947.36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46.37" calcext:value-type="float">
            <text:p>946.3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45.801" calcext:value-type="float">
            <text:p>945.80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2.03" calcext:value-type="float">
            <text:p>952.0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2.55" calcext:value-type="float">
            <text:p>952.5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3.209" calcext:value-type="float">
            <text:p>953.20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3.211" calcext:value-type="float">
            <text:p>953.21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4.873" calcext:value-type="float">
            <text:p>954.87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53.357" calcext:value-type="float">
            <text:p>953.35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52.558" calcext:value-type="float">
            <text:p>952.55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52.399" calcext:value-type="float">
            <text:p>952.39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52.77" calcext:value-type="float">
            <text:p>952.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53.308" calcext:value-type="float">
            <text:p>953.30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69" calcext:value-type="float">
            <text:p>42.76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9" calcext:value-type="float">
            <text:p>42.7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2" calcext:value-type="float">
            <text:p>42.7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39" calcext:value-type="float">
            <text:p>42.73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785" calcext:value-type="float">
            <text:p>42.785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12" calcext:value-type="float">
            <text:p>26.51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69" calcext:value-type="float">
            <text:p>26.46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92" calcext:value-type="float">
            <text:p>26.49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52" calcext:value-type="float">
            <text:p>26.45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517" calcext:value-type="float">
            <text:p>26.5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23" calcext:value-type="float">
            <text:p>24.02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.964" calcext:value-type="float">
            <text:p>23.96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.954" calcext:value-type="float">
            <text:p>23.95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62" calcext:value-type="float">
            <text:p>23.96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949.458" calcext:value-type="float">
            <text:p>949.45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950.367" calcext:value-type="float">
            <text:p>950.36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949.373" calcext:value-type="float">
            <text:p>949.37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949.575" calcext:value-type="float">
            <text:p>949.57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949.637" calcext:value-type="float">
            <text:p>949.63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955.576" calcext:value-type="float">
            <text:p>955.57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955.195" calcext:value-type="float">
            <text:p>955.19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954.902" calcext:value-type="float">
            <text:p>954.90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955.034" calcext:value-type="float">
            <text:p>955.03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955.293" calcext:value-type="float">
            <text:p>955.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75.746" calcext:value-type="float">
            <text:p>975.746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75.835" calcext:value-type="float">
            <text:p>975.83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75.613" calcext:value-type="float">
            <text:p>975.6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75.387" calcext:value-type="float">
            <text:p>975.38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75.438" calcext:value-type="float">
            <text:p>975.43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56" calcext:value-type="float">
            <text:p>42.75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87" calcext:value-type="float">
            <text:p>42.78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694" calcext:value-type="float">
            <text:p>42.6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22" calcext:value-type="float">
            <text:p>42.72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691" calcext:value-type="float">
            <text:p>42.6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31" calcext:value-type="float">
            <text:p>26.53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66" calcext:value-type="float">
            <text:p>26.46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6" calcext:value-type="float">
            <text:p>26.4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52" calcext:value-type="float">
            <text:p>26.5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42" calcext:value-type="float">
            <text:p>24.04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003" calcext:value-type="float">
            <text:p>24.00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.034" calcext:value-type="float">
            <text:p>24.03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27" calcext:value-type="float">
            <text:p>24.02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89" calcext:value-type="float">
            <text:p>23.98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708.569" calcext:value-type="float">
            <text:p>1708.56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709.918" calcext:value-type="float">
            <text:p>1709.9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709.475" calcext:value-type="float">
            <text:p>1709.47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711.761" calcext:value-type="float">
            <text:p>1711.76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705.732" calcext:value-type="float">
            <text:p>1705.73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392.155" calcext:value-type="float">
            <text:p>1392.15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388.839" calcext:value-type="float">
            <text:p>1388.83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388.393" calcext:value-type="float">
            <text:p>1388.39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393.234" calcext:value-type="float">
            <text:p>1393.23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384.527" calcext:value-type="float">
            <text:p>1384.52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944.789" calcext:value-type="float">
            <text:p>944.78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942.716" calcext:value-type="float">
            <text:p>942.7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946.068" calcext:value-type="float">
            <text:p>946.06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946.191" calcext:value-type="float">
            <text:p>946.19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950.635" calcext:value-type="float">
            <text:p>950.6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69" calcext:value-type="float">
            <text:p>42.76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35" calcext:value-type="float">
            <text:p>42.735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6" calcext:value-type="float">
            <text:p>42.7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29" calcext:value-type="float">
            <text:p>42.72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694" calcext:value-type="float">
            <text:p>42.69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13" calcext:value-type="float">
            <text:p>26.5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502" calcext:value-type="float">
            <text:p>26.50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35" calcext:value-type="float">
            <text:p>26.43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53" calcext:value-type="float">
            <text:p>26.45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42" calcext:value-type="float">
            <text:p>26.44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45" calcext:value-type="float">
            <text:p>24.04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.983" calcext:value-type="float">
            <text:p>23.98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.023" calcext:value-type="float">
            <text:p>24.02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04" calcext:value-type="float">
            <text:p>24.00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41" calcext:value-type="float">
            <text:p>23.941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491.809" calcext:value-type="float">
            <text:p>1491.80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479.648" calcext:value-type="float">
            <text:p>1479.64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484.496" calcext:value-type="float">
            <text:p>1484.49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487.03" calcext:value-type="float">
            <text:p>1487.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485.912" calcext:value-type="float">
            <text:p>1485.91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168.444" calcext:value-type="float">
            <text:p>1168.44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169.802" calcext:value-type="float">
            <text:p>1169.802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170.599" calcext:value-type="float">
            <text:p>1170.59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168.358" calcext:value-type="float">
            <text:p>1168.35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169.926" calcext:value-type="float">
            <text:p>1169.92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710.569" calcext:value-type="float">
            <text:p>710.56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709.39" calcext:value-type="float">
            <text:p>709.3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708.017" calcext:value-type="float">
            <text:p>708.0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709.616" calcext:value-type="float">
            <text:p>709.61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712.7" calcext:value-type="float">
            <text:p>712.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34" calcext:value-type="float">
            <text:p>42.73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82" calcext:value-type="float">
            <text:p>42.78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76" calcext:value-type="float">
            <text:p>42.77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61" calcext:value-type="float">
            <text:p>42.76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682" calcext:value-type="float">
            <text:p>42.68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479" calcext:value-type="float">
            <text:p>26.47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524" calcext:value-type="float">
            <text:p>26.52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8" calcext:value-type="float">
            <text:p>26.4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542" calcext:value-type="float">
            <text:p>26.542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89" calcext:value-type="float">
            <text:p>26.48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22" calcext:value-type="float">
            <text:p>24.02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001" calcext:value-type="float">
            <text:p>24.00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6" calcext:value-type="float">
            <text:p>23.9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3.98" calcext:value-type="float">
            <text:p>23.9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56" calcext:value-type="float">
            <text:p>23.95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1419.195" calcext:value-type="float">
            <text:p>1419.19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1415.586" calcext:value-type="float">
            <text:p>1415.5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1420.916" calcext:value-type="float">
            <text:p>1420.9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1422.536" calcext:value-type="float">
            <text:p>1422.5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1420.58" calcext:value-type="float">
            <text:p>1420.5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1117.827" calcext:value-type="float">
            <text:p>1117.82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1240.742" calcext:value-type="float">
            <text:p>1240.74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1110.961" calcext:value-type="float">
            <text:p>1110.96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1115.754" calcext:value-type="float">
            <text:p>1115.75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1111.651" calcext:value-type="float">
            <text:p>1111.65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645.204" calcext:value-type="float">
            <text:p>645.20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649.777" calcext:value-type="float">
            <text:p>649.77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644.839" calcext:value-type="float">
            <text:p>644.83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650.226" calcext:value-type="float">
            <text:p>650.22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648.271" calcext:value-type="float">
            <text:p>648.271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58" calcext:value-type="float">
            <text:p>42.75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95" calcext:value-type="float">
            <text:p>42.79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3" calcext:value-type="float">
            <text:p>42.7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33" calcext:value-type="float">
            <text:p>42.73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751" calcext:value-type="float">
            <text:p>42.75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14" calcext:value-type="float">
            <text:p>26.5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71" calcext:value-type="float">
            <text:p>26.471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506" calcext:value-type="float">
            <text:p>26.50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502" calcext:value-type="float">
            <text:p>26.50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474" calcext:value-type="float">
            <text:p>26.47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33" calcext:value-type="float">
            <text:p>24.0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.994" calcext:value-type="float">
            <text:p>23.99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86" calcext:value-type="float">
            <text:p>23.98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45" calcext:value-type="float">
            <text:p>24.04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051" calcext:value-type="float">
            <text:p>24.05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2.532" calcext:value-type="float">
            <text:p>382.53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2.303" calcext:value-type="float">
            <text:p>382.30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2.121" calcext:value-type="float">
            <text:p>382.1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2.246" calcext:value-type="float">
            <text:p>382.24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1.665" calcext:value-type="float">
            <text:p>381.6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0.257" calcext:value-type="float">
            <text:p>390.25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0.507" calcext:value-type="float">
            <text:p>390.50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0.163" calcext:value-type="float">
            <text:p>390.16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90.435" calcext:value-type="float">
            <text:p>390.43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0.508" calcext:value-type="float">
            <text:p>390.50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93.112" calcext:value-type="float">
            <text:p>393.11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93.488" calcext:value-type="float">
            <text:p>393.48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93.307" calcext:value-type="float">
            <text:p>393.30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92.858" calcext:value-type="float">
            <text:p>392.85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93.198" calcext:value-type="float">
            <text:p>393.198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47" calcext:value-type="float">
            <text:p>42.7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37" calcext:value-type="float">
            <text:p>42.73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83" calcext:value-type="float">
            <text:p>42.78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686" calcext:value-type="float">
            <text:p>42.68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704" calcext:value-type="float">
            <text:p>42.7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25" calcext:value-type="float">
            <text:p>26.5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75" calcext:value-type="float">
            <text:p>26.4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64" calcext:value-type="float">
            <text:p>26.46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521" calcext:value-type="float">
            <text:p>26.5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538" calcext:value-type="float">
            <text:p>26.5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.981" calcext:value-type="float">
            <text:p>23.98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006" calcext:value-type="float">
            <text:p>24.00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68" calcext:value-type="float">
            <text:p>23.96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57" calcext:value-type="float">
            <text:p>24.05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035" calcext:value-type="float">
            <text:p>24.03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1.274" calcext:value-type="float">
            <text:p>381.27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1.959" calcext:value-type="float">
            <text:p>381.9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1.308" calcext:value-type="float">
            <text:p>381.30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1.21" calcext:value-type="float">
            <text:p>381.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1.367" calcext:value-type="float">
            <text:p>381.36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0.292" calcext:value-type="float">
            <text:p>390.29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0.138" calcext:value-type="float">
            <text:p>390.13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90.403" calcext:value-type="float">
            <text:p>390.40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89.902" calcext:value-type="float">
            <text:p>389.90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0.145" calcext:value-type="float">
            <text:p>390.1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92.532" calcext:value-type="float">
            <text:p>392.5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92.064" calcext:value-type="float">
            <text:p>392.06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93.699" calcext:value-type="float">
            <text:p>393.69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92.697" calcext:value-type="float">
            <text:p>392.69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93.217" calcext:value-type="float">
            <text:p>393.21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52" calcext:value-type="float">
            <text:p>42.75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2" calcext:value-type="float">
            <text:p>42.7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67" calcext:value-type="float">
            <text:p>42.767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28" calcext:value-type="float">
            <text:p>42.72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714" calcext:value-type="float">
            <text:p>42.714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35" calcext:value-type="float">
            <text:p>26.53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517" calcext:value-type="float">
            <text:p>26.51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419" calcext:value-type="float">
            <text:p>26.41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512" calcext:value-type="float">
            <text:p>26.51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4.039" calcext:value-type="float">
            <text:p>24.03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3.971" calcext:value-type="float">
            <text:p>23.97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4.011" calcext:value-type="float">
            <text:p>24.01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35" calcext:value-type="float">
            <text:p>24.03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4.026" calcext:value-type="float">
            <text:p>24.02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1.717" calcext:value-type="float">
            <text:p>381.7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1.801" calcext:value-type="float">
            <text:p>381.80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2.062" calcext:value-type="float">
            <text:p>382.06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1.866" calcext:value-type="float">
            <text:p>381.866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1.752" calcext:value-type="float">
            <text:p>381.75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90.147" calcext:value-type="float">
            <text:p>390.14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90.081" calcext:value-type="float">
            <text:p>390.08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89.605" calcext:value-type="float">
            <text:p>389.6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89.677" calcext:value-type="float">
            <text:p>389.67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89.663" calcext:value-type="float">
            <text:p>389.66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92.259" calcext:value-type="float">
            <text:p>392.25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91.082" calcext:value-type="float">
            <text:p>391.08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91.767" calcext:value-type="float">
            <text:p>391.76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90.837" calcext:value-type="float">
            <text:p>390.83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92.647" calcext:value-type="float">
            <text:p>392.64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42.717" calcext:value-type="float">
            <text:p>42.7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42.709" calcext:value-type="float">
            <text:p>42.70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42.757" calcext:value-type="float">
            <text:p>42.75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42.737" calcext:value-type="float">
            <text:p>42.73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42.692" calcext:value-type="float">
            <text:p>42.69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26.51" calcext:value-type="float">
            <text:p>26.5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26.463" calcext:value-type="float">
            <text:p>26.46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26.515" calcext:value-type="float">
            <text:p>26.5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26.486" calcext:value-type="float">
            <text:p>26.486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26.538" calcext:value-type="float">
            <text:p>26.53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23.999" calcext:value-type="float">
            <text:p>23.99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24.107" calcext:value-type="float">
            <text:p>24.107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23.989" calcext:value-type="float">
            <text:p>23.98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24.005" calcext:value-type="float">
            <text:p>24.00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23.95" calcext:value-type="float">
            <text:p>23.9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1" calcext:value-type="float">
            <text:p>1</text:p>
          </table:table-cell>
          <table:table-cell office:value-type="float" office:value="381.338" calcext:value-type="float">
            <text:p>381.3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2" calcext:value-type="float">
            <text:p>2</text:p>
          </table:table-cell>
          <table:table-cell office:value-type="float" office:value="381.057" calcext:value-type="float">
            <text:p>381.05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3" calcext:value-type="float">
            <text:p>3</text:p>
          </table:table-cell>
          <table:table-cell office:value-type="float" office:value="380.872" calcext:value-type="float">
            <text:p>380.87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4" calcext:value-type="float">
            <text:p>4</text:p>
          </table:table-cell>
          <table:table-cell office:value-type="float" office:value="381.442" calcext:value-type="float">
            <text:p>381.44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1</text:p>
          </table:table-cell>
          <table:table-cell office:value-type="float" office:value="5" calcext:value-type="float">
            <text:p>5</text:p>
          </table:table-cell>
          <table:table-cell office:value-type="float" office:value="381.502" calcext:value-type="float">
            <text:p>381.5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1" calcext:value-type="float">
            <text:p>1</text:p>
          </table:table-cell>
          <table:table-cell office:value-type="float" office:value="389.935" calcext:value-type="float">
            <text:p>389.93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2" calcext:value-type="float">
            <text:p>2</text:p>
          </table:table-cell>
          <table:table-cell office:value-type="float" office:value="389.856" calcext:value-type="float">
            <text:p>389.85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3" calcext:value-type="float">
            <text:p>3</text:p>
          </table:table-cell>
          <table:table-cell office:value-type="float" office:value="389.852" calcext:value-type="float">
            <text:p>389.85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4" calcext:value-type="float">
            <text:p>4</text:p>
          </table:table-cell>
          <table:table-cell office:value-type="float" office:value="389.608" calcext:value-type="float">
            <text:p>389.60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2</text:p>
          </table:table-cell>
          <table:table-cell office:value-type="float" office:value="5" calcext:value-type="float">
            <text:p>5</text:p>
          </table:table-cell>
          <table:table-cell office:value-type="float" office:value="390.029" calcext:value-type="float">
            <text:p>390.02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1" calcext:value-type="float">
            <text:p>1</text:p>
          </table:table-cell>
          <table:table-cell office:value-type="float" office:value="392.314" calcext:value-type="float">
            <text:p>392.31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2" calcext:value-type="float">
            <text:p>2</text:p>
          </table:table-cell>
          <table:table-cell office:value-type="float" office:value="391.353" calcext:value-type="float">
            <text:p>391.35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3" calcext:value-type="float">
            <text:p>3</text:p>
          </table:table-cell>
          <table:table-cell office:value-type="float" office:value="392.499" calcext:value-type="float">
            <text:p>392.49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4" calcext:value-type="float">
            <text:p>4</text:p>
          </table:table-cell>
          <table:table-cell office:value-type="float" office:value="390.564" calcext:value-type="float">
            <text:p>390.56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off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s_3</text:p>
          </table:table-cell>
          <table:table-cell office:value-type="float" office:value="5" calcext:value-type="float">
            <text:p>5</text:p>
          </table:table-cell>
          <table:table-cell office:value-type="float" office:value="392.445" calcext:value-type="float">
            <text:p>392.445</text:p>
          </table:table-cell>
        </table:table-row>
      </table:table>
      <table:table table:name="pivot table" table:style-name="ta1">
        <table:table-column table:style-name="co12" table:default-cell-style-name="ce4"/>
        <table:table-column table:style-name="co12" table:default-cell-style-name="ce10"/>
        <table:table-column table:style-name="co12" table:number-columns-repeated="2" table:default-cell-style-name="ce9"/>
        <table:table-column table:style-name="co12" table:default-cell-style-name="ce16"/>
        <table:table-column table:style-name="co12" table:number-columns-repeated="5" table:default-cell-style-name="ce22"/>
        <table:table-column table:style-name="co12" table:default-cell-style-name="ce28"/>
        <table:table-row table:style-name="ro1">
          <table:table-cell table:style-name="ce1" office:value-type="string" calcext:value-type="string">
            <text:p>Average - duration</text:p>
          </table:table-cell>
          <table:table-cell table:style-name="ce7" table:number-columns-repeated="2"/>
          <table:table-cell table:style-name="ce13"/>
          <table:table-cell table:style-name="ce14" office:value-type="string" calcext:value-type="string">
            <text:p>Data</text:p>
          </table:table-cell>
          <table:table-cell table:style-name="ce20" table:number-columns-repeated="5"/>
          <table:table-cell table:style-name="ce26"/>
        </table:table-row>
        <table:table-row table:style-name="ro1">
          <table:table-cell table:style-name="ce2" office:value-type="string" calcext:value-type="string">
            <text:p>max_workers</text:p>
          </table:table-cell>
          <table:table-cell table:style-name="ce8" office:value-type="string" calcext:value-type="string">
            <text:p>enable_incrementalsort</text:p>
          </table:table-cell>
          <table:table-cell table:style-name="ce8" office:value-type="string" calcext:value-type="string">
            <text:p>ngroups</text:p>
          </table:table-cell>
          <table:table-cell table:style-name="ce8" office:value-type="string" calcext:value-type="string">
            <text:p>table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3893.2912" calcext:value-type="float">
            <text:p>3893.2912</text:p>
          </table:table-cell>
          <table:table-cell office:value-type="float" office:value="3447.4334" calcext:value-type="float">
            <text:p>3447.4334</text:p>
          </table:table-cell>
          <table:table-cell office:value-type="float" office:value="2884.6602" calcext:value-type="float">
            <text:p>2884.6602</text:p>
          </table:table-cell>
          <table:table-cell office:value-type="float" office:value="1043.5766" calcext:value-type="float">
            <text:p>1043.5766</text:p>
          </table:table-cell>
          <table:table-cell office:value-type="float" office:value="1043.086" calcext:value-type="float">
            <text:p>1043.086</text:p>
          </table:table-cell>
          <table:table-cell office:value-type="float" office:value="1045.0152" calcext:value-type="float">
            <text:p>1045.0152</text:p>
          </table:table-cell>
          <table:table-cell office:value-type="float" office:value="1043.066" calcext:value-type="float">
            <text:p>1043.066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4194.845" calcext:value-type="float">
            <text:p>4194.845</text:p>
          </table:table-cell>
          <table:table-cell table:style-name="ce23" office:value-type="float" office:value="3692.8378" calcext:value-type="float">
            <text:p>3692.8378</text:p>
          </table:table-cell>
          <table:table-cell table:style-name="ce23" office:value-type="float" office:value="3081.9158" calcext:value-type="float">
            <text:p>3081.9158</text:p>
          </table:table-cell>
          <table:table-cell table:style-name="ce23" office:value-type="float" office:value="999.0094" calcext:value-type="float">
            <text:p>999.0094</text:p>
          </table:table-cell>
          <table:table-cell table:style-name="ce23" office:value-type="float" office:value="999.443" calcext:value-type="float">
            <text:p>999.443</text:p>
          </table:table-cell>
          <table:table-cell table:style-name="ce23" office:value-type="float" office:value="998.6776" calcext:value-type="float">
            <text:p>998.6776</text:p>
          </table:table-cell>
          <table:table-cell table:style-name="ce29" office:value-type="float" office:value="998.1658" calcext:value-type="float">
            <text:p>998.1658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4815.5252" calcext:value-type="float">
            <text:p>4815.5252</text:p>
          </table:table-cell>
          <table:table-cell table:style-name="ce24" office:value-type="float" office:value="4347.4964" calcext:value-type="float">
            <text:p>4347.4964</text:p>
          </table:table-cell>
          <table:table-cell table:style-name="ce24" office:value-type="float" office:value="3693.8352" calcext:value-type="float">
            <text:p>3693.8352</text:p>
          </table:table-cell>
          <table:table-cell table:style-name="ce24" office:value-type="float" office:value="999.6706" calcext:value-type="float">
            <text:p>999.6706</text:p>
          </table:table-cell>
          <table:table-cell table:style-name="ce24" office:value-type="float" office:value="998.9244" calcext:value-type="float">
            <text:p>998.9244</text:p>
          </table:table-cell>
          <table:table-cell table:style-name="ce24" office:value-type="float" office:value="998.7508" calcext:value-type="float">
            <text:p>998.7508</text:p>
          </table:table-cell>
          <table:table-cell table:style-name="ce30" office:value-type="float" office:value="998.699" calcext:value-type="float">
            <text:p>998.699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4481.382" calcext:value-type="float">
            <text:p>4481.382</text:p>
          </table:table-cell>
          <table:table-cell office:value-type="float" office:value="4112.3312" calcext:value-type="float">
            <text:p>4112.3312</text:p>
          </table:table-cell>
          <table:table-cell office:value-type="float" office:value="3594.3394" calcext:value-type="float">
            <text:p>3594.3394</text:p>
          </table:table-cell>
          <table:table-cell office:value-type="float" office:value="993.3112" calcext:value-type="float">
            <text:p>993.3112</text:p>
          </table:table-cell>
          <table:table-cell office:value-type="float" office:value="993.6716" calcext:value-type="float">
            <text:p>993.6716</text:p>
          </table:table-cell>
          <table:table-cell office:value-type="float" office:value="996.356" calcext:value-type="float">
            <text:p>996.356</text:p>
          </table:table-cell>
          <table:table-cell office:value-type="float" office:value="995.671" calcext:value-type="float">
            <text:p>995.671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5683.7018" calcext:value-type="float">
            <text:p>5683.7018</text:p>
          </table:table-cell>
          <table:table-cell table:style-name="ce23" office:value-type="float" office:value="5149.485" calcext:value-type="float">
            <text:p>5149.485</text:p>
          </table:table-cell>
          <table:table-cell table:style-name="ce23" office:value-type="float" office:value="4515.087" calcext:value-type="float">
            <text:p>4515.087</text:p>
          </table:table-cell>
          <table:table-cell table:style-name="ce23" office:value-type="float" office:value="964.5814" calcext:value-type="float">
            <text:p>964.5814</text:p>
          </table:table-cell>
          <table:table-cell table:style-name="ce23" office:value-type="float" office:value="965.4178" calcext:value-type="float">
            <text:p>965.4178</text:p>
          </table:table-cell>
          <table:table-cell table:style-name="ce23" office:value-type="float" office:value="967.1842" calcext:value-type="float">
            <text:p>967.1842</text:p>
          </table:table-cell>
          <table:table-cell table:style-name="ce29" office:value-type="float" office:value="967.8572" calcext:value-type="float">
            <text:p>967.857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6540.8974" calcext:value-type="float">
            <text:p>6540.8974</text:p>
          </table:table-cell>
          <table:table-cell table:style-name="ce24" office:value-type="float" office:value="5920.9426" calcext:value-type="float">
            <text:p>5920.9426</text:p>
          </table:table-cell>
          <table:table-cell table:style-name="ce24" office:value-type="float" office:value="5276.442" calcext:value-type="float">
            <text:p>5276.442</text:p>
          </table:table-cell>
          <table:table-cell table:style-name="ce24" office:value-type="float" office:value="982.383" calcext:value-type="float">
            <text:p>982.383</text:p>
          </table:table-cell>
          <table:table-cell table:style-name="ce24" office:value-type="float" office:value="982.4206" calcext:value-type="float">
            <text:p>982.4206</text:p>
          </table:table-cell>
          <table:table-cell table:style-name="ce24" office:value-type="float" office:value="1005.2492" calcext:value-type="float">
            <text:p>1005.2492</text:p>
          </table:table-cell>
          <table:table-cell table:style-name="ce30" office:value-type="float" office:value="1005.3874" calcext:value-type="float">
            <text:p>1005.3874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5223.961" calcext:value-type="float">
            <text:p>5223.961</text:p>
          </table:table-cell>
          <table:table-cell office:value-type="float" office:value="4760.1334" calcext:value-type="float">
            <text:p>4760.1334</text:p>
          </table:table-cell>
          <table:table-cell office:value-type="float" office:value="4165.467" calcext:value-type="float">
            <text:p>4165.467</text:p>
          </table:table-cell>
          <table:table-cell office:value-type="float" office:value="960.6898" calcext:value-type="float">
            <text:p>960.6898</text:p>
          </table:table-cell>
          <table:table-cell office:value-type="float" office:value="960.2352" calcext:value-type="float">
            <text:p>960.2352</text:p>
          </table:table-cell>
          <table:table-cell office:value-type="float" office:value="960.4606" calcext:value-type="float">
            <text:p>960.4606</text:p>
          </table:table-cell>
          <table:table-cell office:value-type="float" office:value="958.8948" calcext:value-type="float">
            <text:p>958.8948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5583.0326" calcext:value-type="float">
            <text:p>5583.0326</text:p>
          </table:table-cell>
          <table:table-cell table:style-name="ce23" office:value-type="float" office:value="4936.2796" calcext:value-type="float">
            <text:p>4936.2796</text:p>
          </table:table-cell>
          <table:table-cell table:style-name="ce23" office:value-type="float" office:value="4265.0988" calcext:value-type="float">
            <text:p>4265.0988</text:p>
          </table:table-cell>
          <table:table-cell table:style-name="ce23" office:value-type="float" office:value="958.3348" calcext:value-type="float">
            <text:p>958.3348</text:p>
          </table:table-cell>
          <table:table-cell table:style-name="ce23" office:value-type="float" office:value="958.505" calcext:value-type="float">
            <text:p>958.505</text:p>
          </table:table-cell>
          <table:table-cell table:style-name="ce23" office:value-type="float" office:value="958.4252" calcext:value-type="float">
            <text:p>958.4252</text:p>
          </table:table-cell>
          <table:table-cell table:style-name="ce29" office:value-type="float" office:value="958.2134" calcext:value-type="float">
            <text:p>958.2134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4542.8566" calcext:value-type="float">
            <text:p>4542.8566</text:p>
          </table:table-cell>
          <table:table-cell table:style-name="ce24" office:value-type="float" office:value="3885.5506" calcext:value-type="float">
            <text:p>3885.5506</text:p>
          </table:table-cell>
          <table:table-cell table:style-name="ce24" office:value-type="float" office:value="3202.9726" calcext:value-type="float">
            <text:p>3202.9726</text:p>
          </table:table-cell>
          <table:table-cell table:style-name="ce24" office:value-type="float" office:value="962.902" calcext:value-type="float">
            <text:p>962.902</text:p>
          </table:table-cell>
          <table:table-cell table:style-name="ce24" office:value-type="float" office:value="962.5996" calcext:value-type="float">
            <text:p>962.5996</text:p>
          </table:table-cell>
          <table:table-cell table:style-name="ce24" office:value-type="float" office:value="962.4002" calcext:value-type="float">
            <text:p>962.4002</text:p>
          </table:table-cell>
          <table:table-cell table:style-name="ce30" office:value-type="float" office:value="961.686" calcext:value-type="float">
            <text:p>961.686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5361.9566" calcext:value-type="float">
            <text:p>5361.9566</text:p>
          </table:table-cell>
          <table:table-cell office:value-type="float" office:value="4818.4356" calcext:value-type="float">
            <text:p>4818.4356</text:p>
          </table:table-cell>
          <table:table-cell office:value-type="float" office:value="4170.371" calcext:value-type="float">
            <text:p>4170.371</text:p>
          </table:table-cell>
          <table:table-cell office:value-type="float" office:value="946.5248" calcext:value-type="float">
            <text:p>946.5248</text:p>
          </table:table-cell>
          <table:table-cell office:value-type="float" office:value="946.5276" calcext:value-type="float">
            <text:p>946.5276</text:p>
          </table:table-cell>
          <table:table-cell office:value-type="float" office:value="946.6908" calcext:value-type="float">
            <text:p>946.6908</text:p>
          </table:table-cell>
          <table:table-cell office:value-type="float" office:value="949.682" calcext:value-type="float">
            <text:p>949.68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4575.7224" calcext:value-type="float">
            <text:p>4575.7224</text:p>
          </table:table-cell>
          <table:table-cell table:style-name="ce23" office:value-type="float" office:value="3920.914" calcext:value-type="float">
            <text:p>3920.914</text:p>
          </table:table-cell>
          <table:table-cell table:style-name="ce23" office:value-type="float" office:value="3222.766" calcext:value-type="float">
            <text:p>3222.766</text:p>
          </table:table-cell>
          <table:table-cell table:style-name="ce23" office:value-type="float" office:value="953.325" calcext:value-type="float">
            <text:p>953.325</text:p>
          </table:table-cell>
          <table:table-cell table:style-name="ce23" office:value-type="float" office:value="952.6258" calcext:value-type="float">
            <text:p>952.6258</text:p>
          </table:table-cell>
          <table:table-cell table:style-name="ce23" office:value-type="float" office:value="953.1746" calcext:value-type="float">
            <text:p>953.1746</text:p>
          </table:table-cell>
          <table:table-cell table:style-name="ce29" office:value-type="float" office:value="955.2" calcext:value-type="float">
            <text:p>955.2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18" office:value-type="float" office:value="3151.4562" calcext:value-type="float">
            <text:p>3151.4562</text:p>
          </table:table-cell>
          <table:table-cell table:style-name="ce24" office:value-type="float" office:value="2424.6434" calcext:value-type="float">
            <text:p>2424.6434</text:p>
          </table:table-cell>
          <table:table-cell table:style-name="ce24" office:value-type="float" office:value="1707.7108" calcext:value-type="float">
            <text:p>1707.7108</text:p>
          </table:table-cell>
          <table:table-cell table:style-name="ce24" office:value-type="float" office:value="954.1172" calcext:value-type="float">
            <text:p>954.1172</text:p>
          </table:table-cell>
          <table:table-cell table:style-name="ce24" office:value-type="float" office:value="954.0986" calcext:value-type="float">
            <text:p>954.0986</text:p>
          </table:table-cell>
          <table:table-cell table:style-name="ce24" office:value-type="float" office:value="952.8784" calcext:value-type="float">
            <text:p>952.8784</text:p>
          </table:table-cell>
          <table:table-cell table:style-name="ce30" office:value-type="float" office:value="975.6038" calcext:value-type="float">
            <text:p>975.6038</text:p>
          </table:table-cell>
        </table:table-row>
        <table:table-row table:style-name="ro1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159.5952" calcext:value-type="float">
            <text:p>159.5952</text:p>
          </table:table-cell>
          <table:table-cell office:value-type="float" office:value="169.8868" calcext:value-type="float">
            <text:p>169.8868</text:p>
          </table:table-cell>
          <table:table-cell office:value-type="float" office:value="181.0306" calcext:value-type="float">
            <text:p>181.0306</text:p>
          </table:table-cell>
          <table:table-cell office:value-type="float" office:value="193.0498" calcext:value-type="float">
            <text:p>193.0498</text:p>
          </table:table-cell>
          <table:table-cell office:value-type="float" office:value="155.7218" calcext:value-type="float">
            <text:p>155.7218</text:p>
          </table:table-cell>
          <table:table-cell office:value-type="float" office:value="155.686" calcext:value-type="float">
            <text:p>155.686</text:p>
          </table:table-cell>
          <table:table-cell office:value-type="float" office:value="155.6766" calcext:value-type="float">
            <text:p>155.6766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53.0244" calcext:value-type="float">
            <text:p>53.0244</text:p>
          </table:table-cell>
          <table:table-cell table:style-name="ce23" office:value-type="float" office:value="42.1654" calcext:value-type="float">
            <text:p>42.1654</text:p>
          </table:table-cell>
          <table:table-cell table:style-name="ce23" office:value-type="float" office:value="42.1802" calcext:value-type="float">
            <text:p>42.1802</text:p>
          </table:table-cell>
          <table:table-cell table:style-name="ce23" office:value-type="float" office:value="42.1756" calcext:value-type="float">
            <text:p>42.1756</text:p>
          </table:table-cell>
          <table:table-cell table:style-name="ce23" office:value-type="float" office:value="42.221" calcext:value-type="float">
            <text:p>42.221</text:p>
          </table:table-cell>
          <table:table-cell table:style-name="ce23" office:value-type="float" office:value="42.3086" calcext:value-type="float">
            <text:p>42.3086</text:p>
          </table:table-cell>
          <table:table-cell table:style-name="ce29" office:value-type="float" office:value="42.156" calcext:value-type="float">
            <text:p>42.156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6.5978" calcext:value-type="float">
            <text:p>36.5978</text:p>
          </table:table-cell>
          <table:table-cell table:style-name="ce24" office:value-type="float" office:value="36.582" calcext:value-type="float">
            <text:p>36.582</text:p>
          </table:table-cell>
          <table:table-cell table:style-name="ce24" office:value-type="float" office:value="36.5894" calcext:value-type="float">
            <text:p>36.5894</text:p>
          </table:table-cell>
          <table:table-cell table:style-name="ce24" office:value-type="float" office:value="36.5888" calcext:value-type="float">
            <text:p>36.5888</text:p>
          </table:table-cell>
          <table:table-cell table:style-name="ce24" office:value-type="float" office:value="36.5814" calcext:value-type="float">
            <text:p>36.5814</text:p>
          </table:table-cell>
          <table:table-cell table:style-name="ce24" office:value-type="float" office:value="36.5996" calcext:value-type="float">
            <text:p>36.5996</text:p>
          </table:table-cell>
          <table:table-cell table:style-name="ce30" office:value-type="float" office:value="36.5868" calcext:value-type="float">
            <text:p>36.586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71.5046" calcext:value-type="float">
            <text:p>71.5046</text:p>
          </table:table-cell>
          <table:table-cell office:value-type="float" office:value="71.7006" calcext:value-type="float">
            <text:p>71.7006</text:p>
          </table:table-cell>
          <table:table-cell office:value-type="float" office:value="63.284" calcext:value-type="float">
            <text:p>63.284</text:p>
          </table:table-cell>
          <table:table-cell office:value-type="float" office:value="63.2454" calcext:value-type="float">
            <text:p>63.2454</text:p>
          </table:table-cell>
          <table:table-cell office:value-type="float" office:value="63.2828" calcext:value-type="float">
            <text:p>63.2828</text:p>
          </table:table-cell>
          <table:table-cell office:value-type="float" office:value="63.2072" calcext:value-type="float">
            <text:p>63.2072</text:p>
          </table:table-cell>
          <table:table-cell office:value-type="float" office:value="63.3142" calcext:value-type="float">
            <text:p>63.314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41.8582" calcext:value-type="float">
            <text:p>41.8582</text:p>
          </table:table-cell>
          <table:table-cell table:style-name="ce23" office:value-type="float" office:value="41.8528" calcext:value-type="float">
            <text:p>41.8528</text:p>
          </table:table-cell>
          <table:table-cell table:style-name="ce23" office:value-type="float" office:value="41.8566" calcext:value-type="float">
            <text:p>41.8566</text:p>
          </table:table-cell>
          <table:table-cell table:style-name="ce23" office:value-type="float" office:value="41.845" calcext:value-type="float">
            <text:p>41.845</text:p>
          </table:table-cell>
          <table:table-cell table:style-name="ce23" office:value-type="float" office:value="41.8472" calcext:value-type="float">
            <text:p>41.8472</text:p>
          </table:table-cell>
          <table:table-cell table:style-name="ce23" office:value-type="float" office:value="41.8378" calcext:value-type="float">
            <text:p>41.8378</text:p>
          </table:table-cell>
          <table:table-cell table:style-name="ce29" office:value-type="float" office:value="41.8556" calcext:value-type="float">
            <text:p>41.8556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7.5526" calcext:value-type="float">
            <text:p>37.5526</text:p>
          </table:table-cell>
          <table:table-cell table:style-name="ce24" office:value-type="float" office:value="37.5648" calcext:value-type="float">
            <text:p>37.5648</text:p>
          </table:table-cell>
          <table:table-cell table:style-name="ce24" office:value-type="float" office:value="37.561" calcext:value-type="float">
            <text:p>37.561</text:p>
          </table:table-cell>
          <table:table-cell table:style-name="ce24" office:value-type="float" office:value="37.544" calcext:value-type="float">
            <text:p>37.544</text:p>
          </table:table-cell>
          <table:table-cell table:style-name="ce24" office:value-type="float" office:value="37.906" calcext:value-type="float">
            <text:p>37.906</text:p>
          </table:table-cell>
          <table:table-cell table:style-name="ce24" office:value-type="float" office:value="37.5418" calcext:value-type="float">
            <text:p>37.5418</text:p>
          </table:table-cell>
          <table:table-cell table:style-name="ce30" office:value-type="float" office:value="37.5622" calcext:value-type="float">
            <text:p>37.562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7.1696" calcext:value-type="float">
            <text:p>47.1696</text:p>
          </table:table-cell>
          <table:table-cell office:value-type="float" office:value="47.2006" calcext:value-type="float">
            <text:p>47.2006</text:p>
          </table:table-cell>
          <table:table-cell office:value-type="float" office:value="47.1654" calcext:value-type="float">
            <text:p>47.1654</text:p>
          </table:table-cell>
          <table:table-cell office:value-type="float" office:value="47.1688" calcext:value-type="float">
            <text:p>47.1688</text:p>
          </table:table-cell>
          <table:table-cell office:value-type="float" office:value="47.1762" calcext:value-type="float">
            <text:p>47.1762</text:p>
          </table:table-cell>
          <table:table-cell office:value-type="float" office:value="47.1476" calcext:value-type="float">
            <text:p>47.1476</text:p>
          </table:table-cell>
          <table:table-cell office:value-type="float" office:value="47.2066" calcext:value-type="float">
            <text:p>47.2066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4.6924" calcext:value-type="float">
            <text:p>34.6924</text:p>
          </table:table-cell>
          <table:table-cell table:style-name="ce23" office:value-type="float" office:value="34.8002" calcext:value-type="float">
            <text:p>34.8002</text:p>
          </table:table-cell>
          <table:table-cell table:style-name="ce23" office:value-type="float" office:value="34.6718" calcext:value-type="float">
            <text:p>34.6718</text:p>
          </table:table-cell>
          <table:table-cell table:style-name="ce23" office:value-type="float" office:value="34.6986" calcext:value-type="float">
            <text:p>34.6986</text:p>
          </table:table-cell>
          <table:table-cell table:style-name="ce23" office:value-type="float" office:value="34.6818" calcext:value-type="float">
            <text:p>34.6818</text:p>
          </table:table-cell>
          <table:table-cell table:style-name="ce23" office:value-type="float" office:value="34.6564" calcext:value-type="float">
            <text:p>34.6564</text:p>
          </table:table-cell>
          <table:table-cell table:style-name="ce29" office:value-type="float" office:value="34.8124" calcext:value-type="float">
            <text:p>34.8124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25.0274" calcext:value-type="float">
            <text:p>25.0274</text:p>
          </table:table-cell>
          <table:table-cell table:style-name="ce24" office:value-type="float" office:value="25.2672" calcext:value-type="float">
            <text:p>25.2672</text:p>
          </table:table-cell>
          <table:table-cell table:style-name="ce24" office:value-type="float" office:value="25.028" calcext:value-type="float">
            <text:p>25.028</text:p>
          </table:table-cell>
          <table:table-cell table:style-name="ce24" office:value-type="float" office:value="25.03" calcext:value-type="float">
            <text:p>25.03</text:p>
          </table:table-cell>
          <table:table-cell table:style-name="ce24" office:value-type="float" office:value="25.0368" calcext:value-type="float">
            <text:p>25.0368</text:p>
          </table:table-cell>
          <table:table-cell table:style-name="ce24" office:value-type="float" office:value="25.0316" calcext:value-type="float">
            <text:p>25.0316</text:p>
          </table:table-cell>
          <table:table-cell table:style-name="ce30" office:value-type="float" office:value="25.2522" calcext:value-type="float">
            <text:p>25.252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2.7164" calcext:value-type="float">
            <text:p>42.7164</text:p>
          </table:table-cell>
          <table:table-cell office:value-type="float" office:value="42.7476" calcext:value-type="float">
            <text:p>42.7476</text:p>
          </table:table-cell>
          <table:table-cell office:value-type="float" office:value="42.7498" calcext:value-type="float">
            <text:p>42.7498</text:p>
          </table:table-cell>
          <table:table-cell office:value-type="float" office:value="42.7394" calcext:value-type="float">
            <text:p>42.7394</text:p>
          </table:table-cell>
          <table:table-cell office:value-type="float" office:value="42.7288" calcext:value-type="float">
            <text:p>42.7288</text:p>
          </table:table-cell>
          <table:table-cell office:value-type="float" office:value="42.7508" calcext:value-type="float">
            <text:p>42.7508</text:p>
          </table:table-cell>
          <table:table-cell office:value-type="float" office:value="42.7606" calcext:value-type="float">
            <text:p>42.7606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26.452" calcext:value-type="float">
            <text:p>26.452</text:p>
          </table:table-cell>
          <table:table-cell table:style-name="ce23" office:value-type="float" office:value="26.4812" calcext:value-type="float">
            <text:p>26.4812</text:p>
          </table:table-cell>
          <table:table-cell table:style-name="ce23" office:value-type="float" office:value="26.4878" calcext:value-type="float">
            <text:p>26.4878</text:p>
          </table:table-cell>
          <table:table-cell table:style-name="ce23" office:value-type="float" office:value="26.494" calcext:value-type="float">
            <text:p>26.494</text:p>
          </table:table-cell>
          <table:table-cell table:style-name="ce23" office:value-type="float" office:value="26.5026" calcext:value-type="float">
            <text:p>26.5026</text:p>
          </table:table-cell>
          <table:table-cell table:style-name="ce23" office:value-type="float" office:value="26.5038" calcext:value-type="float">
            <text:p>26.5038</text:p>
          </table:table-cell>
          <table:table-cell table:style-name="ce29" office:value-type="float" office:value="26.4884" calcext:value-type="float">
            <text:p>26.4884</text:p>
          </table:table-cell>
        </table:table-row>
        <table:table-row table:style-name="ro1">
          <table:table-cell table:style-name="ce5"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18" office:value-type="float" office:value="23.9994" calcext:value-type="float">
            <text:p>23.9994</text:p>
          </table:table-cell>
          <table:table-cell table:style-name="ce24" office:value-type="float" office:value="24.0022" calcext:value-type="float">
            <text:p>24.0022</text:p>
          </table:table-cell>
          <table:table-cell table:style-name="ce24" office:value-type="float" office:value="24.0028" calcext:value-type="float">
            <text:p>24.0028</text:p>
          </table:table-cell>
          <table:table-cell table:style-name="ce24" office:value-type="float" office:value="24.0078" calcext:value-type="float">
            <text:p>24.0078</text:p>
          </table:table-cell>
          <table:table-cell table:style-name="ce24" office:value-type="float" office:value="23.9996" calcext:value-type="float">
            <text:p>23.9996</text:p>
          </table:table-cell>
          <table:table-cell table:style-name="ce24" office:value-type="float" office:value="24.023" calcext:value-type="float">
            <text:p>24.023</text:p>
          </table:table-cell>
          <table:table-cell table:style-name="ce30" office:value-type="float" office:value="23.9726" calcext:value-type="float">
            <text:p>23.9726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1434.26" calcext:value-type="float">
            <text:p>1434.26</text:p>
          </table:table-cell>
          <table:table-cell office:value-type="float" office:value="1254.6666" calcext:value-type="float">
            <text:p>1254.6666</text:p>
          </table:table-cell>
          <table:table-cell office:value-type="float" office:value="1203.9018" calcext:value-type="float">
            <text:p>1203.9018</text:p>
          </table:table-cell>
          <table:table-cell office:value-type="float" office:value="437.2776" calcext:value-type="float">
            <text:p>437.2776</text:p>
          </table:table-cell>
          <table:table-cell office:value-type="float" office:value="437.1532" calcext:value-type="float">
            <text:p>437.1532</text:p>
          </table:table-cell>
          <table:table-cell office:value-type="float" office:value="437.0618" calcext:value-type="float">
            <text:p>437.0618</text:p>
          </table:table-cell>
          <table:table-cell office:value-type="float" office:value="447.826" calcext:value-type="float">
            <text:p>447.826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1473.1686" calcext:value-type="float">
            <text:p>1473.1686</text:p>
          </table:table-cell>
          <table:table-cell table:style-name="ce23" office:value-type="float" office:value="1289.6086" calcext:value-type="float">
            <text:p>1289.6086</text:p>
          </table:table-cell>
          <table:table-cell table:style-name="ce23" office:value-type="float" office:value="1274.7614" calcext:value-type="float">
            <text:p>1274.7614</text:p>
          </table:table-cell>
          <table:table-cell table:style-name="ce23" office:value-type="float" office:value="438.3056" calcext:value-type="float">
            <text:p>438.3056</text:p>
          </table:table-cell>
          <table:table-cell table:style-name="ce23" office:value-type="float" office:value="438.031" calcext:value-type="float">
            <text:p>438.031</text:p>
          </table:table-cell>
          <table:table-cell table:style-name="ce23" office:value-type="float" office:value="437.35" calcext:value-type="float">
            <text:p>437.35</text:p>
          </table:table-cell>
          <table:table-cell table:style-name="ce29" office:value-type="float" office:value="451.5414" calcext:value-type="float">
            <text:p>451.5414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1601.5652" calcext:value-type="float">
            <text:p>1601.5652</text:p>
          </table:table-cell>
          <table:table-cell table:style-name="ce24" office:value-type="float" office:value="1417.1334" calcext:value-type="float">
            <text:p>1417.1334</text:p>
          </table:table-cell>
          <table:table-cell table:style-name="ce24" office:value-type="float" office:value="1395.7314" calcext:value-type="float">
            <text:p>1395.7314</text:p>
          </table:table-cell>
          <table:table-cell table:style-name="ce24" office:value-type="float" office:value="433.9802" calcext:value-type="float">
            <text:p>433.9802</text:p>
          </table:table-cell>
          <table:table-cell table:style-name="ce24" office:value-type="float" office:value="433.5602" calcext:value-type="float">
            <text:p>433.5602</text:p>
          </table:table-cell>
          <table:table-cell table:style-name="ce24" office:value-type="float" office:value="433.3982" calcext:value-type="float">
            <text:p>433.3982</text:p>
          </table:table-cell>
          <table:table-cell table:style-name="ce30" office:value-type="float" office:value="446.9512" calcext:value-type="float">
            <text:p>446.9512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1590.2508" calcext:value-type="float">
            <text:p>1590.2508</text:p>
          </table:table-cell>
          <table:table-cell office:value-type="float" office:value="1425.1656" calcext:value-type="float">
            <text:p>1425.1656</text:p>
          </table:table-cell>
          <table:table-cell office:value-type="float" office:value="1388.1228" calcext:value-type="float">
            <text:p>1388.1228</text:p>
          </table:table-cell>
          <table:table-cell office:value-type="float" office:value="422.3532" calcext:value-type="float">
            <text:p>422.3532</text:p>
          </table:table-cell>
          <table:table-cell office:value-type="float" office:value="421.8464" calcext:value-type="float">
            <text:p>421.8464</text:p>
          </table:table-cell>
          <table:table-cell office:value-type="float" office:value="421.9324" calcext:value-type="float">
            <text:p>421.9324</text:p>
          </table:table-cell>
          <table:table-cell office:value-type="float" office:value="421.872" calcext:value-type="float">
            <text:p>421.87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1853.3214" calcext:value-type="float">
            <text:p>1853.3214</text:p>
          </table:table-cell>
          <table:table-cell table:style-name="ce23" office:value-type="float" office:value="1668.2094" calcext:value-type="float">
            <text:p>1668.2094</text:p>
          </table:table-cell>
          <table:table-cell table:style-name="ce23" office:value-type="float" office:value="1641.1026" calcext:value-type="float">
            <text:p>1641.1026</text:p>
          </table:table-cell>
          <table:table-cell table:style-name="ce23" office:value-type="float" office:value="400.1818" calcext:value-type="float">
            <text:p>400.1818</text:p>
          </table:table-cell>
          <table:table-cell table:style-name="ce23" office:value-type="float" office:value="400.2134" calcext:value-type="float">
            <text:p>400.2134</text:p>
          </table:table-cell>
          <table:table-cell table:style-name="ce23" office:value-type="float" office:value="400.0296" calcext:value-type="float">
            <text:p>400.0296</text:p>
          </table:table-cell>
          <table:table-cell table:style-name="ce29" office:value-type="float" office:value="399.7746" calcext:value-type="float">
            <text:p>399.7746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2058.3436" calcext:value-type="float">
            <text:p>2058.3436</text:p>
          </table:table-cell>
          <table:table-cell table:style-name="ce24" office:value-type="float" office:value="1849.6354" calcext:value-type="float">
            <text:p>1849.6354</text:p>
          </table:table-cell>
          <table:table-cell table:style-name="ce24" office:value-type="float" office:value="1782.359" calcext:value-type="float">
            <text:p>1782.359</text:p>
          </table:table-cell>
          <table:table-cell table:style-name="ce24" office:value-type="float" office:value="421.0914" calcext:value-type="float">
            <text:p>421.0914</text:p>
          </table:table-cell>
          <table:table-cell table:style-name="ce24" office:value-type="float" office:value="421.0216" calcext:value-type="float">
            <text:p>421.0216</text:p>
          </table:table-cell>
          <table:table-cell table:style-name="ce24" office:value-type="float" office:value="420.5994" calcext:value-type="float">
            <text:p>420.5994</text:p>
          </table:table-cell>
          <table:table-cell table:style-name="ce30" office:value-type="float" office:value="419.9052" calcext:value-type="float">
            <text:p>419.9052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1752.6628" calcext:value-type="float">
            <text:p>1752.6628</text:p>
          </table:table-cell>
          <table:table-cell office:value-type="float" office:value="1560.4494" calcext:value-type="float">
            <text:p>1560.4494</text:p>
          </table:table-cell>
          <table:table-cell office:value-type="float" office:value="1515.73" calcext:value-type="float">
            <text:p>1515.73</text:p>
          </table:table-cell>
          <table:table-cell office:value-type="float" office:value="402.3226" calcext:value-type="float">
            <text:p>402.3226</text:p>
          </table:table-cell>
          <table:table-cell office:value-type="float" office:value="391.9506" calcext:value-type="float">
            <text:p>391.9506</text:p>
          </table:table-cell>
          <table:table-cell office:value-type="float" office:value="391.8692" calcext:value-type="float">
            <text:p>391.8692</text:p>
          </table:table-cell>
          <table:table-cell office:value-type="float" office:value="392.3348" calcext:value-type="float">
            <text:p>392.3348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1742.9188" calcext:value-type="float">
            <text:p>1742.9188</text:p>
          </table:table-cell>
          <table:table-cell table:style-name="ce23" office:value-type="float" office:value="1525.8532" calcext:value-type="float">
            <text:p>1525.8532</text:p>
          </table:table-cell>
          <table:table-cell table:style-name="ce23" office:value-type="float" office:value="1467.5452" calcext:value-type="float">
            <text:p>1467.5452</text:p>
          </table:table-cell>
          <table:table-cell table:style-name="ce23" office:value-type="float" office:value="409.4376" calcext:value-type="float">
            <text:p>409.4376</text:p>
          </table:table-cell>
          <table:table-cell table:style-name="ce23" office:value-type="float" office:value="396.3274" calcext:value-type="float">
            <text:p>396.3274</text:p>
          </table:table-cell>
          <table:table-cell table:style-name="ce23" office:value-type="float" office:value="396.1238" calcext:value-type="float">
            <text:p>396.1238</text:p>
          </table:table-cell>
          <table:table-cell table:style-name="ce29" office:value-type="float" office:value="398.087" calcext:value-type="float">
            <text:p>398.087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1381.2902" calcext:value-type="float">
            <text:p>1381.2902</text:p>
          </table:table-cell>
          <table:table-cell table:style-name="ce24" office:value-type="float" office:value="1168.0908" calcext:value-type="float">
            <text:p>1168.0908</text:p>
          </table:table-cell>
          <table:table-cell table:style-name="ce24" office:value-type="float" office:value="1102.831" calcext:value-type="float">
            <text:p>1102.831</text:p>
          </table:table-cell>
          <table:table-cell table:style-name="ce24" office:value-type="float" office:value="410.5432" calcext:value-type="float">
            <text:p>410.5432</text:p>
          </table:table-cell>
          <table:table-cell table:style-name="ce24" office:value-type="float" office:value="402.9458" calcext:value-type="float">
            <text:p>402.9458</text:p>
          </table:table-cell>
          <table:table-cell table:style-name="ce24" office:value-type="float" office:value="401.7142" calcext:value-type="float">
            <text:p>401.7142</text:p>
          </table:table-cell>
          <table:table-cell table:style-name="ce30" office:value-type="float" office:value="403.3422" calcext:value-type="float">
            <text:p>403.3422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1709.091" calcext:value-type="float">
            <text:p>1709.091</text:p>
          </table:table-cell>
          <table:table-cell office:value-type="float" office:value="1485.779" calcext:value-type="float">
            <text:p>1485.779</text:p>
          </table:table-cell>
          <table:table-cell office:value-type="float" office:value="1419.7626" calcext:value-type="float">
            <text:p>1419.7626</text:p>
          </table:table-cell>
          <table:table-cell office:value-type="float" office:value="382.1734" calcext:value-type="float">
            <text:p>382.1734</text:p>
          </table:table-cell>
          <table:table-cell office:value-type="float" office:value="381.4236" calcext:value-type="float">
            <text:p>381.4236</text:p>
          </table:table-cell>
          <table:table-cell office:value-type="float" office:value="381.8396" calcext:value-type="float">
            <text:p>381.8396</text:p>
          </table:table-cell>
          <table:table-cell office:value-type="float" office:value="381.2422" calcext:value-type="float">
            <text:p>381.2422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1389.4296" calcext:value-type="float">
            <text:p>1389.4296</text:p>
          </table:table-cell>
          <table:table-cell table:style-name="ce23" office:value-type="float" office:value="1169.4258" calcext:value-type="float">
            <text:p>1169.4258</text:p>
          </table:table-cell>
          <table:table-cell table:style-name="ce23" office:value-type="float" office:value="1139.387" calcext:value-type="float">
            <text:p>1139.387</text:p>
          </table:table-cell>
          <table:table-cell table:style-name="ce23" office:value-type="float" office:value="390.374" calcext:value-type="float">
            <text:p>390.374</text:p>
          </table:table-cell>
          <table:table-cell table:style-name="ce23" office:value-type="float" office:value="390.176" calcext:value-type="float">
            <text:p>390.176</text:p>
          </table:table-cell>
          <table:table-cell table:style-name="ce23" office:value-type="float" office:value="389.8346" calcext:value-type="float">
            <text:p>389.8346</text:p>
          </table:table-cell>
          <table:table-cell table:style-name="ce29" office:value-type="float" office:value="389.856" calcext:value-type="float">
            <text:p>389.856</text:p>
          </table:table-cell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18" office:value-type="float" office:value="946.0798" calcext:value-type="float">
            <text:p>946.0798</text:p>
          </table:table-cell>
          <table:table-cell table:style-name="ce24" office:value-type="float" office:value="710.0584" calcext:value-type="float">
            <text:p>710.0584</text:p>
          </table:table-cell>
          <table:table-cell table:style-name="ce24" office:value-type="float" office:value="647.6634" calcext:value-type="float">
            <text:p>647.6634</text:p>
          </table:table-cell>
          <table:table-cell table:style-name="ce24" office:value-type="float" office:value="393.1926" calcext:value-type="float">
            <text:p>393.1926</text:p>
          </table:table-cell>
          <table:table-cell table:style-name="ce24" office:value-type="float" office:value="392.8418" calcext:value-type="float">
            <text:p>392.8418</text:p>
          </table:table-cell>
          <table:table-cell table:style-name="ce24" office:value-type="float" office:value="391.7184" calcext:value-type="float">
            <text:p>391.7184</text:p>
          </table:table-cell>
          <table:table-cell table:style-name="ce30" office:value-type="float" office:value="391.835" calcext:value-type="float">
            <text:p>391.835</text:p>
          </table:table-cell>
        </table:table-row>
        <table:table-row table:style-name="ro1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159.8254" calcext:value-type="float">
            <text:p>159.8254</text:p>
          </table:table-cell>
          <table:table-cell office:value-type="float" office:value="169.8158" calcext:value-type="float">
            <text:p>169.8158</text:p>
          </table:table-cell>
          <table:table-cell office:value-type="float" office:value="180.9148" calcext:value-type="float">
            <text:p>180.9148</text:p>
          </table:table-cell>
          <table:table-cell office:value-type="float" office:value="192.7408" calcext:value-type="float">
            <text:p>192.7408</text:p>
          </table:table-cell>
          <table:table-cell office:value-type="float" office:value="155.6048" calcext:value-type="float">
            <text:p>155.6048</text:p>
          </table:table-cell>
          <table:table-cell office:value-type="float" office:value="155.494" calcext:value-type="float">
            <text:p>155.494</text:p>
          </table:table-cell>
          <table:table-cell office:value-type="float" office:value="155.6464" calcext:value-type="float">
            <text:p>155.6464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53.053" calcext:value-type="float">
            <text:p>53.053</text:p>
          </table:table-cell>
          <table:table-cell table:style-name="ce23" office:value-type="float" office:value="42.1496" calcext:value-type="float">
            <text:p>42.1496</text:p>
          </table:table-cell>
          <table:table-cell table:style-name="ce23" office:value-type="float" office:value="42.1392" calcext:value-type="float">
            <text:p>42.1392</text:p>
          </table:table-cell>
          <table:table-cell table:style-name="ce23" office:value-type="float" office:value="42.1254" calcext:value-type="float">
            <text:p>42.1254</text:p>
          </table:table-cell>
          <table:table-cell table:style-name="ce23" office:value-type="float" office:value="42.1466" calcext:value-type="float">
            <text:p>42.1466</text:p>
          </table:table-cell>
          <table:table-cell table:style-name="ce23" office:value-type="float" office:value="42.1468" calcext:value-type="float">
            <text:p>42.1468</text:p>
          </table:table-cell>
          <table:table-cell table:style-name="ce29" office:value-type="float" office:value="42.3602" calcext:value-type="float">
            <text:p>42.360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6.5776" calcext:value-type="float">
            <text:p>36.5776</text:p>
          </table:table-cell>
          <table:table-cell table:style-name="ce24" office:value-type="float" office:value="36.5986" calcext:value-type="float">
            <text:p>36.5986</text:p>
          </table:table-cell>
          <table:table-cell table:style-name="ce24" office:value-type="float" office:value="36.5912" calcext:value-type="float">
            <text:p>36.5912</text:p>
          </table:table-cell>
          <table:table-cell table:style-name="ce24" office:value-type="float" office:value="36.575" calcext:value-type="float">
            <text:p>36.575</text:p>
          </table:table-cell>
          <table:table-cell table:style-name="ce24" office:value-type="float" office:value="36.602" calcext:value-type="float">
            <text:p>36.602</text:p>
          </table:table-cell>
          <table:table-cell table:style-name="ce24" office:value-type="float" office:value="36.5614" calcext:value-type="float">
            <text:p>36.5614</text:p>
          </table:table-cell>
          <table:table-cell table:style-name="ce30" office:value-type="float" office:value="36.6288" calcext:value-type="float">
            <text:p>36.6288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71.4002" calcext:value-type="float">
            <text:p>71.4002</text:p>
          </table:table-cell>
          <table:table-cell office:value-type="float" office:value="71.5198" calcext:value-type="float">
            <text:p>71.5198</text:p>
          </table:table-cell>
          <table:table-cell office:value-type="float" office:value="63.1292" calcext:value-type="float">
            <text:p>63.1292</text:p>
          </table:table-cell>
          <table:table-cell office:value-type="float" office:value="63.2822" calcext:value-type="float">
            <text:p>63.2822</text:p>
          </table:table-cell>
          <table:table-cell office:value-type="float" office:value="63.2798" calcext:value-type="float">
            <text:p>63.2798</text:p>
          </table:table-cell>
          <table:table-cell office:value-type="float" office:value="63.2102" calcext:value-type="float">
            <text:p>63.2102</text:p>
          </table:table-cell>
          <table:table-cell office:value-type="float" office:value="63.27" calcext:value-type="float">
            <text:p>63.27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41.876" calcext:value-type="float">
            <text:p>41.876</text:p>
          </table:table-cell>
          <table:table-cell table:style-name="ce23" office:value-type="float" office:value="41.8588" calcext:value-type="float">
            <text:p>41.8588</text:p>
          </table:table-cell>
          <table:table-cell table:style-name="ce23" office:value-type="float" office:value="41.8982" calcext:value-type="float">
            <text:p>41.8982</text:p>
          </table:table-cell>
          <table:table-cell table:style-name="ce23" office:value-type="float" office:value="41.8664" calcext:value-type="float">
            <text:p>41.8664</text:p>
          </table:table-cell>
          <table:table-cell table:style-name="ce23" office:value-type="float" office:value="41.8608" calcext:value-type="float">
            <text:p>41.8608</text:p>
          </table:table-cell>
          <table:table-cell table:style-name="ce23" office:value-type="float" office:value="41.8488" calcext:value-type="float">
            <text:p>41.8488</text:p>
          </table:table-cell>
          <table:table-cell table:style-name="ce29" office:value-type="float" office:value="41.8492" calcext:value-type="float">
            <text:p>41.8492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37.5586" calcext:value-type="float">
            <text:p>37.5586</text:p>
          </table:table-cell>
          <table:table-cell table:style-name="ce24" office:value-type="float" office:value="37.9122" calcext:value-type="float">
            <text:p>37.9122</text:p>
          </table:table-cell>
          <table:table-cell table:style-name="ce24" office:value-type="float" office:value="37.5512" calcext:value-type="float">
            <text:p>37.5512</text:p>
          </table:table-cell>
          <table:table-cell table:style-name="ce24" office:value-type="float" office:value="37.5604" calcext:value-type="float">
            <text:p>37.5604</text:p>
          </table:table-cell>
          <table:table-cell table:style-name="ce24" office:value-type="float" office:value="37.5412" calcext:value-type="float">
            <text:p>37.5412</text:p>
          </table:table-cell>
          <table:table-cell table:style-name="ce24" office:value-type="float" office:value="37.5748" calcext:value-type="float">
            <text:p>37.5748</text:p>
          </table:table-cell>
          <table:table-cell table:style-name="ce30" office:value-type="float" office:value="37.5538" calcext:value-type="float">
            <text:p>37.5538</text:p>
          </table:table-cell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7.17" calcext:value-type="float">
            <text:p>47.17</text:p>
          </table:table-cell>
          <table:table-cell office:value-type="float" office:value="47.173" calcext:value-type="float">
            <text:p>47.173</text:p>
          </table:table-cell>
          <table:table-cell office:value-type="float" office:value="47.1732" calcext:value-type="float">
            <text:p>47.1732</text:p>
          </table:table-cell>
          <table:table-cell office:value-type="float" office:value="47.1742" calcext:value-type="float">
            <text:p>47.1742</text:p>
          </table:table-cell>
          <table:table-cell office:value-type="float" office:value="47.1484" calcext:value-type="float">
            <text:p>47.1484</text:p>
          </table:table-cell>
          <table:table-cell office:value-type="float" office:value="47.1596" calcext:value-type="float">
            <text:p>47.1596</text:p>
          </table:table-cell>
          <table:table-cell office:value-type="float" office:value="47.2314" calcext:value-type="float">
            <text:p>47.2314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34.6736" calcext:value-type="float">
            <text:p>34.6736</text:p>
          </table:table-cell>
          <table:table-cell table:style-name="ce23" office:value-type="float" office:value="34.6926" calcext:value-type="float">
            <text:p>34.6926</text:p>
          </table:table-cell>
          <table:table-cell table:style-name="ce23" office:value-type="float" office:value="34.681" calcext:value-type="float">
            <text:p>34.681</text:p>
          </table:table-cell>
          <table:table-cell table:style-name="ce23" office:value-type="float" office:value="34.7042" calcext:value-type="float">
            <text:p>34.7042</text:p>
          </table:table-cell>
          <table:table-cell table:style-name="ce23" office:value-type="float" office:value="34.6628" calcext:value-type="float">
            <text:p>34.6628</text:p>
          </table:table-cell>
          <table:table-cell table:style-name="ce23" office:value-type="float" office:value="34.7044" calcext:value-type="float">
            <text:p>34.7044</text:p>
          </table:table-cell>
          <table:table-cell table:style-name="ce29" office:value-type="float" office:value="34.8116" calcext:value-type="float">
            <text:p>34.8116</text:p>
          </table:table-cell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18" office:value-type="float" office:value="25.044" calcext:value-type="float">
            <text:p>25.044</text:p>
          </table:table-cell>
          <table:table-cell table:style-name="ce24" office:value-type="float" office:value="25.0478" calcext:value-type="float">
            <text:p>25.0478</text:p>
          </table:table-cell>
          <table:table-cell table:style-name="ce24" office:value-type="float" office:value="25.0624" calcext:value-type="float">
            <text:p>25.0624</text:p>
          </table:table-cell>
          <table:table-cell table:style-name="ce24" office:value-type="float" office:value="25.059" calcext:value-type="float">
            <text:p>25.059</text:p>
          </table:table-cell>
          <table:table-cell table:style-name="ce24" office:value-type="float" office:value="25.0556" calcext:value-type="float">
            <text:p>25.0556</text:p>
          </table:table-cell>
          <table:table-cell table:style-name="ce24" office:value-type="float" office:value="25.0042" calcext:value-type="float">
            <text:p>25.0042</text:p>
          </table:table-cell>
          <table:table-cell table:style-name="ce30" office:value-type="float" office:value="25.268" calcext:value-type="float">
            <text:p>25.268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2.73" calcext:value-type="float">
            <text:p>42.73</text:p>
          </table:table-cell>
          <table:table-cell office:value-type="float" office:value="42.7374" calcext:value-type="float">
            <text:p>42.7374</text:p>
          </table:table-cell>
          <table:table-cell office:value-type="float" office:value="42.747" calcext:value-type="float">
            <text:p>42.747</text:p>
          </table:table-cell>
          <table:table-cell office:value-type="float" office:value="42.7534" calcext:value-type="float">
            <text:p>42.7534</text:p>
          </table:table-cell>
          <table:table-cell office:value-type="float" office:value="42.7314" calcext:value-type="float">
            <text:p>42.7314</text:p>
          </table:table-cell>
          <table:table-cell office:value-type="float" office:value="42.7362" calcext:value-type="float">
            <text:p>42.7362</text:p>
          </table:table-cell>
          <table:table-cell office:value-type="float" office:value="42.7224" calcext:value-type="float">
            <text:p>42.7224</text:p>
          </table:table-cell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17" office:value-type="float" office:value="26.4934" calcext:value-type="float">
            <text:p>26.4934</text:p>
          </table:table-cell>
          <table:table-cell table:style-name="ce23" office:value-type="float" office:value="26.469" calcext:value-type="float">
            <text:p>26.469</text:p>
          </table:table-cell>
          <table:table-cell table:style-name="ce23" office:value-type="float" office:value="26.5028" calcext:value-type="float">
            <text:p>26.5028</text:p>
          </table:table-cell>
          <table:table-cell table:style-name="ce23" office:value-type="float" office:value="26.4934" calcext:value-type="float">
            <text:p>26.4934</text:p>
          </table:table-cell>
          <table:table-cell table:style-name="ce23" office:value-type="float" office:value="26.5046" calcext:value-type="float">
            <text:p>26.5046</text:p>
          </table:table-cell>
          <table:table-cell table:style-name="ce23" office:value-type="float" office:value="26.4966" calcext:value-type="float">
            <text:p>26.4966</text:p>
          </table:table-cell>
          <table:table-cell table:style-name="ce29" office:value-type="float" office:value="26.5024" calcext:value-type="float">
            <text:p>26.5024</text:p>
          </table:table-cell>
        </table:table-row>
        <table:table-row table:style-name="ro1">
          <table:table-cell table:style-name="ce6"/>
          <table:table-cell table:style-name="ce12" table:number-columns-repeated="2"/>
          <table:table-cell table:style-name="ce12" office:value-type="string" calcext:value-type="string">
            <text:p>s_3</text:p>
          </table:table-cell>
          <table:table-cell table:style-name="ce19" office:value-type="float" office:value="24.019" calcext:value-type="float">
            <text:p>24.019</text:p>
          </table:table-cell>
          <table:table-cell table:style-name="ce25" office:value-type="float" office:value="23.9992" calcext:value-type="float">
            <text:p>23.9992</text:p>
          </table:table-cell>
          <table:table-cell table:style-name="ce25" office:value-type="float" office:value="23.9838" calcext:value-type="float">
            <text:p>23.9838</text:p>
          </table:table-cell>
          <table:table-cell table:style-name="ce25" office:value-type="float" office:value="24.0218" calcext:value-type="float">
            <text:p>24.0218</text:p>
          </table:table-cell>
          <table:table-cell table:style-name="ce25" office:value-type="float" office:value="24.0094" calcext:value-type="float">
            <text:p>24.0094</text:p>
          </table:table-cell>
          <table:table-cell table:style-name="ce25" office:value-type="float" office:value="24.0164" calcext:value-type="float">
            <text:p>24.0164</text:p>
          </table:table-cell>
          <table:table-cell table:style-name="ce31" office:value-type="float" office:value="24.01" calcext:value-type="float">
            <text:p>24.01</text:p>
          </table:table-cell>
        </table:table-row>
      </table:table>
      <table:table table:name="summary" table:style-name="ta1">
        <table:table-column table:style-name="co12" table:default-cell-style-name="ce4"/>
        <table:table-column table:style-name="co12" table:default-cell-style-name="ce10"/>
        <table:table-column table:style-name="co12" table:number-columns-repeated="2" table:default-cell-style-name="ce9"/>
        <table:table-column table:style-name="co12" table:default-cell-style-name="ce33"/>
        <table:table-column table:style-name="co12" table:number-columns-repeated="5" table:default-cell-style-name="ce37"/>
        <table:table-column table:style-name="co12" table:default-cell-style-name="ce41"/>
        <table:table-column table:style-name="co12" table:number-columns-repeated="7" table:default-cell-style-name="Default"/>
        <table:table-row table:style-name="ro1">
          <table:table-cell table:style-name="Default" table:number-columns-repeated="4"/>
          <table:table-cell table:style-name="ce32" office:value-type="string" calcext:value-type="string" table:number-columns-spanned="7" table:number-rows-spanned="1">
            <text:p>work_mem</text:p>
          </table:table-cell>
          <table:covered-table-cell table:number-columns-repeated="6" table:style-name="Default"/>
          <table:table-cell table:number-columns-repeated="7"/>
        </table:table-row>
        <table:table-row table:style-name="ro1">
          <table:table-cell table:style-name="ce2" office:value-type="string" calcext:value-type="string">
            <text:p>max_workers</text:p>
          </table:table-cell>
          <table:table-cell table:style-name="ce8" office:value-type="string" calcext:value-type="string">
            <text:p>enable_incrementalsort</text:p>
          </table:table-cell>
          <table:table-cell table:style-name="ce8" office:value-type="string" calcext:value-type="string">
            <text:p>ngroups</text:p>
          </table:table-cell>
          <table:table-cell table:style-name="ce8" office:value-type="string" calcext:value-type="string">
            <text:p>table</text:p>
          </table:table-cell>
          <table:table-cell table:style-name="ce15" office:value-type="float" office:value="4" calcext:value-type="float">
            <text:p>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128" calcext:value-type="float">
            <text:p>128</text:p>
          </table:table-cell>
          <table:table-cell table:style-name="ce27" office:value-type="float" office:value="256" calcext:value-type="float">
            <text:p>256</text:p>
          </table:table-cell>
          <table:table-cell table:number-columns-repeated="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3893.2912" calcext:value-type="float">
            <text:p>3893</text:p>
          </table:table-cell>
          <table:table-cell office:value-type="float" office:value="3447.4334" calcext:value-type="float">
            <text:p>3447</text:p>
          </table:table-cell>
          <table:table-cell office:value-type="float" office:value="2884.6602" calcext:value-type="float">
            <text:p>2885</text:p>
          </table:table-cell>
          <table:table-cell office:value-type="float" office:value="1043.5766" calcext:value-type="float">
            <text:p>1044</text:p>
          </table:table-cell>
          <table:table-cell office:value-type="float" office:value="1043.086" calcext:value-type="float">
            <text:p>1043</text:p>
          </table:table-cell>
          <table:table-cell office:value-type="float" office:value="1045.0152" calcext:value-type="float">
            <text:p>1045</text:p>
          </table:table-cell>
          <table:table-cell office:value-type="float" office:value="1043.066" calcext:value-type="float">
            <text:p>104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4194.845" calcext:value-type="float">
            <text:p>4195</text:p>
          </table:table-cell>
          <table:table-cell table:style-name="ce38" office:value-type="float" office:value="3692.8378" calcext:value-type="float">
            <text:p>3693</text:p>
          </table:table-cell>
          <table:table-cell table:style-name="ce38" office:value-type="float" office:value="3081.9158" calcext:value-type="float">
            <text:p>3082</text:p>
          </table:table-cell>
          <table:table-cell table:style-name="ce38" office:value-type="float" office:value="999.0094" calcext:value-type="float">
            <text:p>999</text:p>
          </table:table-cell>
          <table:table-cell table:style-name="ce38" office:value-type="float" office:value="999.443" calcext:value-type="float">
            <text:p>999</text:p>
          </table:table-cell>
          <table:table-cell table:style-name="ce38" office:value-type="float" office:value="998.6776" calcext:value-type="float">
            <text:p>999</text:p>
          </table:table-cell>
          <table:table-cell table:style-name="ce42" office:value-type="float" office:value="998.1658" calcext:value-type="float">
            <text:p>9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4815.5252" calcext:value-type="float">
            <text:p>4816</text:p>
          </table:table-cell>
          <table:table-cell table:style-name="ce39" office:value-type="float" office:value="4347.4964" calcext:value-type="float">
            <text:p>4347</text:p>
          </table:table-cell>
          <table:table-cell table:style-name="ce39" office:value-type="float" office:value="3693.8352" calcext:value-type="float">
            <text:p>3694</text:p>
          </table:table-cell>
          <table:table-cell table:style-name="ce39" office:value-type="float" office:value="999.6706" calcext:value-type="float">
            <text:p>1000</text:p>
          </table:table-cell>
          <table:table-cell table:style-name="ce39" office:value-type="float" office:value="998.9244" calcext:value-type="float">
            <text:p>999</text:p>
          </table:table-cell>
          <table:table-cell table:style-name="ce39" office:value-type="float" office:value="998.7508" calcext:value-type="float">
            <text:p>999</text:p>
          </table:table-cell>
          <table:table-cell table:style-name="ce43" office:value-type="float" office:value="998.699" calcext:value-type="float">
            <text:p>99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4481.382" calcext:value-type="float">
            <text:p>4481</text:p>
          </table:table-cell>
          <table:table-cell office:value-type="float" office:value="4112.3312" calcext:value-type="float">
            <text:p>4112</text:p>
          </table:table-cell>
          <table:table-cell office:value-type="float" office:value="3594.3394" calcext:value-type="float">
            <text:p>3594</text:p>
          </table:table-cell>
          <table:table-cell office:value-type="float" office:value="993.3112" calcext:value-type="float">
            <text:p>993</text:p>
          </table:table-cell>
          <table:table-cell office:value-type="float" office:value="993.6716" calcext:value-type="float">
            <text:p>994</text:p>
          </table:table-cell>
          <table:table-cell office:value-type="float" office:value="996.356" calcext:value-type="float">
            <text:p>996</text:p>
          </table:table-cell>
          <table:table-cell office:value-type="float" office:value="995.671" calcext:value-type="float">
            <text:p>996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5683.7018" calcext:value-type="float">
            <text:p>5684</text:p>
          </table:table-cell>
          <table:table-cell table:style-name="ce38" office:value-type="float" office:value="5149.485" calcext:value-type="float">
            <text:p>5149</text:p>
          </table:table-cell>
          <table:table-cell table:style-name="ce38" office:value-type="float" office:value="4515.087" calcext:value-type="float">
            <text:p>4515</text:p>
          </table:table-cell>
          <table:table-cell table:style-name="ce38" office:value-type="float" office:value="964.5814" calcext:value-type="float">
            <text:p>965</text:p>
          </table:table-cell>
          <table:table-cell table:style-name="ce38" office:value-type="float" office:value="965.4178" calcext:value-type="float">
            <text:p>965</text:p>
          </table:table-cell>
          <table:table-cell table:style-name="ce38" office:value-type="float" office:value="967.1842" calcext:value-type="float">
            <text:p>967</text:p>
          </table:table-cell>
          <table:table-cell table:style-name="ce42" office:value-type="float" office:value="967.8572" calcext:value-type="float">
            <text:p>96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6540.8974" calcext:value-type="float">
            <text:p>6541</text:p>
          </table:table-cell>
          <table:table-cell table:style-name="ce39" office:value-type="float" office:value="5920.9426" calcext:value-type="float">
            <text:p>5921</text:p>
          </table:table-cell>
          <table:table-cell table:style-name="ce39" office:value-type="float" office:value="5276.442" calcext:value-type="float">
            <text:p>5276</text:p>
          </table:table-cell>
          <table:table-cell table:style-name="ce39" office:value-type="float" office:value="982.383" calcext:value-type="float">
            <text:p>982</text:p>
          </table:table-cell>
          <table:table-cell table:style-name="ce39" office:value-type="float" office:value="982.4206" calcext:value-type="float">
            <text:p>982</text:p>
          </table:table-cell>
          <table:table-cell table:style-name="ce39" office:value-type="float" office:value="1005.2492" calcext:value-type="float">
            <text:p>1005</text:p>
          </table:table-cell>
          <table:table-cell table:style-name="ce43" office:value-type="float" office:value="1005.3874" calcext:value-type="float">
            <text:p>100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5223.961" calcext:value-type="float">
            <text:p>5224</text:p>
          </table:table-cell>
          <table:table-cell office:value-type="float" office:value="4760.1334" calcext:value-type="float">
            <text:p>4760</text:p>
          </table:table-cell>
          <table:table-cell office:value-type="float" office:value="4165.467" calcext:value-type="float">
            <text:p>4165</text:p>
          </table:table-cell>
          <table:table-cell office:value-type="float" office:value="960.6898" calcext:value-type="float">
            <text:p>961</text:p>
          </table:table-cell>
          <table:table-cell office:value-type="float" office:value="960.2352" calcext:value-type="float">
            <text:p>960</text:p>
          </table:table-cell>
          <table:table-cell office:value-type="float" office:value="960.4606" calcext:value-type="float">
            <text:p>960</text:p>
          </table:table-cell>
          <table:table-cell office:value-type="float" office:value="958.8948" calcext:value-type="float">
            <text:p>95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5583.0326" calcext:value-type="float">
            <text:p>5583</text:p>
          </table:table-cell>
          <table:table-cell table:style-name="ce38" office:value-type="float" office:value="4936.2796" calcext:value-type="float">
            <text:p>4936</text:p>
          </table:table-cell>
          <table:table-cell table:style-name="ce38" office:value-type="float" office:value="4265.0988" calcext:value-type="float">
            <text:p>4265</text:p>
          </table:table-cell>
          <table:table-cell table:style-name="ce38" office:value-type="float" office:value="958.3348" calcext:value-type="float">
            <text:p>958</text:p>
          </table:table-cell>
          <table:table-cell table:style-name="ce38" office:value-type="float" office:value="958.505" calcext:value-type="float">
            <text:p>959</text:p>
          </table:table-cell>
          <table:table-cell table:style-name="ce38" office:value-type="float" office:value="958.4252" calcext:value-type="float">
            <text:p>958</text:p>
          </table:table-cell>
          <table:table-cell table:style-name="ce42" office:value-type="float" office:value="958.2134" calcext:value-type="float">
            <text:p>95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4542.8566" calcext:value-type="float">
            <text:p>4543</text:p>
          </table:table-cell>
          <table:table-cell table:style-name="ce39" office:value-type="float" office:value="3885.5506" calcext:value-type="float">
            <text:p>3886</text:p>
          </table:table-cell>
          <table:table-cell table:style-name="ce39" office:value-type="float" office:value="3202.9726" calcext:value-type="float">
            <text:p>3203</text:p>
          </table:table-cell>
          <table:table-cell table:style-name="ce39" office:value-type="float" office:value="962.902" calcext:value-type="float">
            <text:p>963</text:p>
          </table:table-cell>
          <table:table-cell table:style-name="ce39" office:value-type="float" office:value="962.5996" calcext:value-type="float">
            <text:p>963</text:p>
          </table:table-cell>
          <table:table-cell table:style-name="ce39" office:value-type="float" office:value="962.4002" calcext:value-type="float">
            <text:p>962</text:p>
          </table:table-cell>
          <table:table-cell table:style-name="ce43" office:value-type="float" office:value="961.686" calcext:value-type="float">
            <text:p>96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5361.9566" calcext:value-type="float">
            <text:p>5362</text:p>
          </table:table-cell>
          <table:table-cell office:value-type="float" office:value="4818.4356" calcext:value-type="float">
            <text:p>4818</text:p>
          </table:table-cell>
          <table:table-cell office:value-type="float" office:value="4170.371" calcext:value-type="float">
            <text:p>4170</text:p>
          </table:table-cell>
          <table:table-cell office:value-type="float" office:value="946.5248" calcext:value-type="float">
            <text:p>947</text:p>
          </table:table-cell>
          <table:table-cell office:value-type="float" office:value="946.5276" calcext:value-type="float">
            <text:p>947</text:p>
          </table:table-cell>
          <table:table-cell office:value-type="float" office:value="946.6908" calcext:value-type="float">
            <text:p>947</text:p>
          </table:table-cell>
          <table:table-cell office:value-type="float" office:value="949.682" calcext:value-type="float">
            <text:p>95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4575.7224" calcext:value-type="float">
            <text:p>4576</text:p>
          </table:table-cell>
          <table:table-cell table:style-name="ce38" office:value-type="float" office:value="3920.914" calcext:value-type="float">
            <text:p>3921</text:p>
          </table:table-cell>
          <table:table-cell table:style-name="ce38" office:value-type="float" office:value="3222.766" calcext:value-type="float">
            <text:p>3223</text:p>
          </table:table-cell>
          <table:table-cell table:style-name="ce38" office:value-type="float" office:value="953.325" calcext:value-type="float">
            <text:p>953</text:p>
          </table:table-cell>
          <table:table-cell table:style-name="ce38" office:value-type="float" office:value="952.6258" calcext:value-type="float">
            <text:p>953</text:p>
          </table:table-cell>
          <table:table-cell table:style-name="ce38" office:value-type="float" office:value="953.1746" calcext:value-type="float">
            <text:p>953</text:p>
          </table:table-cell>
          <table:table-cell table:style-name="ce42" office:value-type="float" office:value="955.2" calcext:value-type="float">
            <text:p>955</text:p>
          </table:table-cell>
          <table:table-cell table:number-columns-repeated="7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35" office:value-type="float" office:value="3151.4562" calcext:value-type="float">
            <text:p>3151</text:p>
          </table:table-cell>
          <table:table-cell table:style-name="ce39" office:value-type="float" office:value="2424.6434" calcext:value-type="float">
            <text:p>2425</text:p>
          </table:table-cell>
          <table:table-cell table:style-name="ce39" office:value-type="float" office:value="1707.7108" calcext:value-type="float">
            <text:p>1708</text:p>
          </table:table-cell>
          <table:table-cell table:style-name="ce39" office:value-type="float" office:value="954.1172" calcext:value-type="float">
            <text:p>954</text:p>
          </table:table-cell>
          <table:table-cell table:style-name="ce39" office:value-type="float" office:value="954.0986" calcext:value-type="float">
            <text:p>954</text:p>
          </table:table-cell>
          <table:table-cell table:style-name="ce39" office:value-type="float" office:value="952.8784" calcext:value-type="float">
            <text:p>953</text:p>
          </table:table-cell>
          <table:table-cell table:style-name="ce43" office:value-type="float" office:value="975.6038" calcext:value-type="float">
            <text:p>976</text:p>
          </table:table-cell>
          <table:table-cell table:number-columns-repeated="7"/>
        </table:table-row>
        <table:table-row table:style-name="ro2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159.5952" calcext:value-type="float">
            <text:p>160</text:p>
          </table:table-cell>
          <table:table-cell office:value-type="float" office:value="169.8868" calcext:value-type="float">
            <text:p>170</text:p>
          </table:table-cell>
          <table:table-cell office:value-type="float" office:value="181.0306" calcext:value-type="float">
            <text:p>181</text:p>
          </table:table-cell>
          <table:table-cell office:value-type="float" office:value="193.0498" calcext:value-type="float">
            <text:p>193</text:p>
          </table:table-cell>
          <table:table-cell office:value-type="float" office:value="155.7218" calcext:value-type="float">
            <text:p>156</text:p>
          </table:table-cell>
          <table:table-cell office:value-type="float" office:value="155.686" calcext:value-type="float">
            <text:p>156</text:p>
          </table:table-cell>
          <table:table-cell office:value-type="float" office:value="155.6766" calcext:value-type="float">
            <text:p>156</text:p>
          </table:table-cell>
          <table:table-cell table:style-name="ce45" table:formula="of:=[.E15]/[.E3]" office:value-type="percentage" office:value="0.0409923614241853" calcext:value-type="percentage">
            <text:p>4.10%</text:p>
          </table:table-cell>
          <table:table-cell table:style-name="ce45" table:formula="of:=[.F15]/[.F3]" office:value-type="percentage" office:value="0.0492792116013032" calcext:value-type="percentage">
            <text:p>4.93%</text:p>
          </table:table-cell>
          <table:table-cell table:style-name="ce45" table:formula="of:=[.G15]/[.G3]" office:value-type="percentage" office:value="0.0627562996847948" calcext:value-type="percentage">
            <text:p>6.28%</text:p>
          </table:table-cell>
          <table:table-cell table:style-name="ce45" table:formula="of:=[.H15]/[.H3]" office:value-type="percentage" office:value="0.184988624697028" calcext:value-type="percentage">
            <text:p>18.50%</text:p>
          </table:table-cell>
          <table:table-cell table:style-name="ce45" table:formula="of:=[.I15]/[.I3]" office:value-type="percentage" office:value="0.149289512082417" calcext:value-type="percentage">
            <text:p>14.93%</text:p>
          </table:table-cell>
          <table:table-cell table:style-name="ce45" table:formula="of:=[.J15]/[.J3]" office:value-type="percentage" office:value="0.148979651205073" calcext:value-type="percentage">
            <text:p>14.90%</text:p>
          </table:table-cell>
          <table:table-cell table:style-name="ce45" table:formula="of:=[.K15]/[.K3]" office:value-type="percentage" office:value="0.149249040808539" calcext:value-type="percentage">
            <text:p>14.92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53.0244" calcext:value-type="float">
            <text:p>53</text:p>
          </table:table-cell>
          <table:table-cell table:style-name="ce38" office:value-type="float" office:value="42.1654" calcext:value-type="float">
            <text:p>42</text:p>
          </table:table-cell>
          <table:table-cell table:style-name="ce38" office:value-type="float" office:value="42.1802" calcext:value-type="float">
            <text:p>42</text:p>
          </table:table-cell>
          <table:table-cell table:style-name="ce38" office:value-type="float" office:value="42.1756" calcext:value-type="float">
            <text:p>42</text:p>
          </table:table-cell>
          <table:table-cell table:style-name="ce38" office:value-type="float" office:value="42.221" calcext:value-type="float">
            <text:p>42</text:p>
          </table:table-cell>
          <table:table-cell table:style-name="ce38" office:value-type="float" office:value="42.3086" calcext:value-type="float">
            <text:p>42</text:p>
          </table:table-cell>
          <table:table-cell table:style-name="ce42" office:value-type="float" office:value="42.156" calcext:value-type="float">
            <text:p>42</text:p>
          </table:table-cell>
          <table:table-cell table:style-name="ce45" table:formula="of:=[.E16]/[.E4]" office:value-type="percentage" office:value="0.0126403716943058" calcext:value-type="percentage">
            <text:p>1.26%</text:p>
          </table:table-cell>
          <table:table-cell table:style-name="ce45" table:formula="of:=[.F16]/[.F4]" office:value-type="percentage" office:value="0.0114181565190868" calcext:value-type="percentage">
            <text:p>1.14%</text:p>
          </table:table-cell>
          <table:table-cell table:style-name="ce45" table:formula="of:=[.G16]/[.G4]" office:value-type="percentage" office:value="0.0136863570380476" calcext:value-type="percentage">
            <text:p>1.37%</text:p>
          </table:table-cell>
          <table:table-cell table:style-name="ce45" table:formula="of:=[.H16]/[.H4]" office:value-type="percentage" office:value="0.0422174205768234" calcext:value-type="percentage">
            <text:p>4.22%</text:p>
          </table:table-cell>
          <table:table-cell table:style-name="ce45" table:formula="of:=[.I16]/[.I4]" office:value-type="percentage" office:value="0.0422445302033233" calcext:value-type="percentage">
            <text:p>4.22%</text:p>
          </table:table-cell>
          <table:table-cell table:style-name="ce45" table:formula="of:=[.J16]/[.J4]" office:value-type="percentage" office:value="0.0423646229774253" calcext:value-type="percentage">
            <text:p>4.24%</text:p>
          </table:table-cell>
          <table:table-cell table:style-name="ce45" table:formula="of:=[.K16]/[.K4]" office:value-type="percentage" office:value="0.0422334646208075" calcext:value-type="percentage">
            <text:p>4.22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6.5978" calcext:value-type="float">
            <text:p>37</text:p>
          </table:table-cell>
          <table:table-cell table:style-name="ce39" office:value-type="float" office:value="36.582" calcext:value-type="float">
            <text:p>37</text:p>
          </table:table-cell>
          <table:table-cell table:style-name="ce39" office:value-type="float" office:value="36.5894" calcext:value-type="float">
            <text:p>37</text:p>
          </table:table-cell>
          <table:table-cell table:style-name="ce39" office:value-type="float" office:value="36.5888" calcext:value-type="float">
            <text:p>37</text:p>
          </table:table-cell>
          <table:table-cell table:style-name="ce39" office:value-type="float" office:value="36.5814" calcext:value-type="float">
            <text:p>37</text:p>
          </table:table-cell>
          <table:table-cell table:style-name="ce39" office:value-type="float" office:value="36.5996" calcext:value-type="float">
            <text:p>37</text:p>
          </table:table-cell>
          <table:table-cell table:style-name="ce43" office:value-type="float" office:value="36.5868" calcext:value-type="float">
            <text:p>37</text:p>
          </table:table-cell>
          <table:table-cell table:style-name="ce45" table:formula="of:=[.E17]/[.E5]" office:value-type="percentage" office:value="0.00759996022863716" calcext:value-type="percentage">
            <text:p>0.76%</text:p>
          </table:table-cell>
          <table:table-cell table:style-name="ce45" table:formula="of:=[.F17]/[.F5]" office:value-type="percentage" office:value="0.00841449805455848" calcext:value-type="percentage">
            <text:p>0.84%</text:p>
          </table:table-cell>
          <table:table-cell table:style-name="ce45" table:formula="of:=[.G17]/[.G5]" office:value-type="percentage" office:value="0.00990553124838921" calcext:value-type="percentage">
            <text:p>0.99%</text:p>
          </table:table-cell>
          <table:table-cell table:style-name="ce45" table:formula="of:=[.H17]/[.H5]" office:value-type="percentage" office:value="0.0366008563220725" calcext:value-type="percentage">
            <text:p>3.66%</text:p>
          </table:table-cell>
          <table:table-cell table:style-name="ce45" table:formula="of:=[.I17]/[.I5]" office:value-type="percentage" office:value="0.0366207893209937" calcext:value-type="percentage">
            <text:p>3.66%</text:p>
          </table:table-cell>
          <table:table-cell table:style-name="ce45" table:formula="of:=[.J17]/[.J5]" office:value-type="percentage" office:value="0.0366453774054549" calcext:value-type="percentage">
            <text:p>3.66%</text:p>
          </table:table-cell>
          <table:table-cell table:style-name="ce45" table:formula="of:=[.K17]/[.K5]" office:value-type="percentage" office:value="0.0366344614343261" calcext:value-type="percentage">
            <text:p>3.66%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71.5046" calcext:value-type="float">
            <text:p>72</text:p>
          </table:table-cell>
          <table:table-cell office:value-type="float" office:value="71.7006" calcext:value-type="float">
            <text:p>72</text:p>
          </table:table-cell>
          <table:table-cell office:value-type="float" office:value="63.284" calcext:value-type="float">
            <text:p>63</text:p>
          </table:table-cell>
          <table:table-cell office:value-type="float" office:value="63.2454" calcext:value-type="float">
            <text:p>63</text:p>
          </table:table-cell>
          <table:table-cell office:value-type="float" office:value="63.2828" calcext:value-type="float">
            <text:p>63</text:p>
          </table:table-cell>
          <table:table-cell office:value-type="float" office:value="63.2072" calcext:value-type="float">
            <text:p>63</text:p>
          </table:table-cell>
          <table:table-cell office:value-type="float" office:value="63.3142" calcext:value-type="float">
            <text:p>63</text:p>
          </table:table-cell>
          <table:table-cell table:style-name="ce45" table:formula="of:=[.E18]/[.E6]" office:value-type="percentage" office:value="0.0159559260960124" calcext:value-type="percentage">
            <text:p>1.60%</text:p>
          </table:table-cell>
          <table:table-cell table:style-name="ce45" table:formula="of:=[.F18]/[.F6]" office:value-type="percentage" office:value="0.0174355120035079" calcext:value-type="percentage">
            <text:p>1.74%</text:p>
          </table:table-cell>
          <table:table-cell table:style-name="ce45" table:formula="of:=[.G18]/[.G6]" office:value-type="percentage" office:value="0.0176065732690686" calcext:value-type="percentage">
            <text:p>1.76%</text:p>
          </table:table-cell>
          <table:table-cell table:style-name="ce45" table:formula="of:=[.H18]/[.H6]" office:value-type="percentage" office:value="0.0636712844876812" calcext:value-type="percentage">
            <text:p>6.37%</text:p>
          </table:table-cell>
          <table:table-cell table:style-name="ce45" table:formula="of:=[.I18]/[.I6]" office:value-type="percentage" office:value="0.0636858294027926" calcext:value-type="percentage">
            <text:p>6.37%</text:p>
          </table:table-cell>
          <table:table-cell table:style-name="ce45" table:formula="of:=[.J18]/[.J6]" office:value-type="percentage" office:value="0.0634383694181598" calcext:value-type="percentage">
            <text:p>6.34%</text:p>
          </table:table-cell>
          <table:table-cell table:style-name="ce45" table:formula="of:=[.K18]/[.K6]" office:value-type="percentage" office:value="0.0635894788539588" calcext:value-type="percentage">
            <text:p>6.36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41.8582" calcext:value-type="float">
            <text:p>42</text:p>
          </table:table-cell>
          <table:table-cell table:style-name="ce38" office:value-type="float" office:value="41.8528" calcext:value-type="float">
            <text:p>42</text:p>
          </table:table-cell>
          <table:table-cell table:style-name="ce38" office:value-type="float" office:value="41.8566" calcext:value-type="float">
            <text:p>42</text:p>
          </table:table-cell>
          <table:table-cell table:style-name="ce38" office:value-type="float" office:value="41.845" calcext:value-type="float">
            <text:p>42</text:p>
          </table:table-cell>
          <table:table-cell table:style-name="ce38" office:value-type="float" office:value="41.8472" calcext:value-type="float">
            <text:p>42</text:p>
          </table:table-cell>
          <table:table-cell table:style-name="ce38" office:value-type="float" office:value="41.8378" calcext:value-type="float">
            <text:p>42</text:p>
          </table:table-cell>
          <table:table-cell table:style-name="ce42" office:value-type="float" office:value="41.8556" calcext:value-type="float">
            <text:p>42</text:p>
          </table:table-cell>
          <table:table-cell table:style-name="ce45" table:formula="of:=[.E19]/[.E7]" office:value-type="percentage" office:value="0.00736460171080756" calcext:value-type="percentage">
            <text:p>0.74%</text:p>
          </table:table-cell>
          <table:table-cell table:style-name="ce45" table:formula="of:=[.F19]/[.F7]" office:value-type="percentage" office:value="0.00812757003855725" calcext:value-type="percentage">
            <text:p>0.81%</text:p>
          </table:table-cell>
          <table:table-cell table:style-name="ce45" table:formula="of:=[.G19]/[.G7]" office:value-type="percentage" office:value="0.00927038615202764" calcext:value-type="percentage">
            <text:p>0.93%</text:p>
          </table:table-cell>
          <table:table-cell table:style-name="ce45" table:formula="of:=[.H19]/[.H7]" office:value-type="percentage" office:value="0.0433815124363791" calcext:value-type="percentage">
            <text:p>4.34%</text:p>
          </table:table-cell>
          <table:table-cell table:style-name="ce45" table:formula="of:=[.I19]/[.I7]" office:value-type="percentage" office:value="0.0433462072068694" calcext:value-type="percentage">
            <text:p>4.33%</text:p>
          </table:table-cell>
          <table:table-cell table:style-name="ce45" table:formula="of:=[.J19]/[.J7]" office:value-type="percentage" office:value="0.0432573236825002" calcext:value-type="percentage">
            <text:p>4.33%</text:p>
          </table:table-cell>
          <table:table-cell table:style-name="ce45" table:formula="of:=[.K19]/[.K7]" office:value-type="percentage" office:value="0.0432456358231359" calcext:value-type="percentage">
            <text:p>4.32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7.5526" calcext:value-type="float">
            <text:p>38</text:p>
          </table:table-cell>
          <table:table-cell table:style-name="ce39" office:value-type="float" office:value="37.5648" calcext:value-type="float">
            <text:p>38</text:p>
          </table:table-cell>
          <table:table-cell table:style-name="ce39" office:value-type="float" office:value="37.561" calcext:value-type="float">
            <text:p>38</text:p>
          </table:table-cell>
          <table:table-cell table:style-name="ce39" office:value-type="float" office:value="37.544" calcext:value-type="float">
            <text:p>38</text:p>
          </table:table-cell>
          <table:table-cell table:style-name="ce39" office:value-type="float" office:value="37.906" calcext:value-type="float">
            <text:p>38</text:p>
          </table:table-cell>
          <table:table-cell table:style-name="ce39" office:value-type="float" office:value="37.5418" calcext:value-type="float">
            <text:p>38</text:p>
          </table:table-cell>
          <table:table-cell table:style-name="ce43" office:value-type="float" office:value="37.5622" calcext:value-type="float">
            <text:p>38</text:p>
          </table:table-cell>
          <table:table-cell table:style-name="ce45" table:formula="of:=[.E20]/[.E8]" office:value-type="percentage" office:value="0.00574119997662706" calcext:value-type="percentage">
            <text:p>0.57%</text:p>
          </table:table-cell>
          <table:table-cell table:style-name="ce45" table:formula="of:=[.F20]/[.F8]" office:value-type="percentage" office:value="0.00634439523193486" calcext:value-type="percentage">
            <text:p>0.63%</text:p>
          </table:table-cell>
          <table:table-cell table:style-name="ce45" table:formula="of:=[.G20]/[.G8]" office:value-type="percentage" office:value="0.00711862273858028" calcext:value-type="percentage">
            <text:p>0.71%</text:p>
          </table:table-cell>
          <table:table-cell table:style-name="ce45" table:formula="of:=[.H20]/[.H8]" office:value-type="percentage" office:value="0.0382172737109661" calcext:value-type="percentage">
            <text:p>3.82%</text:p>
          </table:table-cell>
          <table:table-cell table:style-name="ce45" table:formula="of:=[.I20]/[.I8]" office:value-type="percentage" office:value="0.0385842886437845" calcext:value-type="percentage">
            <text:p>3.86%</text:p>
          </table:table-cell>
          <table:table-cell table:style-name="ce45" table:formula="of:=[.J20]/[.J8]" office:value-type="percentage" office:value="0.0373457646123966" calcext:value-type="percentage">
            <text:p>3.73%</text:p>
          </table:table-cell>
          <table:table-cell table:style-name="ce45" table:formula="of:=[.K20]/[.K8]" office:value-type="percentage" office:value="0.037360921770056" calcext:value-type="percentage">
            <text:p>3.74%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7.1696" calcext:value-type="float">
            <text:p>47</text:p>
          </table:table-cell>
          <table:table-cell office:value-type="float" office:value="47.2006" calcext:value-type="float">
            <text:p>47</text:p>
          </table:table-cell>
          <table:table-cell office:value-type="float" office:value="47.1654" calcext:value-type="float">
            <text:p>47</text:p>
          </table:table-cell>
          <table:table-cell office:value-type="float" office:value="47.1688" calcext:value-type="float">
            <text:p>47</text:p>
          </table:table-cell>
          <table:table-cell office:value-type="float" office:value="47.1762" calcext:value-type="float">
            <text:p>47</text:p>
          </table:table-cell>
          <table:table-cell office:value-type="float" office:value="47.1476" calcext:value-type="float">
            <text:p>47</text:p>
          </table:table-cell>
          <table:table-cell office:value-type="float" office:value="47.2066" calcext:value-type="float">
            <text:p>47</text:p>
          </table:table-cell>
          <table:table-cell table:style-name="ce45" table:formula="of:=[.E21]/[.E9]" office:value-type="percentage" office:value="0.00902947016641204" calcext:value-type="percentage">
            <text:p>0.90%</text:p>
          </table:table-cell>
          <table:table-cell table:style-name="ce45" table:formula="of:=[.F21]/[.F9]" office:value-type="percentage" office:value="0.00991581454418903" calcext:value-type="percentage">
            <text:p>0.99%</text:p>
          </table:table-cell>
          <table:table-cell table:style-name="ce45" table:formula="of:=[.G21]/[.G9]" office:value-type="percentage" office:value="0.0113229561055219" calcext:value-type="percentage">
            <text:p>1.13%</text:p>
          </table:table-cell>
          <table:table-cell table:style-name="ce45" table:formula="of:=[.H21]/[.H9]" office:value-type="percentage" office:value="0.0490988870705195" calcext:value-type="percentage">
            <text:p>4.91%</text:p>
          </table:table-cell>
          <table:table-cell table:style-name="ce45" table:formula="of:=[.I21]/[.I9]" office:value-type="percentage" office:value="0.0491298381896435" calcext:value-type="percentage">
            <text:p>4.91%</text:p>
          </table:table-cell>
          <table:table-cell table:style-name="ce45" table:formula="of:=[.J21]/[.J9]" office:value-type="percentage" office:value="0.0490885310651993" calcext:value-type="percentage">
            <text:p>4.91%</text:p>
          </table:table-cell>
          <table:table-cell table:style-name="ce45" table:formula="of:=[.K21]/[.K9]" office:value-type="percentage" office:value="0.0492302179550875" calcext:value-type="percentage">
            <text:p>4.92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4.6924" calcext:value-type="float">
            <text:p>35</text:p>
          </table:table-cell>
          <table:table-cell table:style-name="ce38" office:value-type="float" office:value="34.8002" calcext:value-type="float">
            <text:p>35</text:p>
          </table:table-cell>
          <table:table-cell table:style-name="ce38" office:value-type="float" office:value="34.6718" calcext:value-type="float">
            <text:p>35</text:p>
          </table:table-cell>
          <table:table-cell table:style-name="ce38" office:value-type="float" office:value="34.6986" calcext:value-type="float">
            <text:p>35</text:p>
          </table:table-cell>
          <table:table-cell table:style-name="ce38" office:value-type="float" office:value="34.6818" calcext:value-type="float">
            <text:p>35</text:p>
          </table:table-cell>
          <table:table-cell table:style-name="ce38" office:value-type="float" office:value="34.6564" calcext:value-type="float">
            <text:p>35</text:p>
          </table:table-cell>
          <table:table-cell table:style-name="ce42" office:value-type="float" office:value="34.8124" calcext:value-type="float">
            <text:p>35</text:p>
          </table:table-cell>
          <table:table-cell table:style-name="ce45" table:formula="of:=[.E22]/[.E10]" office:value-type="percentage" office:value="0.00621389887639202" calcext:value-type="percentage">
            <text:p>0.62%</text:p>
          </table:table-cell>
          <table:table-cell table:style-name="ce45" table:formula="of:=[.F22]/[.F10]" office:value-type="percentage" office:value="0.00704988428937453" calcext:value-type="percentage">
            <text:p>0.70%</text:p>
          </table:table-cell>
          <table:table-cell table:style-name="ce45" table:formula="of:=[.G22]/[.G10]" office:value-type="percentage" office:value="0.00812919034841585" calcext:value-type="percentage">
            <text:p>0.81%</text:p>
          </table:table-cell>
          <table:table-cell table:style-name="ce45" table:formula="of:=[.H22]/[.H10]" office:value-type="percentage" office:value="0.036207179369882" calcext:value-type="percentage">
            <text:p>3.62%</text:p>
          </table:table-cell>
          <table:table-cell table:style-name="ce45" table:formula="of:=[.I22]/[.I10]" office:value-type="percentage" office:value="0.0361832228313885" calcext:value-type="percentage">
            <text:p>3.62%</text:p>
          </table:table-cell>
          <table:table-cell table:style-name="ce45" table:formula="of:=[.J22]/[.J10]" office:value-type="percentage" office:value="0.0361597336964846" calcext:value-type="percentage">
            <text:p>3.62%</text:p>
          </table:table-cell>
          <table:table-cell table:style-name="ce45" table:formula="of:=[.K22]/[.K10]" office:value-type="percentage" office:value="0.0363305292954576" calcext:value-type="percentage">
            <text:p>3.63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25.0274" calcext:value-type="float">
            <text:p>25</text:p>
          </table:table-cell>
          <table:table-cell table:style-name="ce39" office:value-type="float" office:value="25.2672" calcext:value-type="float">
            <text:p>25</text:p>
          </table:table-cell>
          <table:table-cell table:style-name="ce39" office:value-type="float" office:value="25.028" calcext:value-type="float">
            <text:p>25</text:p>
          </table:table-cell>
          <table:table-cell table:style-name="ce39" office:value-type="float" office:value="25.03" calcext:value-type="float">
            <text:p>25</text:p>
          </table:table-cell>
          <table:table-cell table:style-name="ce39" office:value-type="float" office:value="25.0368" calcext:value-type="float">
            <text:p>25</text:p>
          </table:table-cell>
          <table:table-cell table:style-name="ce39" office:value-type="float" office:value="25.0316" calcext:value-type="float">
            <text:p>25</text:p>
          </table:table-cell>
          <table:table-cell table:style-name="ce43" office:value-type="float" office:value="25.2522" calcext:value-type="float">
            <text:p>25</text:p>
          </table:table-cell>
          <table:table-cell table:style-name="ce45" table:formula="of:=[.E23]/[.E11]" office:value-type="percentage" office:value="0.00550917675895823" calcext:value-type="percentage">
            <text:p>0.55%</text:p>
          </table:table-cell>
          <table:table-cell table:style-name="ce45" table:formula="of:=[.F23]/[.F11]" office:value-type="percentage" office:value="0.00650286216836296" calcext:value-type="percentage">
            <text:p>0.65%</text:p>
          </table:table-cell>
          <table:table-cell table:style-name="ce45" table:formula="of:=[.G23]/[.G11]" office:value-type="percentage" office:value="0.00781399129046561" calcext:value-type="percentage">
            <text:p>0.78%</text:p>
          </table:table-cell>
          <table:table-cell table:style-name="ce45" table:formula="of:=[.H23]/[.H11]" office:value-type="percentage" office:value="0.0259943379492409" calcext:value-type="percentage">
            <text:p>2.60%</text:p>
          </table:table-cell>
          <table:table-cell table:style-name="ce45" table:formula="of:=[.I23]/[.I11]" office:value-type="percentage" office:value="0.0260095682566251" calcext:value-type="percentage">
            <text:p>2.60%</text:p>
          </table:table-cell>
          <table:table-cell table:style-name="ce45" table:formula="of:=[.J23]/[.J11]" office:value-type="percentage" office:value="0.0260095540296022" calcext:value-type="percentage">
            <text:p>2.60%</text:p>
          </table:table-cell>
          <table:table-cell table:style-name="ce45" table:formula="of:=[.K23]/[.K11]" office:value-type="percentage" office:value="0.0262582589327494" calcext:value-type="percentage">
            <text:p>2.63%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2.7164" calcext:value-type="float">
            <text:p>43</text:p>
          </table:table-cell>
          <table:table-cell office:value-type="float" office:value="42.7476" calcext:value-type="float">
            <text:p>43</text:p>
          </table:table-cell>
          <table:table-cell office:value-type="float" office:value="42.7498" calcext:value-type="float">
            <text:p>43</text:p>
          </table:table-cell>
          <table:table-cell office:value-type="float" office:value="42.7394" calcext:value-type="float">
            <text:p>43</text:p>
          </table:table-cell>
          <table:table-cell office:value-type="float" office:value="42.7288" calcext:value-type="float">
            <text:p>43</text:p>
          </table:table-cell>
          <table:table-cell office:value-type="float" office:value="42.7508" calcext:value-type="float">
            <text:p>43</text:p>
          </table:table-cell>
          <table:table-cell office:value-type="float" office:value="42.7606" calcext:value-type="float">
            <text:p>43</text:p>
          </table:table-cell>
          <table:table-cell table:style-name="ce45" table:formula="of:=[.E24]/[.E12]" office:value-type="percentage" office:value="0.00796656951680661" calcext:value-type="percentage">
            <text:p>0.80%</text:p>
          </table:table-cell>
          <table:table-cell table:style-name="ce45" table:formula="of:=[.F24]/[.F12]" office:value-type="percentage" office:value="0.00887167610998059" calcext:value-type="percentage">
            <text:p>0.89%</text:p>
          </table:table-cell>
          <table:table-cell table:style-name="ce45" table:formula="of:=[.G24]/[.G12]" office:value-type="percentage" office:value="0.010250838594456" calcext:value-type="percentage">
            <text:p>1.03%</text:p>
          </table:table-cell>
          <table:table-cell table:style-name="ce45" table:formula="of:=[.H24]/[.H12]" office:value-type="percentage" office:value="0.0451540202644453" calcext:value-type="percentage">
            <text:p>4.52%</text:p>
          </table:table-cell>
          <table:table-cell table:style-name="ce45" table:formula="of:=[.I24]/[.I12]" office:value-type="percentage" office:value="0.0451426878624564" calcext:value-type="percentage">
            <text:p>4.51%</text:p>
          </table:table-cell>
          <table:table-cell table:style-name="ce45" table:formula="of:=[.J24]/[.J12]" office:value-type="percentage" office:value="0.0451581445599767" calcext:value-type="percentage">
            <text:p>4.52%</text:p>
          </table:table-cell>
          <table:table-cell table:style-name="ce45" table:formula="of:=[.K24]/[.K12]" office:value-type="percentage" office:value="0.0450262298327229" calcext:value-type="percentage">
            <text:p>4.50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26.452" calcext:value-type="float">
            <text:p>26</text:p>
          </table:table-cell>
          <table:table-cell table:style-name="ce38" office:value-type="float" office:value="26.4812" calcext:value-type="float">
            <text:p>26</text:p>
          </table:table-cell>
          <table:table-cell table:style-name="ce38" office:value-type="float" office:value="26.4878" calcext:value-type="float">
            <text:p>26</text:p>
          </table:table-cell>
          <table:table-cell table:style-name="ce38" office:value-type="float" office:value="26.494" calcext:value-type="float">
            <text:p>26</text:p>
          </table:table-cell>
          <table:table-cell table:style-name="ce38" office:value-type="float" office:value="26.5026" calcext:value-type="float">
            <text:p>27</text:p>
          </table:table-cell>
          <table:table-cell table:style-name="ce38" office:value-type="float" office:value="26.5038" calcext:value-type="float">
            <text:p>27</text:p>
          </table:table-cell>
          <table:table-cell table:style-name="ce42" office:value-type="float" office:value="26.4884" calcext:value-type="float">
            <text:p>26</text:p>
          </table:table-cell>
          <table:table-cell table:style-name="ce45" table:formula="of:=[.E25]/[.E13]" office:value-type="percentage" office:value="0.00578094510278858" calcext:value-type="percentage">
            <text:p>0.58%</text:p>
          </table:table-cell>
          <table:table-cell table:style-name="ce45" table:formula="of:=[.F25]/[.F13]" office:value-type="percentage" office:value="0.00675383341741237" calcext:value-type="percentage">
            <text:p>0.68%</text:p>
          </table:table-cell>
          <table:table-cell table:style-name="ce45" table:formula="of:=[.G25]/[.G13]" office:value-type="percentage" office:value="0.00821896470299116" calcext:value-type="percentage">
            <text:p>0.82%</text:p>
          </table:table-cell>
          <table:table-cell table:style-name="ce45" table:formula="of:=[.H25]/[.H13]" office:value-type="percentage" office:value="0.0277911520205596" calcext:value-type="percentage">
            <text:p>2.78%</text:p>
          </table:table-cell>
          <table:table-cell table:style-name="ce45" table:formula="of:=[.I25]/[.I13]" office:value-type="percentage" office:value="0.0278205776077028" calcext:value-type="percentage">
            <text:p>2.78%</text:p>
          </table:table-cell>
          <table:table-cell table:style-name="ce45" table:formula="of:=[.J25]/[.J13]" office:value-type="percentage" office:value="0.0278058185772051" calcext:value-type="percentage">
            <text:p>2.78%</text:p>
          </table:table-cell>
          <table:table-cell table:style-name="ce45" table:formula="of:=[.K25]/[.K13]" office:value-type="percentage" office:value="0.0277307370184255" calcext:value-type="percentage">
            <text:p>2.77%</text:p>
          </table:table-cell>
        </table:table-row>
        <table:table-row table:style-name="ro2">
          <table:table-cell table:style-name="ce5"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35" office:value-type="float" office:value="23.9994" calcext:value-type="float">
            <text:p>24</text:p>
          </table:table-cell>
          <table:table-cell table:style-name="ce39" office:value-type="float" office:value="24.0022" calcext:value-type="float">
            <text:p>24</text:p>
          </table:table-cell>
          <table:table-cell table:style-name="ce39" office:value-type="float" office:value="24.0028" calcext:value-type="float">
            <text:p>24</text:p>
          </table:table-cell>
          <table:table-cell table:style-name="ce39" office:value-type="float" office:value="24.0078" calcext:value-type="float">
            <text:p>24</text:p>
          </table:table-cell>
          <table:table-cell table:style-name="ce39" office:value-type="float" office:value="23.9996" calcext:value-type="float">
            <text:p>24</text:p>
          </table:table-cell>
          <table:table-cell table:style-name="ce39" office:value-type="float" office:value="24.023" calcext:value-type="float">
            <text:p>24</text:p>
          </table:table-cell>
          <table:table-cell table:style-name="ce43" office:value-type="float" office:value="23.9726" calcext:value-type="float">
            <text:p>24</text:p>
          </table:table-cell>
          <table:table-cell table:style-name="ce45" table:formula="of:=[.E26]/[.E14]" office:value-type="percentage" office:value="0.00761533668149981" calcext:value-type="percentage">
            <text:p>0.76%</text:p>
          </table:table-cell>
          <table:table-cell table:style-name="ce45" table:formula="of:=[.F26]/[.F14]" office:value-type="percentage" office:value="0.00989927013597134" calcext:value-type="percentage">
            <text:p>0.99%</text:p>
          </table:table-cell>
          <table:table-cell table:style-name="ce45" table:formula="of:=[.G26]/[.G14]" office:value-type="percentage" office:value="0.0140555414886408" calcext:value-type="percentage">
            <text:p>1.41%</text:p>
          </table:table-cell>
          <table:table-cell table:style-name="ce45" table:formula="of:=[.H26]/[.H14]" office:value-type="percentage" office:value="0.0251623175853029" calcext:value-type="percentage">
            <text:p>2.52%</text:p>
          </table:table-cell>
          <table:table-cell table:style-name="ce45" table:formula="of:=[.I26]/[.I14]" office:value-type="percentage" office:value="0.0251542136211079" calcext:value-type="percentage">
            <text:p>2.52%</text:p>
          </table:table-cell>
          <table:table-cell table:style-name="ce45" table:formula="of:=[.J26]/[.J14]" office:value-type="percentage" office:value="0.0252109817999862" calcext:value-type="percentage">
            <text:p>2.52%</text:p>
          </table:table-cell>
          <table:table-cell table:style-name="ce45" table:formula="of:=[.K26]/[.K14]" office:value-type="percentage" office:value="0.0245720650124569" calcext:value-type="percentage">
            <text:p>2.46%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of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1434.26" calcext:value-type="float">
            <text:p>1434</text:p>
          </table:table-cell>
          <table:table-cell office:value-type="float" office:value="1254.6666" calcext:value-type="float">
            <text:p>1255</text:p>
          </table:table-cell>
          <table:table-cell office:value-type="float" office:value="1203.9018" calcext:value-type="float">
            <text:p>1204</text:p>
          </table:table-cell>
          <table:table-cell office:value-type="float" office:value="437.2776" calcext:value-type="float">
            <text:p>437</text:p>
          </table:table-cell>
          <table:table-cell office:value-type="float" office:value="437.1532" calcext:value-type="float">
            <text:p>437</text:p>
          </table:table-cell>
          <table:table-cell office:value-type="float" office:value="437.0618" calcext:value-type="float">
            <text:p>437</text:p>
          </table:table-cell>
          <table:table-cell office:value-type="float" office:value="447.826" calcext:value-type="float">
            <text:p>44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1473.1686" calcext:value-type="float">
            <text:p>1473</text:p>
          </table:table-cell>
          <table:table-cell table:style-name="ce38" office:value-type="float" office:value="1289.6086" calcext:value-type="float">
            <text:p>1290</text:p>
          </table:table-cell>
          <table:table-cell table:style-name="ce38" office:value-type="float" office:value="1274.7614" calcext:value-type="float">
            <text:p>1275</text:p>
          </table:table-cell>
          <table:table-cell table:style-name="ce38" office:value-type="float" office:value="438.3056" calcext:value-type="float">
            <text:p>438</text:p>
          </table:table-cell>
          <table:table-cell table:style-name="ce38" office:value-type="float" office:value="438.031" calcext:value-type="float">
            <text:p>438</text:p>
          </table:table-cell>
          <table:table-cell table:style-name="ce38" office:value-type="float" office:value="437.35" calcext:value-type="float">
            <text:p>437</text:p>
          </table:table-cell>
          <table:table-cell table:style-name="ce42" office:value-type="float" office:value="451.5414" calcext:value-type="float">
            <text:p>45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1601.5652" calcext:value-type="float">
            <text:p>1602</text:p>
          </table:table-cell>
          <table:table-cell table:style-name="ce39" office:value-type="float" office:value="1417.1334" calcext:value-type="float">
            <text:p>1417</text:p>
          </table:table-cell>
          <table:table-cell table:style-name="ce39" office:value-type="float" office:value="1395.7314" calcext:value-type="float">
            <text:p>1396</text:p>
          </table:table-cell>
          <table:table-cell table:style-name="ce39" office:value-type="float" office:value="433.9802" calcext:value-type="float">
            <text:p>434</text:p>
          </table:table-cell>
          <table:table-cell table:style-name="ce39" office:value-type="float" office:value="433.5602" calcext:value-type="float">
            <text:p>434</text:p>
          </table:table-cell>
          <table:table-cell table:style-name="ce39" office:value-type="float" office:value="433.3982" calcext:value-type="float">
            <text:p>433</text:p>
          </table:table-cell>
          <table:table-cell table:style-name="ce43" office:value-type="float" office:value="446.9512" calcext:value-type="float">
            <text:p>44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1590.2508" calcext:value-type="float">
            <text:p>1590</text:p>
          </table:table-cell>
          <table:table-cell office:value-type="float" office:value="1425.1656" calcext:value-type="float">
            <text:p>1425</text:p>
          </table:table-cell>
          <table:table-cell office:value-type="float" office:value="1388.1228" calcext:value-type="float">
            <text:p>1388</text:p>
          </table:table-cell>
          <table:table-cell office:value-type="float" office:value="422.3532" calcext:value-type="float">
            <text:p>422</text:p>
          </table:table-cell>
          <table:table-cell office:value-type="float" office:value="421.8464" calcext:value-type="float">
            <text:p>422</text:p>
          </table:table-cell>
          <table:table-cell office:value-type="float" office:value="421.9324" calcext:value-type="float">
            <text:p>422</text:p>
          </table:table-cell>
          <table:table-cell office:value-type="float" office:value="421.872" calcext:value-type="float">
            <text:p>42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1853.3214" calcext:value-type="float">
            <text:p>1853</text:p>
          </table:table-cell>
          <table:table-cell table:style-name="ce38" office:value-type="float" office:value="1668.2094" calcext:value-type="float">
            <text:p>1668</text:p>
          </table:table-cell>
          <table:table-cell table:style-name="ce38" office:value-type="float" office:value="1641.1026" calcext:value-type="float">
            <text:p>1641</text:p>
          </table:table-cell>
          <table:table-cell table:style-name="ce38" office:value-type="float" office:value="400.1818" calcext:value-type="float">
            <text:p>400</text:p>
          </table:table-cell>
          <table:table-cell table:style-name="ce38" office:value-type="float" office:value="400.2134" calcext:value-type="float">
            <text:p>400</text:p>
          </table:table-cell>
          <table:table-cell table:style-name="ce38" office:value-type="float" office:value="400.0296" calcext:value-type="float">
            <text:p>400</text:p>
          </table:table-cell>
          <table:table-cell table:style-name="ce42" office:value-type="float" office:value="399.7746" calcext:value-type="float">
            <text:p>40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2058.3436" calcext:value-type="float">
            <text:p>2058</text:p>
          </table:table-cell>
          <table:table-cell table:style-name="ce39" office:value-type="float" office:value="1849.6354" calcext:value-type="float">
            <text:p>1850</text:p>
          </table:table-cell>
          <table:table-cell table:style-name="ce39" office:value-type="float" office:value="1782.359" calcext:value-type="float">
            <text:p>1782</text:p>
          </table:table-cell>
          <table:table-cell table:style-name="ce39" office:value-type="float" office:value="421.0914" calcext:value-type="float">
            <text:p>421</text:p>
          </table:table-cell>
          <table:table-cell table:style-name="ce39" office:value-type="float" office:value="421.0216" calcext:value-type="float">
            <text:p>421</text:p>
          </table:table-cell>
          <table:table-cell table:style-name="ce39" office:value-type="float" office:value="420.5994" calcext:value-type="float">
            <text:p>421</text:p>
          </table:table-cell>
          <table:table-cell table:style-name="ce43" office:value-type="float" office:value="419.9052" calcext:value-type="float">
            <text:p>42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1752.6628" calcext:value-type="float">
            <text:p>1753</text:p>
          </table:table-cell>
          <table:table-cell office:value-type="float" office:value="1560.4494" calcext:value-type="float">
            <text:p>1560</text:p>
          </table:table-cell>
          <table:table-cell office:value-type="float" office:value="1515.73" calcext:value-type="float">
            <text:p>1516</text:p>
          </table:table-cell>
          <table:table-cell office:value-type="float" office:value="402.3226" calcext:value-type="float">
            <text:p>402</text:p>
          </table:table-cell>
          <table:table-cell office:value-type="float" office:value="391.9506" calcext:value-type="float">
            <text:p>392</text:p>
          </table:table-cell>
          <table:table-cell office:value-type="float" office:value="391.8692" calcext:value-type="float">
            <text:p>392</text:p>
          </table:table-cell>
          <table:table-cell office:value-type="float" office:value="392.3348" calcext:value-type="float">
            <text:p>39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1742.9188" calcext:value-type="float">
            <text:p>1743</text:p>
          </table:table-cell>
          <table:table-cell table:style-name="ce38" office:value-type="float" office:value="1525.8532" calcext:value-type="float">
            <text:p>1526</text:p>
          </table:table-cell>
          <table:table-cell table:style-name="ce38" office:value-type="float" office:value="1467.5452" calcext:value-type="float">
            <text:p>1468</text:p>
          </table:table-cell>
          <table:table-cell table:style-name="ce38" office:value-type="float" office:value="409.4376" calcext:value-type="float">
            <text:p>409</text:p>
          </table:table-cell>
          <table:table-cell table:style-name="ce38" office:value-type="float" office:value="396.3274" calcext:value-type="float">
            <text:p>396</text:p>
          </table:table-cell>
          <table:table-cell table:style-name="ce38" office:value-type="float" office:value="396.1238" calcext:value-type="float">
            <text:p>396</text:p>
          </table:table-cell>
          <table:table-cell table:style-name="ce42" office:value-type="float" office:value="398.087" calcext:value-type="float">
            <text:p>39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1381.2902" calcext:value-type="float">
            <text:p>1381</text:p>
          </table:table-cell>
          <table:table-cell table:style-name="ce39" office:value-type="float" office:value="1168.0908" calcext:value-type="float">
            <text:p>1168</text:p>
          </table:table-cell>
          <table:table-cell table:style-name="ce39" office:value-type="float" office:value="1102.831" calcext:value-type="float">
            <text:p>1103</text:p>
          </table:table-cell>
          <table:table-cell table:style-name="ce39" office:value-type="float" office:value="410.5432" calcext:value-type="float">
            <text:p>411</text:p>
          </table:table-cell>
          <table:table-cell table:style-name="ce39" office:value-type="float" office:value="402.9458" calcext:value-type="float">
            <text:p>403</text:p>
          </table:table-cell>
          <table:table-cell table:style-name="ce39" office:value-type="float" office:value="401.7142" calcext:value-type="float">
            <text:p>402</text:p>
          </table:table-cell>
          <table:table-cell table:style-name="ce43" office:value-type="float" office:value="403.3422" calcext:value-type="float">
            <text:p>40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1709.091" calcext:value-type="float">
            <text:p>1709</text:p>
          </table:table-cell>
          <table:table-cell office:value-type="float" office:value="1485.779" calcext:value-type="float">
            <text:p>1486</text:p>
          </table:table-cell>
          <table:table-cell office:value-type="float" office:value="1419.7626" calcext:value-type="float">
            <text:p>1420</text:p>
          </table:table-cell>
          <table:table-cell office:value-type="float" office:value="382.1734" calcext:value-type="float">
            <text:p>382</text:p>
          </table:table-cell>
          <table:table-cell office:value-type="float" office:value="381.4236" calcext:value-type="float">
            <text:p>381</text:p>
          </table:table-cell>
          <table:table-cell office:value-type="float" office:value="381.8396" calcext:value-type="float">
            <text:p>382</text:p>
          </table:table-cell>
          <table:table-cell office:value-type="float" office:value="381.2422" calcext:value-type="float">
            <text:p>381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1389.4296" calcext:value-type="float">
            <text:p>1389</text:p>
          </table:table-cell>
          <table:table-cell table:style-name="ce38" office:value-type="float" office:value="1169.4258" calcext:value-type="float">
            <text:p>1169</text:p>
          </table:table-cell>
          <table:table-cell table:style-name="ce38" office:value-type="float" office:value="1139.387" calcext:value-type="float">
            <text:p>1139</text:p>
          </table:table-cell>
          <table:table-cell table:style-name="ce38" office:value-type="float" office:value="390.374" calcext:value-type="float">
            <text:p>390</text:p>
          </table:table-cell>
          <table:table-cell table:style-name="ce38" office:value-type="float" office:value="390.176" calcext:value-type="float">
            <text:p>390</text:p>
          </table:table-cell>
          <table:table-cell table:style-name="ce38" office:value-type="float" office:value="389.8346" calcext:value-type="float">
            <text:p>390</text:p>
          </table:table-cell>
          <table:table-cell table:style-name="ce42" office:value-type="float" office:value="389.856" calcext:value-type="float">
            <text:p>390</text:p>
          </table:table-cell>
          <table:table-cell table:number-columns-repeated="7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s_3</text:p>
          </table:table-cell>
          <table:table-cell table:style-name="ce35" office:value-type="float" office:value="946.0798" calcext:value-type="float">
            <text:p>946</text:p>
          </table:table-cell>
          <table:table-cell table:style-name="ce39" office:value-type="float" office:value="710.0584" calcext:value-type="float">
            <text:p>710</text:p>
          </table:table-cell>
          <table:table-cell table:style-name="ce39" office:value-type="float" office:value="647.6634" calcext:value-type="float">
            <text:p>648</text:p>
          </table:table-cell>
          <table:table-cell table:style-name="ce39" office:value-type="float" office:value="393.1926" calcext:value-type="float">
            <text:p>393</text:p>
          </table:table-cell>
          <table:table-cell table:style-name="ce39" office:value-type="float" office:value="392.8418" calcext:value-type="float">
            <text:p>393</text:p>
          </table:table-cell>
          <table:table-cell table:style-name="ce39" office:value-type="float" office:value="391.7184" calcext:value-type="float">
            <text:p>392</text:p>
          </table:table-cell>
          <table:table-cell table:style-name="ce43" office:value-type="float" office:value="391.835" calcext:value-type="float">
            <text:p>392</text:p>
          </table:table-cell>
          <table:table-cell table:number-columns-repeated="7"/>
        </table:table-row>
        <table:table-row table:style-name="ro2">
          <table:table-cell/>
          <table:table-cell table:style-name="ce9" office:value-type="string" calcext:value-type="string">
            <text:p>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_1</text:p>
          </table:table-cell>
          <table:table-cell office:value-type="float" office:value="159.8254" calcext:value-type="float">
            <text:p>160</text:p>
          </table:table-cell>
          <table:table-cell office:value-type="float" office:value="169.8158" calcext:value-type="float">
            <text:p>170</text:p>
          </table:table-cell>
          <table:table-cell office:value-type="float" office:value="180.9148" calcext:value-type="float">
            <text:p>181</text:p>
          </table:table-cell>
          <table:table-cell office:value-type="float" office:value="192.7408" calcext:value-type="float">
            <text:p>193</text:p>
          </table:table-cell>
          <table:table-cell office:value-type="float" office:value="155.6048" calcext:value-type="float">
            <text:p>156</text:p>
          </table:table-cell>
          <table:table-cell office:value-type="float" office:value="155.494" calcext:value-type="float">
            <text:p>155</text:p>
          </table:table-cell>
          <table:table-cell office:value-type="float" office:value="155.6464" calcext:value-type="float">
            <text:p>156</text:p>
          </table:table-cell>
          <table:table-cell table:style-name="ce46" table:formula="of:=[.E39]/[.E27]" office:value-type="percentage" office:value="0.111434049614435" calcext:value-type="percentage">
            <text:p>11.14%</text:p>
          </table:table-cell>
          <table:table-cell table:style-name="ce46" table:formula="of:=[.F39]/[.F27]" office:value-type="percentage" office:value="0.135347350443536" calcext:value-type="percentage">
            <text:p>13.53%</text:p>
          </table:table-cell>
          <table:table-cell table:style-name="ce46" table:formula="of:=[.G39]/[.G27]" office:value-type="percentage" office:value="0.150273718338157" calcext:value-type="percentage">
            <text:p>15.03%</text:p>
          </table:table-cell>
          <table:table-cell table:style-name="ce46" table:formula="of:=[.H39]/[.H27]" office:value-type="percentage" office:value="0.440774464550665" calcext:value-type="percentage">
            <text:p>44.08%</text:p>
          </table:table-cell>
          <table:table-cell table:style-name="ce46" table:formula="of:=[.I39]/[.I27]" office:value-type="percentage" office:value="0.355950270980517" calcext:value-type="percentage">
            <text:p>35.60%</text:p>
          </table:table-cell>
          <table:table-cell table:style-name="ce46" table:formula="of:=[.J39]/[.J27]" office:value-type="percentage" office:value="0.355771197574348" calcext:value-type="percentage">
            <text:p>35.58%</text:p>
          </table:table-cell>
          <table:table-cell table:style-name="ce46" table:formula="of:=[.K39]/[.K27]" office:value-type="percentage" office:value="0.347559989817474" calcext:value-type="percentage">
            <text:p>34.76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53.053" calcext:value-type="float">
            <text:p>53</text:p>
          </table:table-cell>
          <table:table-cell table:style-name="ce38" office:value-type="float" office:value="42.1496" calcext:value-type="float">
            <text:p>42</text:p>
          </table:table-cell>
          <table:table-cell table:style-name="ce38" office:value-type="float" office:value="42.1392" calcext:value-type="float">
            <text:p>42</text:p>
          </table:table-cell>
          <table:table-cell table:style-name="ce38" office:value-type="float" office:value="42.1254" calcext:value-type="float">
            <text:p>42</text:p>
          </table:table-cell>
          <table:table-cell table:style-name="ce38" office:value-type="float" office:value="42.1466" calcext:value-type="float">
            <text:p>42</text:p>
          </table:table-cell>
          <table:table-cell table:style-name="ce38" office:value-type="float" office:value="42.1468" calcext:value-type="float">
            <text:p>42</text:p>
          </table:table-cell>
          <table:table-cell table:style-name="ce42" office:value-type="float" office:value="42.3602" calcext:value-type="float">
            <text:p>42</text:p>
          </table:table-cell>
          <table:table-cell table:style-name="ce46" table:formula="of:=[.E40]/[.E28]" office:value-type="percentage" office:value="0.0360128501245546" calcext:value-type="percentage">
            <text:p>3.60%</text:p>
          </table:table-cell>
          <table:table-cell table:style-name="ce46" table:formula="of:=[.F40]/[.F28]" office:value-type="percentage" office:value="0.0326840252150924" calcext:value-type="percentage">
            <text:p>3.27%</text:p>
          </table:table-cell>
          <table:table-cell table:style-name="ce46" table:formula="of:=[.G40]/[.G28]" office:value-type="percentage" office:value="0.0330565390511511" calcext:value-type="percentage">
            <text:p>3.31%</text:p>
          </table:table-cell>
          <table:table-cell table:style-name="ce46" table:formula="of:=[.H40]/[.H28]" office:value-type="percentage" office:value="0.0961096549987041" calcext:value-type="percentage">
            <text:p>9.61%</text:p>
          </table:table-cell>
          <table:table-cell table:style-name="ce46" table:formula="of:=[.I40]/[.I28]" office:value-type="percentage" office:value="0.0962183041839505" calcext:value-type="percentage">
            <text:p>9.62%</text:p>
          </table:table-cell>
          <table:table-cell table:style-name="ce46" table:formula="of:=[.J40]/[.J28]" office:value-type="percentage" office:value="0.0963685835143478" calcext:value-type="percentage">
            <text:p>9.64%</text:p>
          </table:table-cell>
          <table:table-cell table:style-name="ce46" table:formula="of:=[.K40]/[.K28]" office:value-type="percentage" office:value="0.0938124389037196" calcext:value-type="percentage">
            <text:p>9.38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6.5776" calcext:value-type="float">
            <text:p>37</text:p>
          </table:table-cell>
          <table:table-cell table:style-name="ce39" office:value-type="float" office:value="36.5986" calcext:value-type="float">
            <text:p>37</text:p>
          </table:table-cell>
          <table:table-cell table:style-name="ce39" office:value-type="float" office:value="36.5912" calcext:value-type="float">
            <text:p>37</text:p>
          </table:table-cell>
          <table:table-cell table:style-name="ce39" office:value-type="float" office:value="36.575" calcext:value-type="float">
            <text:p>37</text:p>
          </table:table-cell>
          <table:table-cell table:style-name="ce39" office:value-type="float" office:value="36.602" calcext:value-type="float">
            <text:p>37</text:p>
          </table:table-cell>
          <table:table-cell table:style-name="ce39" office:value-type="float" office:value="36.5614" calcext:value-type="float">
            <text:p>37</text:p>
          </table:table-cell>
          <table:table-cell table:style-name="ce43" office:value-type="float" office:value="36.6288" calcext:value-type="float">
            <text:p>37</text:p>
          </table:table-cell>
          <table:table-cell table:style-name="ce46" table:formula="of:=[.E41]/[.E29]" office:value-type="percentage" office:value="0.0228386580827306" calcext:value-type="percentage">
            <text:p>2.28%</text:p>
          </table:table-cell>
          <table:table-cell table:style-name="ce46" table:formula="of:=[.F41]/[.F29]" office:value-type="percentage" office:value="0.0258257973455428" calcext:value-type="percentage">
            <text:p>2.58%</text:p>
          </table:table-cell>
          <table:table-cell table:style-name="ce46" table:formula="of:=[.G41]/[.G29]" office:value-type="percentage" office:value="0.0262165055540056" calcext:value-type="percentage">
            <text:p>2.62%</text:p>
          </table:table-cell>
          <table:table-cell table:style-name="ce46" table:formula="of:=[.H41]/[.H29]" office:value-type="percentage" office:value="0.084278038491157" calcext:value-type="percentage">
            <text:p>8.43%</text:p>
          </table:table-cell>
          <table:table-cell table:style-name="ce46" table:formula="of:=[.I41]/[.I29]" office:value-type="percentage" office:value="0.0844219557053438" calcext:value-type="percentage">
            <text:p>8.44%</text:p>
          </table:table-cell>
          <table:table-cell table:style-name="ce46" table:formula="of:=[.J41]/[.J29]" office:value-type="percentage" office:value="0.0843598335203054" calcext:value-type="percentage">
            <text:p>8.44%</text:p>
          </table:table-cell>
          <table:table-cell table:style-name="ce46" table:formula="of:=[.K41]/[.K29]" office:value-type="percentage" office:value="0.0819525711084342" calcext:value-type="percentage">
            <text:p>8.20%</text:p>
          </table:table-cell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_1</text:p>
          </table:table-cell>
          <table:table-cell office:value-type="float" office:value="71.4002" calcext:value-type="float">
            <text:p>71</text:p>
          </table:table-cell>
          <table:table-cell office:value-type="float" office:value="71.5198" calcext:value-type="float">
            <text:p>72</text:p>
          </table:table-cell>
          <table:table-cell office:value-type="float" office:value="63.1292" calcext:value-type="float">
            <text:p>63</text:p>
          </table:table-cell>
          <table:table-cell office:value-type="float" office:value="63.2822" calcext:value-type="float">
            <text:p>63</text:p>
          </table:table-cell>
          <table:table-cell office:value-type="float" office:value="63.2798" calcext:value-type="float">
            <text:p>63</text:p>
          </table:table-cell>
          <table:table-cell office:value-type="float" office:value="63.2102" calcext:value-type="float">
            <text:p>63</text:p>
          </table:table-cell>
          <table:table-cell office:value-type="float" office:value="63.27" calcext:value-type="float">
            <text:p>63</text:p>
          </table:table-cell>
          <table:table-cell table:style-name="ce46" table:formula="of:=[.E42]/[.E30]" office:value-type="percentage" office:value="0.0448987040283206" calcext:value-type="percentage">
            <text:p>4.49%</text:p>
          </table:table-cell>
          <table:table-cell table:style-name="ce46" table:formula="of:=[.F42]/[.F30]" office:value-type="percentage" office:value="0.0501835014822137" calcext:value-type="percentage">
            <text:p>5.02%</text:p>
          </table:table-cell>
          <table:table-cell table:style-name="ce46" table:formula="of:=[.G42]/[.G30]" office:value-type="percentage" office:value="0.0454781089972732" calcext:value-type="percentage">
            <text:p>4.55%</text:p>
          </table:table-cell>
          <table:table-cell table:style-name="ce46" table:formula="of:=[.H42]/[.H30]" office:value-type="percentage" office:value="0.149832415144481" calcext:value-type="percentage">
            <text:p>14.98%</text:p>
          </table:table-cell>
          <table:table-cell table:style-name="ce46" table:formula="of:=[.I42]/[.I30]" office:value-type="percentage" office:value="0.150006732308252" calcext:value-type="percentage">
            <text:p>15.00%</text:p>
          </table:table-cell>
          <table:table-cell table:style-name="ce46" table:formula="of:=[.J42]/[.J30]" office:value-type="percentage" office:value="0.149811201984015" calcext:value-type="percentage">
            <text:p>14.98%</text:p>
          </table:table-cell>
          <table:table-cell table:style-name="ce46" table:formula="of:=[.K42]/[.K30]" office:value-type="percentage" office:value="0.149974399817954" calcext:value-type="percentage">
            <text:p>15.00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41.876" calcext:value-type="float">
            <text:p>42</text:p>
          </table:table-cell>
          <table:table-cell table:style-name="ce38" office:value-type="float" office:value="41.8588" calcext:value-type="float">
            <text:p>42</text:p>
          </table:table-cell>
          <table:table-cell table:style-name="ce38" office:value-type="float" office:value="41.8982" calcext:value-type="float">
            <text:p>42</text:p>
          </table:table-cell>
          <table:table-cell table:style-name="ce38" office:value-type="float" office:value="41.8664" calcext:value-type="float">
            <text:p>42</text:p>
          </table:table-cell>
          <table:table-cell table:style-name="ce38" office:value-type="float" office:value="41.8608" calcext:value-type="float">
            <text:p>42</text:p>
          </table:table-cell>
          <table:table-cell table:style-name="ce38" office:value-type="float" office:value="41.8488" calcext:value-type="float">
            <text:p>42</text:p>
          </table:table-cell>
          <table:table-cell table:style-name="ce42" office:value-type="float" office:value="41.8492" calcext:value-type="float">
            <text:p>42</text:p>
          </table:table-cell>
          <table:table-cell table:style-name="ce46" table:formula="of:=[.E43]/[.E31]" office:value-type="percentage" office:value="0.0225951095152735" calcext:value-type="percentage">
            <text:p>2.26%</text:p>
          </table:table-cell>
          <table:table-cell table:style-name="ce46" table:formula="of:=[.F43]/[.F31]" office:value-type="percentage" office:value="0.0250920537913286" calcext:value-type="percentage">
            <text:p>2.51%</text:p>
          </table:table-cell>
          <table:table-cell table:style-name="ce46" table:formula="of:=[.G43]/[.G31]" office:value-type="percentage" office:value="0.0255305183234735" calcext:value-type="percentage">
            <text:p>2.55%</text:p>
          </table:table-cell>
          <table:table-cell table:style-name="ce46" table:formula="of:=[.H43]/[.H31]" office:value-type="percentage" office:value="0.10461845091406" calcext:value-type="percentage">
            <text:p>10.46%</text:p>
          </table:table-cell>
          <table:table-cell table:style-name="ce46" table:formula="of:=[.I43]/[.I31]" office:value-type="percentage" office:value="0.104596197928405" calcext:value-type="percentage">
            <text:p>10.46%</text:p>
          </table:table-cell>
          <table:table-cell table:style-name="ce46" table:formula="of:=[.J43]/[.J31]" office:value-type="percentage" office:value="0.104614258544868" calcext:value-type="percentage">
            <text:p>10.46%</text:p>
          </table:table-cell>
          <table:table-cell table:style-name="ce46" table:formula="of:=[.K43]/[.K31]" office:value-type="percentage" office:value="0.104681988300407" calcext:value-type="percentage">
            <text:p>10.47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37.5586" calcext:value-type="float">
            <text:p>38</text:p>
          </table:table-cell>
          <table:table-cell table:style-name="ce39" office:value-type="float" office:value="37.9122" calcext:value-type="float">
            <text:p>38</text:p>
          </table:table-cell>
          <table:table-cell table:style-name="ce39" office:value-type="float" office:value="37.5512" calcext:value-type="float">
            <text:p>38</text:p>
          </table:table-cell>
          <table:table-cell table:style-name="ce39" office:value-type="float" office:value="37.5604" calcext:value-type="float">
            <text:p>38</text:p>
          </table:table-cell>
          <table:table-cell table:style-name="ce39" office:value-type="float" office:value="37.5412" calcext:value-type="float">
            <text:p>38</text:p>
          </table:table-cell>
          <table:table-cell table:style-name="ce39" office:value-type="float" office:value="37.5748" calcext:value-type="float">
            <text:p>38</text:p>
          </table:table-cell>
          <table:table-cell table:style-name="ce43" office:value-type="float" office:value="37.5538" calcext:value-type="float">
            <text:p>38</text:p>
          </table:table-cell>
          <table:table-cell table:style-name="ce46" table:formula="of:=[.E44]/[.E32]" office:value-type="percentage" office:value="0.0182470021040219" calcext:value-type="percentage">
            <text:p>1.82%</text:p>
          </table:table-cell>
          <table:table-cell table:style-name="ce46" table:formula="of:=[.F44]/[.F32]" office:value-type="percentage" office:value="0.0204971206757829" calcext:value-type="percentage">
            <text:p>2.05%</text:p>
          </table:table-cell>
          <table:table-cell table:style-name="ce46" table:formula="of:=[.G44]/[.G32]" office:value-type="percentage" office:value="0.0210682584148311" calcext:value-type="percentage">
            <text:p>2.11%</text:p>
          </table:table-cell>
          <table:table-cell table:style-name="ce46" table:formula="of:=[.H44]/[.H32]" office:value-type="percentage" office:value="0.0891977371183548" calcext:value-type="percentage">
            <text:p>8.92%</text:p>
          </table:table-cell>
          <table:table-cell table:style-name="ce46" table:formula="of:=[.I44]/[.I32]" office:value-type="percentage" office:value="0.0891669216021221" calcext:value-type="percentage">
            <text:p>8.92%</text:p>
          </table:table-cell>
          <table:table-cell table:style-name="ce46" table:formula="of:=[.J44]/[.J32]" office:value-type="percentage" office:value="0.089336313841627" calcext:value-type="percentage">
            <text:p>8.93%</text:p>
          </table:table-cell>
          <table:table-cell table:style-name="ce46" table:formula="of:=[.K44]/[.K32]" office:value-type="percentage" office:value="0.0894339960543475" calcext:value-type="percentage">
            <text:p>8.94%</text:p>
          </table:table-cell>
        </table:table-row>
        <table:table-row table:style-name="ro2"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s_1</text:p>
          </table:table-cell>
          <table:table-cell office:value-type="float" office:value="47.17" calcext:value-type="float">
            <text:p>47</text:p>
          </table:table-cell>
          <table:table-cell office:value-type="float" office:value="47.173" calcext:value-type="float">
            <text:p>47</text:p>
          </table:table-cell>
          <table:table-cell office:value-type="float" office:value="47.1732" calcext:value-type="float">
            <text:p>47</text:p>
          </table:table-cell>
          <table:table-cell office:value-type="float" office:value="47.1742" calcext:value-type="float">
            <text:p>47</text:p>
          </table:table-cell>
          <table:table-cell office:value-type="float" office:value="47.1484" calcext:value-type="float">
            <text:p>47</text:p>
          </table:table-cell>
          <table:table-cell office:value-type="float" office:value="47.1596" calcext:value-type="float">
            <text:p>47</text:p>
          </table:table-cell>
          <table:table-cell office:value-type="float" office:value="47.2314" calcext:value-type="float">
            <text:p>47</text:p>
          </table:table-cell>
          <table:table-cell table:style-name="ce46" table:formula="of:=[.E45]/[.E33]" office:value-type="percentage" office:value="0.026913334384686" calcext:value-type="percentage">
            <text:p>2.69%</text:p>
          </table:table-cell>
          <table:table-cell table:style-name="ce46" table:formula="of:=[.F45]/[.F33]" office:value-type="percentage" office:value="0.0302303938852487" calcext:value-type="percentage">
            <text:p>3.02%</text:p>
          </table:table-cell>
          <table:table-cell table:style-name="ce46" table:formula="of:=[.G45]/[.G33]" office:value-type="percentage" office:value="0.0311224294564335" calcext:value-type="percentage">
            <text:p>3.11%</text:p>
          </table:table-cell>
          <table:table-cell table:style-name="ce46" table:formula="of:=[.H45]/[.H33]" office:value-type="percentage" office:value="0.117254660811995" calcext:value-type="percentage">
            <text:p>11.73%</text:p>
          </table:table-cell>
          <table:table-cell table:style-name="ce46" table:formula="of:=[.I45]/[.I33]" office:value-type="percentage" office:value="0.120291689820095" calcext:value-type="percentage">
            <text:p>12.03%</text:p>
          </table:table-cell>
          <table:table-cell table:style-name="ce46" table:formula="of:=[.J45]/[.J33]" office:value-type="percentage" office:value="0.120345258060598" calcext:value-type="percentage">
            <text:p>12.03%</text:p>
          </table:table-cell>
          <table:table-cell table:style-name="ce46" table:formula="of:=[.K45]/[.K33]" office:value-type="percentage" office:value="0.120385446307592" calcext:value-type="percentage">
            <text:p>12.04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34.6736" calcext:value-type="float">
            <text:p>35</text:p>
          </table:table-cell>
          <table:table-cell table:style-name="ce38" office:value-type="float" office:value="34.6926" calcext:value-type="float">
            <text:p>35</text:p>
          </table:table-cell>
          <table:table-cell table:style-name="ce38" office:value-type="float" office:value="34.681" calcext:value-type="float">
            <text:p>35</text:p>
          </table:table-cell>
          <table:table-cell table:style-name="ce38" office:value-type="float" office:value="34.7042" calcext:value-type="float">
            <text:p>35</text:p>
          </table:table-cell>
          <table:table-cell table:style-name="ce38" office:value-type="float" office:value="34.6628" calcext:value-type="float">
            <text:p>35</text:p>
          </table:table-cell>
          <table:table-cell table:style-name="ce38" office:value-type="float" office:value="34.7044" calcext:value-type="float">
            <text:p>35</text:p>
          </table:table-cell>
          <table:table-cell table:style-name="ce42" office:value-type="float" office:value="34.8116" calcext:value-type="float">
            <text:p>35</text:p>
          </table:table-cell>
          <table:table-cell table:style-name="ce46" table:formula="of:=[.E46]/[.E34]" office:value-type="percentage" office:value="0.0198939847341138" calcext:value-type="percentage">
            <text:p>1.99%</text:p>
          </table:table-cell>
          <table:table-cell table:style-name="ce46" table:formula="of:=[.F46]/[.F34]" office:value-type="percentage" office:value="0.022736525374787" calcext:value-type="percentage">
            <text:p>2.27%</text:p>
          </table:table-cell>
          <table:table-cell table:style-name="ce46" table:formula="of:=[.G46]/[.G34]" office:value-type="percentage" office:value="0.0236319808071329" calcext:value-type="percentage">
            <text:p>2.36%</text:p>
          </table:table-cell>
          <table:table-cell table:style-name="ce46" table:formula="of:=[.H46]/[.H34]" office:value-type="percentage" office:value="0.084760657057388" calcext:value-type="percentage">
            <text:p>8.48%</text:p>
          </table:table-cell>
          <table:table-cell table:style-name="ce46" table:formula="of:=[.I46]/[.I34]" office:value-type="percentage" office:value="0.0874600141196395" calcext:value-type="percentage">
            <text:p>8.75%</text:p>
          </table:table-cell>
          <table:table-cell table:style-name="ce46" table:formula="of:=[.J46]/[.J34]" office:value-type="percentage" office:value="0.0876099845553335" calcext:value-type="percentage">
            <text:p>8.76%</text:p>
          </table:table-cell>
          <table:table-cell table:style-name="ce46" table:formula="of:=[.K46]/[.K34]" office:value-type="percentage" office:value="0.0874472163120122" calcext:value-type="percentage">
            <text:p>8.74%</text:p>
          </table:table-cell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s_3</text:p>
          </table:table-cell>
          <table:table-cell table:style-name="ce35" office:value-type="float" office:value="25.044" calcext:value-type="float">
            <text:p>25</text:p>
          </table:table-cell>
          <table:table-cell table:style-name="ce39" office:value-type="float" office:value="25.0478" calcext:value-type="float">
            <text:p>25</text:p>
          </table:table-cell>
          <table:table-cell table:style-name="ce39" office:value-type="float" office:value="25.0624" calcext:value-type="float">
            <text:p>25</text:p>
          </table:table-cell>
          <table:table-cell table:style-name="ce39" office:value-type="float" office:value="25.059" calcext:value-type="float">
            <text:p>25</text:p>
          </table:table-cell>
          <table:table-cell table:style-name="ce39" office:value-type="float" office:value="25.0556" calcext:value-type="float">
            <text:p>25</text:p>
          </table:table-cell>
          <table:table-cell table:style-name="ce39" office:value-type="float" office:value="25.0042" calcext:value-type="float">
            <text:p>25</text:p>
          </table:table-cell>
          <table:table-cell table:style-name="ce43" office:value-type="float" office:value="25.268" calcext:value-type="float">
            <text:p>25</text:p>
          </table:table-cell>
          <table:table-cell table:style-name="ce46" table:formula="of:=[.E47]/[.E35]" office:value-type="percentage" office:value="0.0181308750326325" calcext:value-type="percentage">
            <text:p>1.81%</text:p>
          </table:table-cell>
          <table:table-cell table:style-name="ce46" table:formula="of:=[.F47]/[.F35]" office:value-type="percentage" office:value="0.0214433672450806" calcext:value-type="percentage">
            <text:p>2.14%</text:p>
          </table:table-cell>
          <table:table-cell table:style-name="ce46" table:formula="of:=[.G47]/[.G35]" office:value-type="percentage" office:value="0.0227255127938914" calcext:value-type="percentage">
            <text:p>2.27%</text:p>
          </table:table-cell>
          <table:table-cell table:style-name="ce46" table:formula="of:=[.H47]/[.H35]" office:value-type="percentage" office:value="0.0610386434363059" calcext:value-type="percentage">
            <text:p>6.10%</text:p>
          </table:table-cell>
          <table:table-cell table:style-name="ce46" table:formula="of:=[.I47]/[.I35]" office:value-type="percentage" office:value="0.0621810675281887" calcext:value-type="percentage">
            <text:p>6.22%</text:p>
          </table:table-cell>
          <table:table-cell table:style-name="ce46" table:formula="of:=[.J47]/[.J35]" office:value-type="percentage" office:value="0.0622437543905593" calcext:value-type="percentage">
            <text:p>6.22%</text:p>
          </table:table-cell>
          <table:table-cell table:style-name="ce46" table:formula="of:=[.K47]/[.K35]" office:value-type="percentage" office:value="0.0626465566955305" calcext:value-type="percentage">
            <text:p>6.26%</text:p>
          </table:table-cell>
        </table:table-row>
        <table:table-row table:style-name="ro2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string" calcext:value-type="string">
            <text:p>s_1</text:p>
          </table:table-cell>
          <table:table-cell office:value-type="float" office:value="42.73" calcext:value-type="float">
            <text:p>43</text:p>
          </table:table-cell>
          <table:table-cell office:value-type="float" office:value="42.7374" calcext:value-type="float">
            <text:p>43</text:p>
          </table:table-cell>
          <table:table-cell office:value-type="float" office:value="42.747" calcext:value-type="float">
            <text:p>43</text:p>
          </table:table-cell>
          <table:table-cell office:value-type="float" office:value="42.7534" calcext:value-type="float">
            <text:p>43</text:p>
          </table:table-cell>
          <table:table-cell office:value-type="float" office:value="42.7314" calcext:value-type="float">
            <text:p>43</text:p>
          </table:table-cell>
          <table:table-cell office:value-type="float" office:value="42.7362" calcext:value-type="float">
            <text:p>43</text:p>
          </table:table-cell>
          <table:table-cell office:value-type="float" office:value="42.7224" calcext:value-type="float">
            <text:p>43</text:p>
          </table:table-cell>
          <table:table-cell table:style-name="ce46" table:formula="of:=[.E48]/[.E36]" office:value-type="percentage" office:value="0.0250015944148088" calcext:value-type="percentage">
            <text:p>2.50%</text:p>
          </table:table-cell>
          <table:table-cell table:style-name="ce46" table:formula="of:=[.F48]/[.F36]" office:value-type="percentage" office:value="0.0287643047855704" calcext:value-type="percentage">
            <text:p>2.88%</text:p>
          </table:table-cell>
          <table:table-cell table:style-name="ce46" table:formula="of:=[.G48]/[.G36]" office:value-type="percentage" office:value="0.0301085547682408" calcext:value-type="percentage">
            <text:p>3.01%</text:p>
          </table:table-cell>
          <table:table-cell table:style-name="ce46" table:formula="of:=[.H48]/[.H36]" office:value-type="percentage" office:value="0.11186911490962" calcext:value-type="percentage">
            <text:p>11.19%</text:p>
          </table:table-cell>
          <table:table-cell table:style-name="ce46" table:formula="of:=[.I48]/[.I36]" office:value-type="percentage" office:value="0.112031347824309" calcext:value-type="percentage">
            <text:p>11.20%</text:p>
          </table:table-cell>
          <table:table-cell table:style-name="ce46" table:formula="of:=[.J48]/[.J36]" office:value-type="percentage" office:value="0.111921864573502" calcext:value-type="percentage">
            <text:p>11.19%</text:p>
          </table:table-cell>
          <table:table-cell table:style-name="ce46" table:formula="of:=[.K48]/[.K36]" office:value-type="percentage" office:value="0.112061046757153" calcext:value-type="percentage">
            <text:p>11.21%</text:p>
          </table:table-cell>
        </table:table-row>
        <table:table-row table:style-name="ro2">
          <table:table-cell table:number-columns-repeated="2"/>
          <table:table-cell table:style-name="ce10"/>
          <table:table-cell table:style-name="ce10" office:value-type="string" calcext:value-type="string">
            <text:p>s_2</text:p>
          </table:table-cell>
          <table:table-cell table:style-name="ce34" office:value-type="float" office:value="26.4934" calcext:value-type="float">
            <text:p>26</text:p>
          </table:table-cell>
          <table:table-cell table:style-name="ce38" office:value-type="float" office:value="26.469" calcext:value-type="float">
            <text:p>26</text:p>
          </table:table-cell>
          <table:table-cell table:style-name="ce38" office:value-type="float" office:value="26.5028" calcext:value-type="float">
            <text:p>27</text:p>
          </table:table-cell>
          <table:table-cell table:style-name="ce38" office:value-type="float" office:value="26.4934" calcext:value-type="float">
            <text:p>26</text:p>
          </table:table-cell>
          <table:table-cell table:style-name="ce38" office:value-type="float" office:value="26.5046" calcext:value-type="float">
            <text:p>27</text:p>
          </table:table-cell>
          <table:table-cell table:style-name="ce38" office:value-type="float" office:value="26.4966" calcext:value-type="float">
            <text:p>26</text:p>
          </table:table-cell>
          <table:table-cell table:style-name="ce42" office:value-type="float" office:value="26.5024" calcext:value-type="float">
            <text:p>27</text:p>
          </table:table-cell>
          <table:table-cell table:style-name="ce46" table:formula="of:=[.E49]/[.E37]" office:value-type="percentage" office:value="0.0190678246670432" calcext:value-type="percentage">
            <text:p>1.91%</text:p>
          </table:table-cell>
          <table:table-cell table:style-name="ce46" table:formula="of:=[.F49]/[.F37]" office:value-type="percentage" office:value="0.02263418508468" calcext:value-type="percentage">
            <text:p>2.26%</text:p>
          </table:table-cell>
          <table:table-cell table:style-name="ce46" table:formula="of:=[.G49]/[.G37]" office:value-type="percentage" office:value="0.0232605778370299" calcext:value-type="percentage">
            <text:p>2.33%</text:p>
          </table:table-cell>
          <table:table-cell table:style-name="ce46" table:formula="of:=[.H49]/[.H37]" office:value-type="percentage" office:value="0.0678667124347421" calcext:value-type="percentage">
            <text:p>6.79%</text:p>
          </table:table-cell>
          <table:table-cell table:style-name="ce46" table:formula="of:=[.I49]/[.I37]" office:value-type="percentage" office:value="0.0679298572951694" calcext:value-type="percentage">
            <text:p>6.79%</text:p>
          </table:table-cell>
          <table:table-cell table:style-name="ce46" table:formula="of:=[.J49]/[.J37]" office:value-type="percentage" office:value="0.067968825753281" calcext:value-type="percentage">
            <text:p>6.80%</text:p>
          </table:table-cell>
          <table:table-cell table:style-name="ce46" table:formula="of:=[.K49]/[.K37]" office:value-type="percentage" office:value="0.0679799720922597" calcext:value-type="percentage">
            <text:p>6.80%</text:p>
          </table:table-cell>
        </table:table-row>
        <table:table-row table:style-name="ro2">
          <table:table-cell table:style-name="ce6"/>
          <table:table-cell table:style-name="ce12" table:number-columns-repeated="2"/>
          <table:table-cell table:style-name="ce12" office:value-type="string" calcext:value-type="string">
            <text:p>s_3</text:p>
          </table:table-cell>
          <table:table-cell table:style-name="ce36" office:value-type="float" office:value="24.019" calcext:value-type="float">
            <text:p>24</text:p>
          </table:table-cell>
          <table:table-cell table:style-name="ce40" office:value-type="float" office:value="23.9992" calcext:value-type="float">
            <text:p>24</text:p>
          </table:table-cell>
          <table:table-cell table:style-name="ce40" office:value-type="float" office:value="23.9838" calcext:value-type="float">
            <text:p>24</text:p>
          </table:table-cell>
          <table:table-cell table:style-name="ce40" office:value-type="float" office:value="24.0218" calcext:value-type="float">
            <text:p>24</text:p>
          </table:table-cell>
          <table:table-cell table:style-name="ce40" office:value-type="float" office:value="24.0094" calcext:value-type="float">
            <text:p>24</text:p>
          </table:table-cell>
          <table:table-cell table:style-name="ce40" office:value-type="float" office:value="24.0164" calcext:value-type="float">
            <text:p>24</text:p>
          </table:table-cell>
          <table:table-cell table:style-name="ce44" office:value-type="float" office:value="24.01" calcext:value-type="float">
            <text:p>24</text:p>
          </table:table-cell>
          <table:table-cell table:style-name="ce46" table:formula="of:=[.E50]/[.E38]" office:value-type="percentage" office:value="0.0253879218222395" calcext:value-type="percentage">
            <text:p>2.54%</text:p>
          </table:table-cell>
          <table:table-cell table:style-name="ce46" table:formula="of:=[.F50]/[.F38]" office:value-type="percentage" office:value="0.0337989100614823" calcext:value-type="percentage">
            <text:p>3.38%</text:p>
          </table:table-cell>
          <table:table-cell table:style-name="ce46" table:formula="of:=[.G50]/[.G38]" office:value-type="percentage" office:value="0.0370312727259252" calcext:value-type="percentage">
            <text:p>3.70%</text:p>
          </table:table-cell>
          <table:table-cell table:style-name="ce46" table:formula="of:=[.H50]/[.H38]" office:value-type="percentage" office:value="0.0610942321905346" calcext:value-type="percentage">
            <text:p>6.11%</text:p>
          </table:table-cell>
          <table:table-cell table:style-name="ce46" table:formula="of:=[.I50]/[.I38]" office:value-type="percentage" office:value="0.0611172232690106" calcext:value-type="percentage">
            <text:p>6.11%</text:p>
          </table:table-cell>
          <table:table-cell table:style-name="ce46" table:formula="of:=[.J50]/[.J38]" office:value-type="percentage" office:value="0.061310369898376" calcext:value-type="percentage">
            <text:p>6.13%</text:p>
          </table:table-cell>
          <table:table-cell table:style-name="ce46" table:formula="of:=[.K50]/[.K38]" office:value-type="percentage" office:value="0.0612757921063713" calcext:value-type="percentage">
            <text:p>6.13%</text:p>
          </table:table-cell>
        </table:table-row>
        <calcext:conditional-formats>
          <calcext:conditional-format calcext:target-range-address="summary.L15:summary.R26">
            <calcext:color-scale>
              <calcext:color-scale-entry calcext:value="0" calcext:type="minimum" calcext:color="#00cc00"/>
              <calcext:color-scale-entry calcext:value="1" calcext:type="number" calcext:color="#ffffff"/>
              <calcext:color-scale-entry calcext:value="0" calcext:type="maximum" calcext:color="#ff0000"/>
            </calcext:color-scale>
          </calcext:conditional-format>
          <calcext:conditional-format calcext:target-range-address="summary.L39:summary.R50">
            <calcext:color-scale>
              <calcext:color-scale-entry calcext:value="0" calcext:type="minimum" calcext:color="#00cc00"/>
              <calcext:color-scale-entry calcext:value="1" calcext:type="number" calcext:color="#ffffff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-pilot-tables>
        <table:data-pilot-table table:name="DataPilot1" table:application-data="" table:target-range-address="'pivot table'.A1:'pivot table'.K50" table:buttons="'pivot table'.A2 'pivot table'.B2 'pivot table'.C2 'pivot table'.D2 'pivot table'.E1" table:grand-total="none" table:show-filter-button="false" table:drill-down-on-double-click="false">
          <table:source-cell-range table:cell-range-address="'sort-indexes-ios-limit'.A1:'sort-indexes-ios-limit'.L168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ork_mem" table:orientation="column" table:used-hierarchy="0" table:function="auto">
            <table:data-pilot-level table:show-empty="false" calcext:repeat-item-labels="false">
              <table:data-pilot-members>
                <table:data-pilot-member table:name="4" table:display="true" table:show-details="true"/>
                <table:data-pilot-member table:name="8" table:display="true" table:show-details="true"/>
                <table:data-pilot-member table:name="16" table:display="true" table:show-details="true"/>
                <table:data-pilot-member table:name="32" table:display="true" table:show-details="true"/>
                <table:data-pilot-member table:name="64" table:display="true" table:show-details="true"/>
                <table:data-pilot-member table:name="128" table:display="true" table:show-details="true"/>
                <table:data-pilot-member table:name="2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_workers" table:orientation="row" table:used-hierarchy="0" table:function="auto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nable_incrementalsort" table:orientation="row" table:used-hierarchy="0" table:function="auto">
            <table:data-pilot-level table:show-empty="false" calcext:repeat-item-labels="false">
              <table:data-pilot-members>
                <table:data-pilot-member table:name="off" table:display="true" table:show-details="true"/>
                <table:data-pilot-member table:name="o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groups" table:orientation="row" table:used-hierarchy="0" table:function="auto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00" table:display="true" table:show-details="true"/>
                <table:data-pilot-member table:name="1000" table:display="true" table:show-details="true"/>
                <table:data-pilot-member table:name="100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able" table:orientation="row" table:used-hierarchy="0" table:function="auto">
            <table:data-pilot-level table:show-empty="false" calcext:repeat-item-labels="false">
              <table:data-pilot-members>
                <table:data-pilot-member table:name="s_1" table:display="true" table:show-details="true"/>
                <table:data-pilot-member table:name="s_2" table:display="true" table:show-details="true"/>
                <table:data-pilot-member table:name="s_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uration" table:orientation="data" table:used-hierarchy="0" table:function="average">
            <table:data-pilot-level table:show-empty="false" calcext:repeat-item-labels="false">
              <table:data-pilot-members>
                <table:data-pilot-member table:name="23.941" table:display="true" table:show-details="true"/>
                <table:data-pilot-member table:name="23.942" table:display="true" table:show-details="true"/>
                <table:data-pilot-member table:name="23.95" table:display="true" table:show-details="true"/>
                <table:data-pilot-member table:name="23.954" table:display="true" table:show-details="true"/>
                <table:data-pilot-member table:name="23.956" table:display="true" table:show-details="true"/>
                <table:data-pilot-member table:name="23.96" table:display="true" table:show-details="true"/>
                <table:data-pilot-member table:name="23.962" table:display="true" table:show-details="true"/>
                <table:data-pilot-member table:name="23.963" table:display="true" table:show-details="true"/>
                <table:data-pilot-member table:name="23.964" table:display="true" table:show-details="true"/>
                <table:data-pilot-member table:name="23.968" table:display="true" table:show-details="true"/>
                <table:data-pilot-member table:name="23.971" table:display="true" table:show-details="true"/>
                <table:data-pilot-member table:name="23.976" table:display="true" table:show-details="true"/>
                <table:data-pilot-member table:name="23.978" table:display="true" table:show-details="true"/>
                <table:data-pilot-member table:name="23.98" table:display="true" table:show-details="true"/>
                <table:data-pilot-member table:name="23.981" table:display="true" table:show-details="true"/>
                <table:data-pilot-member table:name="23.983" table:display="true" table:show-details="true"/>
                <table:data-pilot-member table:name="23.986" table:display="true" table:show-details="true"/>
                <table:data-pilot-member table:name="23.988" table:display="true" table:show-details="true"/>
                <table:data-pilot-member table:name="23.989" table:display="true" table:show-details="true"/>
                <table:data-pilot-member table:name="23.991" table:display="true" table:show-details="true"/>
                <table:data-pilot-member table:name="23.994" table:display="true" table:show-details="true"/>
                <table:data-pilot-member table:name="23.997" table:display="true" table:show-details="true"/>
                <table:data-pilot-member table:name="23.999" table:display="true" table:show-details="true"/>
                <table:data-pilot-member table:name="24.001" table:display="true" table:show-details="true"/>
                <table:data-pilot-member table:name="24.002" table:display="true" table:show-details="true"/>
                <table:data-pilot-member table:name="24.003" table:display="true" table:show-details="true"/>
                <table:data-pilot-member table:name="24.004" table:display="true" table:show-details="true"/>
                <table:data-pilot-member table:name="24.005" table:display="true" table:show-details="true"/>
                <table:data-pilot-member table:name="24.006" table:display="true" table:show-details="true"/>
                <table:data-pilot-member table:name="24.008" table:display="true" table:show-details="true"/>
                <table:data-pilot-member table:name="24.011" table:display="true" table:show-details="true"/>
                <table:data-pilot-member table:name="24.012" table:display="true" table:show-details="true"/>
                <table:data-pilot-member table:name="24.014" table:display="true" table:show-details="true"/>
                <table:data-pilot-member table:name="24.017" table:display="true" table:show-details="true"/>
                <table:data-pilot-member table:name="24.022" table:display="true" table:show-details="true"/>
                <table:data-pilot-member table:name="24.023" table:display="true" table:show-details="true"/>
                <table:data-pilot-member table:name="24.026" table:display="true" table:show-details="true"/>
                <table:data-pilot-member table:name="24.027" table:display="true" table:show-details="true"/>
                <table:data-pilot-member table:name="24.032" table:display="true" table:show-details="true"/>
                <table:data-pilot-member table:name="24.033" table:display="true" table:show-details="true"/>
                <table:data-pilot-member table:name="24.034" table:display="true" table:show-details="true"/>
                <table:data-pilot-member table:name="24.035" table:display="true" table:show-details="true"/>
                <table:data-pilot-member table:name="24.036" table:display="true" table:show-details="true"/>
                <table:data-pilot-member table:name="24.039" table:display="true" table:show-details="true"/>
                <table:data-pilot-member table:name="24.042" table:display="true" table:show-details="true"/>
                <table:data-pilot-member table:name="24.045" table:display="true" table:show-details="true"/>
                <table:data-pilot-member table:name="24.047" table:display="true" table:show-details="true"/>
                <table:data-pilot-member table:name="24.05" table:display="true" table:show-details="true"/>
                <table:data-pilot-member table:name="24.051" table:display="true" table:show-details="true"/>
                <table:data-pilot-member table:name="24.057" table:display="true" table:show-details="true"/>
                <table:data-pilot-member table:name="24.079" table:display="true" table:show-details="true"/>
                <table:data-pilot-member table:name="24.107" table:display="true" table:show-details="true"/>
                <table:data-pilot-member table:name="24.952" table:display="true" table:show-details="true"/>
                <table:data-pilot-member table:name="24.978" table:display="true" table:show-details="true"/>
                <table:data-pilot-member table:name="24.988" table:display="true" table:show-details="true"/>
                <table:data-pilot-member table:name="24.99" table:display="true" table:show-details="true"/>
                <table:data-pilot-member table:name="24.993" table:display="true" table:show-details="true"/>
                <table:data-pilot-member table:name="24.994" table:display="true" table:show-details="true"/>
                <table:data-pilot-member table:name="24.998" table:display="true" table:show-details="true"/>
                <table:data-pilot-member table:name="25" table:display="true" table:show-details="true"/>
                <table:data-pilot-member table:name="25.005" table:display="true" table:show-details="true"/>
                <table:data-pilot-member table:name="25.007" table:display="true" table:show-details="true"/>
                <table:data-pilot-member table:name="25.012" table:display="true" table:show-details="true"/>
                <table:data-pilot-member table:name="25.013" table:display="true" table:show-details="true"/>
                <table:data-pilot-member table:name="25.014" table:display="true" table:show-details="true"/>
                <table:data-pilot-member table:name="25.017" table:display="true" table:show-details="true"/>
                <table:data-pilot-member table:name="25.018" table:display="true" table:show-details="true"/>
                <table:data-pilot-member table:name="25.021" table:display="true" table:show-details="true"/>
                <table:data-pilot-member table:name="25.028" table:display="true" table:show-details="true"/>
                <table:data-pilot-member table:name="25.029" table:display="true" table:show-details="true"/>
                <table:data-pilot-member table:name="25.032" table:display="true" table:show-details="true"/>
                <table:data-pilot-member table:name="25.034" table:display="true" table:show-details="true"/>
                <table:data-pilot-member table:name="25.035" table:display="true" table:show-details="true"/>
                <table:data-pilot-member table:name="25.036" table:display="true" table:show-details="true"/>
                <table:data-pilot-member table:name="25.04" table:display="true" table:show-details="true"/>
                <table:data-pilot-member table:name="25.042" table:display="true" table:show-details="true"/>
                <table:data-pilot-member table:name="25.048" table:display="true" table:show-details="true"/>
                <table:data-pilot-member table:name="25.051" table:display="true" table:show-details="true"/>
                <table:data-pilot-member table:name="25.052" table:display="true" table:show-details="true"/>
                <table:data-pilot-member table:name="25.053" table:display="true" table:show-details="true"/>
                <table:data-pilot-member table:name="25.056" table:display="true" table:show-details="true"/>
                <table:data-pilot-member table:name="25.057" table:display="true" table:show-details="true"/>
                <table:data-pilot-member table:name="25.058" table:display="true" table:show-details="true"/>
                <table:data-pilot-member table:name="25.059" table:display="true" table:show-details="true"/>
                <table:data-pilot-member table:name="25.061" table:display="true" table:show-details="true"/>
                <table:data-pilot-member table:name="25.062" table:display="true" table:show-details="true"/>
                <table:data-pilot-member table:name="25.066" table:display="true" table:show-details="true"/>
                <table:data-pilot-member table:name="25.071" table:display="true" table:show-details="true"/>
                <table:data-pilot-member table:name="25.074" table:display="true" table:show-details="true"/>
                <table:data-pilot-member table:name="25.075" table:display="true" table:show-details="true"/>
                <table:data-pilot-member table:name="25.076" table:display="true" table:show-details="true"/>
                <table:data-pilot-member table:name="25.077" table:display="true" table:show-details="true"/>
                <table:data-pilot-member table:name="25.081" table:display="true" table:show-details="true"/>
                <table:data-pilot-member table:name="25.083" table:display="true" table:show-details="true"/>
                <table:data-pilot-member table:name="25.086" table:display="true" table:show-details="true"/>
                <table:data-pilot-member table:name="25.093" table:display="true" table:show-details="true"/>
                <table:data-pilot-member table:name="25.099" table:display="true" table:show-details="true"/>
                <table:data-pilot-member table:name="25.132" table:display="true" table:show-details="true"/>
                <table:data-pilot-member table:name="25.197" table:display="true" table:show-details="true"/>
                <table:data-pilot-member table:name="25.206" table:display="true" table:show-details="true"/>
                <table:data-pilot-member table:name="25.24" table:display="true" table:show-details="true"/>
                <table:data-pilot-member table:name="25.246" table:display="true" table:show-details="true"/>
                <table:data-pilot-member table:name="25.249" table:display="true" table:show-details="true"/>
                <table:data-pilot-member table:name="25.256" table:display="true" table:show-details="true"/>
                <table:data-pilot-member table:name="25.264" table:display="true" table:show-details="true"/>
                <table:data-pilot-member table:name="25.269" table:display="true" table:show-details="true"/>
                <table:data-pilot-member table:name="25.276" table:display="true" table:show-details="true"/>
                <table:data-pilot-member table:name="25.28" table:display="true" table:show-details="true"/>
                <table:data-pilot-member table:name="25.281" table:display="true" table:show-details="true"/>
                <table:data-pilot-member table:name="25.286" table:display="true" table:show-details="true"/>
                <table:data-pilot-member table:name="25.29" table:display="true" table:show-details="true"/>
                <table:data-pilot-member table:name="25.291" table:display="true" table:show-details="true"/>
                <table:data-pilot-member table:name="25.306" table:display="true" table:show-details="true"/>
                <table:data-pilot-member table:name="26.419" table:display="true" table:show-details="true"/>
                <table:data-pilot-member table:name="26.42" table:display="true" table:show-details="true"/>
                <table:data-pilot-member table:name="26.435" table:display="true" table:show-details="true"/>
                <table:data-pilot-member table:name="26.438" table:display="true" table:show-details="true"/>
                <table:data-pilot-member table:name="26.44" table:display="true" table:show-details="true"/>
                <table:data-pilot-member table:name="26.442" table:display="true" table:show-details="true"/>
                <table:data-pilot-member table:name="26.451" table:display="true" table:show-details="true"/>
                <table:data-pilot-member table:name="26.452" table:display="true" table:show-details="true"/>
                <table:data-pilot-member table:name="26.453" table:display="true" table:show-details="true"/>
                <table:data-pilot-member table:name="26.456" table:display="true" table:show-details="true"/>
                <table:data-pilot-member table:name="26.458" table:display="true" table:show-details="true"/>
                <table:data-pilot-member table:name="26.459" table:display="true" table:show-details="true"/>
                <table:data-pilot-member table:name="26.46" table:display="true" table:show-details="true"/>
                <table:data-pilot-member table:name="26.461" table:display="true" table:show-details="true"/>
                <table:data-pilot-member table:name="26.463" table:display="true" table:show-details="true"/>
                <table:data-pilot-member table:name="26.464" table:display="true" table:show-details="true"/>
                <table:data-pilot-member table:name="26.466" table:display="true" table:show-details="true"/>
                <table:data-pilot-member table:name="26.468" table:display="true" table:show-details="true"/>
                <table:data-pilot-member table:name="26.469" table:display="true" table:show-details="true"/>
                <table:data-pilot-member table:name="26.471" table:display="true" table:show-details="true"/>
                <table:data-pilot-member table:name="26.474" table:display="true" table:show-details="true"/>
                <table:data-pilot-member table:name="26.475" table:display="true" table:show-details="true"/>
                <table:data-pilot-member table:name="26.479" table:display="true" table:show-details="true"/>
                <table:data-pilot-member table:name="26.48" table:display="true" table:show-details="true"/>
                <table:data-pilot-member table:name="26.484" table:display="true" table:show-details="true"/>
                <table:data-pilot-member table:name="26.486" table:display="true" table:show-details="true"/>
                <table:data-pilot-member table:name="26.487" table:display="true" table:show-details="true"/>
                <table:data-pilot-member table:name="26.489" table:display="true" table:show-details="true"/>
                <table:data-pilot-member table:name="26.49" table:display="true" table:show-details="true"/>
                <table:data-pilot-member table:name="26.492" table:display="true" table:show-details="true"/>
                <table:data-pilot-member table:name="26.493" table:display="true" table:show-details="true"/>
                <table:data-pilot-member table:name="26.494" table:display="true" table:show-details="true"/>
                <table:data-pilot-member table:name="26.497" table:display="true" table:show-details="true"/>
                <table:data-pilot-member table:name="26.499" table:display="true" table:show-details="true"/>
                <table:data-pilot-member table:name="26.5" table:display="true" table:show-details="true"/>
                <table:data-pilot-member table:name="26.501" table:display="true" table:show-details="true"/>
                <table:data-pilot-member table:name="26.502" table:display="true" table:show-details="true"/>
                <table:data-pilot-member table:name="26.506" table:display="true" table:show-details="true"/>
                <table:data-pilot-member table:name="26.509" table:display="true" table:show-details="true"/>
                <table:data-pilot-member table:name="26.51" table:display="true" table:show-details="true"/>
                <table:data-pilot-member table:name="26.511" table:display="true" table:show-details="true"/>
                <table:data-pilot-member table:name="26.512" table:display="true" table:show-details="true"/>
                <table:data-pilot-member table:name="26.513" table:display="true" table:show-details="true"/>
                <table:data-pilot-member table:name="26.514" table:display="true" table:show-details="true"/>
                <table:data-pilot-member table:name="26.515" table:display="true" table:show-details="true"/>
                <table:data-pilot-member table:name="26.517" table:display="true" table:show-details="true"/>
                <table:data-pilot-member table:name="26.519" table:display="true" table:show-details="true"/>
                <table:data-pilot-member table:name="26.52" table:display="true" table:show-details="true"/>
                <table:data-pilot-member table:name="26.521" table:display="true" table:show-details="true"/>
                <table:data-pilot-member table:name="26.523" table:display="true" table:show-details="true"/>
                <table:data-pilot-member table:name="26.524" table:display="true" table:show-details="true"/>
                <table:data-pilot-member table:name="26.525" table:display="true" table:show-details="true"/>
                <table:data-pilot-member table:name="26.531" table:display="true" table:show-details="true"/>
                <table:data-pilot-member table:name="26.535" table:display="true" table:show-details="true"/>
                <table:data-pilot-member table:name="26.538" table:display="true" table:show-details="true"/>
                <table:data-pilot-member table:name="26.542" table:display="true" table:show-details="true"/>
                <table:data-pilot-member table:name="26.602" table:display="true" table:show-details="true"/>
                <table:data-pilot-member table:name="34.603" table:display="true" table:show-details="true"/>
                <table:data-pilot-member table:name="34.607" table:display="true" table:show-details="true"/>
                <table:data-pilot-member table:name="34.618" table:display="true" table:show-details="true"/>
                <table:data-pilot-member table:name="34.624" table:display="true" table:show-details="true"/>
                <table:data-pilot-member table:name="34.629" table:display="true" table:show-details="true"/>
                <table:data-pilot-member table:name="34.63" table:display="true" table:show-details="true"/>
                <table:data-pilot-member table:name="34.631" table:display="true" table:show-details="true"/>
                <table:data-pilot-member table:name="34.632" table:display="true" table:show-details="true"/>
                <table:data-pilot-member table:name="34.633" table:display="true" table:show-details="true"/>
                <table:data-pilot-member table:name="34.636" table:display="true" table:show-details="true"/>
                <table:data-pilot-member table:name="34.646" table:display="true" table:show-details="true"/>
                <table:data-pilot-member table:name="34.65" table:display="true" table:show-details="true"/>
                <table:data-pilot-member table:name="34.652" table:display="true" table:show-details="true"/>
                <table:data-pilot-member table:name="34.653" table:display="true" table:show-details="true"/>
                <table:data-pilot-member table:name="34.657" table:display="true" table:show-details="true"/>
                <table:data-pilot-member table:name="34.659" table:display="true" table:show-details="true"/>
                <table:data-pilot-member table:name="34.66" table:display="true" table:show-details="true"/>
                <table:data-pilot-member table:name="34.663" table:display="true" table:show-details="true"/>
                <table:data-pilot-member table:name="34.673" table:display="true" table:show-details="true"/>
                <table:data-pilot-member table:name="34.674" table:display="true" table:show-details="true"/>
                <table:data-pilot-member table:name="34.682" table:display="true" table:show-details="true"/>
                <table:data-pilot-member table:name="34.684" table:display="true" table:show-details="true"/>
                <table:data-pilot-member table:name="34.685" table:display="true" table:show-details="true"/>
                <table:data-pilot-member table:name="34.686" table:display="true" table:show-details="true"/>
                <table:data-pilot-member table:name="34.694" table:display="true" table:show-details="true"/>
                <table:data-pilot-member table:name="34.698" table:display="true" table:show-details="true"/>
                <table:data-pilot-member table:name="34.7" table:display="true" table:show-details="true"/>
                <table:data-pilot-member table:name="34.703" table:display="true" table:show-details="true"/>
                <table:data-pilot-member table:name="34.705" table:display="true" table:show-details="true"/>
                <table:data-pilot-member table:name="34.706" table:display="true" table:show-details="true"/>
                <table:data-pilot-member table:name="34.707" table:display="true" table:show-details="true"/>
                <table:data-pilot-member table:name="34.708" table:display="true" table:show-details="true"/>
                <table:data-pilot-member table:name="34.709" table:display="true" table:show-details="true"/>
                <table:data-pilot-member table:name="34.71" table:display="true" table:show-details="true"/>
                <table:data-pilot-member table:name="34.712" table:display="true" table:show-details="true"/>
                <table:data-pilot-member table:name="34.716" table:display="true" table:show-details="true"/>
                <table:data-pilot-member table:name="34.72" table:display="true" table:show-details="true"/>
                <table:data-pilot-member table:name="34.721" table:display="true" table:show-details="true"/>
                <table:data-pilot-member table:name="34.725" table:display="true" table:show-details="true"/>
                <table:data-pilot-member table:name="34.727" table:display="true" table:show-details="true"/>
                <table:data-pilot-member table:name="34.728" table:display="true" table:show-details="true"/>
                <table:data-pilot-member table:name="34.743" table:display="true" table:show-details="true"/>
                <table:data-pilot-member table:name="34.753" table:display="true" table:show-details="true"/>
                <table:data-pilot-member table:name="34.757" table:display="true" table:show-details="true"/>
                <table:data-pilot-member table:name="34.773" table:display="true" table:show-details="true"/>
                <table:data-pilot-member table:name="34.776" table:display="true" table:show-details="true"/>
                <table:data-pilot-member table:name="34.783" table:display="true" table:show-details="true"/>
                <table:data-pilot-member table:name="34.784" table:display="true" table:show-details="true"/>
                <table:data-pilot-member table:name="34.794" table:display="true" table:show-details="true"/>
                <table:data-pilot-member table:name="34.804" table:display="true" table:show-details="true"/>
                <table:data-pilot-member table:name="34.814" table:display="true" table:show-details="true"/>
                <table:data-pilot-member table:name="34.817" table:display="true" table:show-details="true"/>
                <table:data-pilot-member table:name="34.819" table:display="true" table:show-details="true"/>
                <table:data-pilot-member table:name="34.841" table:display="true" table:show-details="true"/>
                <table:data-pilot-member table:name="34.849" table:display="true" table:show-details="true"/>
                <table:data-pilot-member table:name="34.861" table:display="true" table:show-details="true"/>
                <table:data-pilot-member table:name="34.865" table:display="true" table:show-details="true"/>
                <table:data-pilot-member table:name="36.507" table:display="true" table:show-details="true"/>
                <table:data-pilot-member table:name="36.519" table:display="true" table:show-details="true"/>
                <table:data-pilot-member table:name="36.523" table:display="true" table:show-details="true"/>
                <table:data-pilot-member table:name="36.533" table:display="true" table:show-details="true"/>
                <table:data-pilot-member table:name="36.539" table:display="true" table:show-details="true"/>
                <table:data-pilot-member table:name="36.544" table:display="true" table:show-details="true"/>
                <table:data-pilot-member table:name="36.546" table:display="true" table:show-details="true"/>
                <table:data-pilot-member table:name="36.547" table:display="true" table:show-details="true"/>
                <table:data-pilot-member table:name="36.552" table:display="true" table:show-details="true"/>
                <table:data-pilot-member table:name="36.553" table:display="true" table:show-details="true"/>
                <table:data-pilot-member table:name="36.554" table:display="true" table:show-details="true"/>
                <table:data-pilot-member table:name="36.555" table:display="true" table:show-details="true"/>
                <table:data-pilot-member table:name="36.563" table:display="true" table:show-details="true"/>
                <table:data-pilot-member table:name="36.565" table:display="true" table:show-details="true"/>
                <table:data-pilot-member table:name="36.566" table:display="true" table:show-details="true"/>
                <table:data-pilot-member table:name="36.571" table:display="true" table:show-details="true"/>
                <table:data-pilot-member table:name="36.572" table:display="true" table:show-details="true"/>
                <table:data-pilot-member table:name="36.574" table:display="true" table:show-details="true"/>
                <table:data-pilot-member table:name="36.575" table:display="true" table:show-details="true"/>
                <table:data-pilot-member table:name="36.576" table:display="true" table:show-details="true"/>
                <table:data-pilot-member table:name="36.577" table:display="true" table:show-details="true"/>
                <table:data-pilot-member table:name="36.578" table:display="true" table:show-details="true"/>
                <table:data-pilot-member table:name="36.582" table:display="true" table:show-details="true"/>
                <table:data-pilot-member table:name="36.586" table:display="true" table:show-details="true"/>
                <table:data-pilot-member table:name="36.588" table:display="true" table:show-details="true"/>
                <table:data-pilot-member table:name="36.591" table:display="true" table:show-details="true"/>
                <table:data-pilot-member table:name="36.592" table:display="true" table:show-details="true"/>
                <table:data-pilot-member table:name="36.593" table:display="true" table:show-details="true"/>
                <table:data-pilot-member table:name="36.594" table:display="true" table:show-details="true"/>
                <table:data-pilot-member table:name="36.595" table:display="true" table:show-details="true"/>
                <table:data-pilot-member table:name="36.596" table:display="true" table:show-details="true"/>
                <table:data-pilot-member table:name="36.597" table:display="true" table:show-details="true"/>
                <table:data-pilot-member table:name="36.598" table:display="true" table:show-details="true"/>
                <table:data-pilot-member table:name="36.599" table:display="true" table:show-details="true"/>
                <table:data-pilot-member table:name="36.6" table:display="true" table:show-details="true"/>
                <table:data-pilot-member table:name="36.601" table:display="true" table:show-details="true"/>
                <table:data-pilot-member table:name="36.605" table:display="true" table:show-details="true"/>
                <table:data-pilot-member table:name="36.607" table:display="true" table:show-details="true"/>
                <table:data-pilot-member table:name="36.608" table:display="true" table:show-details="true"/>
                <table:data-pilot-member table:name="36.609" table:display="true" table:show-details="true"/>
                <table:data-pilot-member table:name="36.61" table:display="true" table:show-details="true"/>
                <table:data-pilot-member table:name="36.611" table:display="true" table:show-details="true"/>
                <table:data-pilot-member table:name="36.613" table:display="true" table:show-details="true"/>
                <table:data-pilot-member table:name="36.614" table:display="true" table:show-details="true"/>
                <table:data-pilot-member table:name="36.616" table:display="true" table:show-details="true"/>
                <table:data-pilot-member table:name="36.623" table:display="true" table:show-details="true"/>
                <table:data-pilot-member table:name="36.624" table:display="true" table:show-details="true"/>
                <table:data-pilot-member table:name="36.627" table:display="true" table:show-details="true"/>
                <table:data-pilot-member table:name="36.63" table:display="true" table:show-details="true"/>
                <table:data-pilot-member table:name="36.635" table:display="true" table:show-details="true"/>
                <table:data-pilot-member table:name="36.643" table:display="true" table:show-details="true"/>
                <table:data-pilot-member table:name="36.648" table:display="true" table:show-details="true"/>
                <table:data-pilot-member table:name="36.653" table:display="true" table:show-details="true"/>
                <table:data-pilot-member table:name="36.655" table:display="true" table:show-details="true"/>
                <table:data-pilot-member table:name="36.663" table:display="true" table:show-details="true"/>
                <table:data-pilot-member table:name="36.67" table:display="true" table:show-details="true"/>
                <table:data-pilot-member table:name="37.505" table:display="true" table:show-details="true"/>
                <table:data-pilot-member table:name="37.507" table:display="true" table:show-details="true"/>
                <table:data-pilot-member table:name="37.511" table:display="true" table:show-details="true"/>
                <table:data-pilot-member table:name="37.512" table:display="true" table:show-details="true"/>
                <table:data-pilot-member table:name="37.514" table:display="true" table:show-details="true"/>
                <table:data-pilot-member table:name="37.515" table:display="true" table:show-details="true"/>
                <table:data-pilot-member table:name="37.518" table:display="true" table:show-details="true"/>
                <table:data-pilot-member table:name="37.519" table:display="true" table:show-details="true"/>
                <table:data-pilot-member table:name="37.522" table:display="true" table:show-details="true"/>
                <table:data-pilot-member table:name="37.523" table:display="true" table:show-details="true"/>
                <table:data-pilot-member table:name="37.524" table:display="true" table:show-details="true"/>
                <table:data-pilot-member table:name="37.525" table:display="true" table:show-details="true"/>
                <table:data-pilot-member table:name="37.527" table:display="true" table:show-details="true"/>
                <table:data-pilot-member table:name="37.528" table:display="true" table:show-details="true"/>
                <table:data-pilot-member table:name="37.529" table:display="true" table:show-details="true"/>
                <table:data-pilot-member table:name="37.531" table:display="true" table:show-details="true"/>
                <table:data-pilot-member table:name="37.533" table:display="true" table:show-details="true"/>
                <table:data-pilot-member table:name="37.543" table:display="true" table:show-details="true"/>
                <table:data-pilot-member table:name="37.547" table:display="true" table:show-details="true"/>
                <table:data-pilot-member table:name="37.548" table:display="true" table:show-details="true"/>
                <table:data-pilot-member table:name="37.549" table:display="true" table:show-details="true"/>
                <table:data-pilot-member table:name="37.551" table:display="true" table:show-details="true"/>
                <table:data-pilot-member table:name="37.552" table:display="true" table:show-details="true"/>
                <table:data-pilot-member table:name="37.555" table:display="true" table:show-details="true"/>
                <table:data-pilot-member table:name="37.556" table:display="true" table:show-details="true"/>
                <table:data-pilot-member table:name="37.558" table:display="true" table:show-details="true"/>
                <table:data-pilot-member table:name="37.559" table:display="true" table:show-details="true"/>
                <table:data-pilot-member table:name="37.561" table:display="true" table:show-details="true"/>
                <table:data-pilot-member table:name="37.562" table:display="true" table:show-details="true"/>
                <table:data-pilot-member table:name="37.566" table:display="true" table:show-details="true"/>
                <table:data-pilot-member table:name="37.569" table:display="true" table:show-details="true"/>
                <table:data-pilot-member table:name="37.571" table:display="true" table:show-details="true"/>
                <table:data-pilot-member table:name="37.573" table:display="true" table:show-details="true"/>
                <table:data-pilot-member table:name="37.574" table:display="true" table:show-details="true"/>
                <table:data-pilot-member table:name="37.575" table:display="true" table:show-details="true"/>
                <table:data-pilot-member table:name="37.576" table:display="true" table:show-details="true"/>
                <table:data-pilot-member table:name="37.577" table:display="true" table:show-details="true"/>
                <table:data-pilot-member table:name="37.578" table:display="true" table:show-details="true"/>
                <table:data-pilot-member table:name="37.582" table:display="true" table:show-details="true"/>
                <table:data-pilot-member table:name="37.584" table:display="true" table:show-details="true"/>
                <table:data-pilot-member table:name="37.588" table:display="true" table:show-details="true"/>
                <table:data-pilot-member table:name="37.589" table:display="true" table:show-details="true"/>
                <table:data-pilot-member table:name="37.593" table:display="true" table:show-details="true"/>
                <table:data-pilot-member table:name="37.597" table:display="true" table:show-details="true"/>
                <table:data-pilot-member table:name="37.599" table:display="true" table:show-details="true"/>
                <table:data-pilot-member table:name="37.601" table:display="true" table:show-details="true"/>
                <table:data-pilot-member table:name="37.606" table:display="true" table:show-details="true"/>
                <table:data-pilot-member table:name="37.632" table:display="true" table:show-details="true"/>
                <table:data-pilot-member table:name="37.875" table:display="true" table:show-details="true"/>
                <table:data-pilot-member table:name="37.89" table:display="true" table:show-details="true"/>
                <table:data-pilot-member table:name="37.891" table:display="true" table:show-details="true"/>
                <table:data-pilot-member table:name="37.898" table:display="true" table:show-details="true"/>
                <table:data-pilot-member table:name="37.908" table:display="true" table:show-details="true"/>
                <table:data-pilot-member table:name="37.924" table:display="true" table:show-details="true"/>
                <table:data-pilot-member table:name="37.926" table:display="true" table:show-details="true"/>
                <table:data-pilot-member table:name="37.934" table:display="true" table:show-details="true"/>
                <table:data-pilot-member table:name="37.937" table:display="true" table:show-details="true"/>
                <table:data-pilot-member table:name="41.787" table:display="true" table:show-details="true"/>
                <table:data-pilot-member table:name="41.795" table:display="true" table:show-details="true"/>
                <table:data-pilot-member table:name="41.797" table:display="true" table:show-details="true"/>
                <table:data-pilot-member table:name="41.801" table:display="true" table:show-details="true"/>
                <table:data-pilot-member table:name="41.806" table:display="true" table:show-details="true"/>
                <table:data-pilot-member table:name="41.815" table:display="true" table:show-details="true"/>
                <table:data-pilot-member table:name="41.816" table:display="true" table:show-details="true"/>
                <table:data-pilot-member table:name="41.817" table:display="true" table:show-details="true"/>
                <table:data-pilot-member table:name="41.82" table:display="true" table:show-details="true"/>
                <table:data-pilot-member table:name="41.821" table:display="true" table:show-details="true"/>
                <table:data-pilot-member table:name="41.822" table:display="true" table:show-details="true"/>
                <table:data-pilot-member table:name="41.824" table:display="true" table:show-details="true"/>
                <table:data-pilot-member table:name="41.827" table:display="true" table:show-details="true"/>
                <table:data-pilot-member table:name="41.833" table:display="true" table:show-details="true"/>
                <table:data-pilot-member table:name="41.835" table:display="true" table:show-details="true"/>
                <table:data-pilot-member table:name="41.837" table:display="true" table:show-details="true"/>
                <table:data-pilot-member table:name="41.841" table:display="true" table:show-details="true"/>
                <table:data-pilot-member table:name="41.843" table:display="true" table:show-details="true"/>
                <table:data-pilot-member table:name="41.844" table:display="true" table:show-details="true"/>
                <table:data-pilot-member table:name="41.845" table:display="true" table:show-details="true"/>
                <table:data-pilot-member table:name="41.847" table:display="true" table:show-details="true"/>
                <table:data-pilot-member table:name="41.849" table:display="true" table:show-details="true"/>
                <table:data-pilot-member table:name="41.852" table:display="true" table:show-details="true"/>
                <table:data-pilot-member table:name="41.853" table:display="true" table:show-details="true"/>
                <table:data-pilot-member table:name="41.854" table:display="true" table:show-details="true"/>
                <table:data-pilot-member table:name="41.856" table:display="true" table:show-details="true"/>
                <table:data-pilot-member table:name="41.857" table:display="true" table:show-details="true"/>
                <table:data-pilot-member table:name="41.858" table:display="true" table:show-details="true"/>
                <table:data-pilot-member table:name="41.859" table:display="true" table:show-details="true"/>
                <table:data-pilot-member table:name="41.86" table:display="true" table:show-details="true"/>
                <table:data-pilot-member table:name="41.862" table:display="true" table:show-details="true"/>
                <table:data-pilot-member table:name="41.864" table:display="true" table:show-details="true"/>
                <table:data-pilot-member table:name="41.865" table:display="true" table:show-details="true"/>
                <table:data-pilot-member table:name="41.868" table:display="true" table:show-details="true"/>
                <table:data-pilot-member table:name="41.869" table:display="true" table:show-details="true"/>
                <table:data-pilot-member table:name="41.871" table:display="true" table:show-details="true"/>
                <table:data-pilot-member table:name="41.872" table:display="true" table:show-details="true"/>
                <table:data-pilot-member table:name="41.875" table:display="true" table:show-details="true"/>
                <table:data-pilot-member table:name="41.878" table:display="true" table:show-details="true"/>
                <table:data-pilot-member table:name="41.88" table:display="true" table:show-details="true"/>
                <table:data-pilot-member table:name="41.882" table:display="true" table:show-details="true"/>
                <table:data-pilot-member table:name="41.887" table:display="true" table:show-details="true"/>
                <table:data-pilot-member table:name="41.888" table:display="true" table:show-details="true"/>
                <table:data-pilot-member table:name="41.889" table:display="true" table:show-details="true"/>
                <table:data-pilot-member table:name="41.895" table:display="true" table:show-details="true"/>
                <table:data-pilot-member table:name="41.896" table:display="true" table:show-details="true"/>
                <table:data-pilot-member table:name="41.898" table:display="true" table:show-details="true"/>
                <table:data-pilot-member table:name="41.9" table:display="true" table:show-details="true"/>
                <table:data-pilot-member table:name="41.906" table:display="true" table:show-details="true"/>
                <table:data-pilot-member table:name="41.915" table:display="true" table:show-details="true"/>
                <table:data-pilot-member table:name="41.923" table:display="true" table:show-details="true"/>
                <table:data-pilot-member table:name="41.924" table:display="true" table:show-details="true"/>
                <table:data-pilot-member table:name="41.94" table:display="true" table:show-details="true"/>
                <table:data-pilot-member table:name="42.061" table:display="true" table:show-details="true"/>
                <table:data-pilot-member table:name="42.065" table:display="true" table:show-details="true"/>
                <table:data-pilot-member table:name="42.078" table:display="true" table:show-details="true"/>
                <table:data-pilot-member table:name="42.084" table:display="true" table:show-details="true"/>
                <table:data-pilot-member table:name="42.086" table:display="true" table:show-details="true"/>
                <table:data-pilot-member table:name="42.092" table:display="true" table:show-details="true"/>
                <table:data-pilot-member table:name="42.096" table:display="true" table:show-details="true"/>
                <table:data-pilot-member table:name="42.108" table:display="true" table:show-details="true"/>
                <table:data-pilot-member table:name="42.109" table:display="true" table:show-details="true"/>
                <table:data-pilot-member table:name="42.111" table:display="true" table:show-details="true"/>
                <table:data-pilot-member table:name="42.112" table:display="true" table:show-details="true"/>
                <table:data-pilot-member table:name="42.118" table:display="true" table:show-details="true"/>
                <table:data-pilot-member table:name="42.121" table:display="true" table:show-details="true"/>
                <table:data-pilot-member table:name="42.123" table:display="true" table:show-details="true"/>
                <table:data-pilot-member table:name="42.125" table:display="true" table:show-details="true"/>
                <table:data-pilot-member table:name="42.133" table:display="true" table:show-details="true"/>
                <table:data-pilot-member table:name="42.134" table:display="true" table:show-details="true"/>
                <table:data-pilot-member table:name="42.141" table:display="true" table:show-details="true"/>
                <table:data-pilot-member table:name="42.142" table:display="true" table:show-details="true"/>
                <table:data-pilot-member table:name="42.143" table:display="true" table:show-details="true"/>
                <table:data-pilot-member table:name="42.146" table:display="true" table:show-details="true"/>
                <table:data-pilot-member table:name="42.153" table:display="true" table:show-details="true"/>
                <table:data-pilot-member table:name="42.154" table:display="true" table:show-details="true"/>
                <table:data-pilot-member table:name="42.155" table:display="true" table:show-details="true"/>
                <table:data-pilot-member table:name="42.163" table:display="true" table:show-details="true"/>
                <table:data-pilot-member table:name="42.166" table:display="true" table:show-details="true"/>
                <table:data-pilot-member table:name="42.17" table:display="true" table:show-details="true"/>
                <table:data-pilot-member table:name="42.172" table:display="true" table:show-details="true"/>
                <table:data-pilot-member table:name="42.175" table:display="true" table:show-details="true"/>
                <table:data-pilot-member table:name="42.176" table:display="true" table:show-details="true"/>
                <table:data-pilot-member table:name="42.178" table:display="true" table:show-details="true"/>
                <table:data-pilot-member table:name="42.184" table:display="true" table:show-details="true"/>
                <table:data-pilot-member table:name="42.189" table:display="true" table:show-details="true"/>
                <table:data-pilot-member table:name="42.19" table:display="true" table:show-details="true"/>
                <table:data-pilot-member table:name="42.191" table:display="true" table:show-details="true"/>
                <table:data-pilot-member table:name="42.199" table:display="true" table:show-details="true"/>
                <table:data-pilot-member table:name="42.2" table:display="true" table:show-details="true"/>
                <table:data-pilot-member table:name="42.203" table:display="true" table:show-details="true"/>
                <table:data-pilot-member table:name="42.207" table:display="true" table:show-details="true"/>
                <table:data-pilot-member table:name="42.209" table:display="true" table:show-details="true"/>
                <table:data-pilot-member table:name="42.211" table:display="true" table:show-details="true"/>
                <table:data-pilot-member table:name="42.213" table:display="true" table:show-details="true"/>
                <table:data-pilot-member table:name="42.22" table:display="true" table:show-details="true"/>
                <table:data-pilot-member table:name="42.227" table:display="true" table:show-details="true"/>
                <table:data-pilot-member table:name="42.228" table:display="true" table:show-details="true"/>
                <table:data-pilot-member table:name="42.238" table:display="true" table:show-details="true"/>
                <table:data-pilot-member table:name="42.25" table:display="true" table:show-details="true"/>
                <table:data-pilot-member table:name="42.257" table:display="true" table:show-details="true"/>
                <table:data-pilot-member table:name="42.264" table:display="true" table:show-details="true"/>
                <table:data-pilot-member table:name="42.313" table:display="true" table:show-details="true"/>
                <table:data-pilot-member table:name="42.327" table:display="true" table:show-details="true"/>
                <table:data-pilot-member table:name="42.443" table:display="true" table:show-details="true"/>
                <table:data-pilot-member table:name="42.568" table:display="true" table:show-details="true"/>
                <table:data-pilot-member table:name="42.646" table:display="true" table:show-details="true"/>
                <table:data-pilot-member table:name="42.682" table:display="true" table:show-details="true"/>
                <table:data-pilot-member table:name="42.686" table:display="true" table:show-details="true"/>
                <table:data-pilot-member table:name="42.687" table:display="true" table:show-details="true"/>
                <table:data-pilot-member table:name="42.69" table:display="true" table:show-details="true"/>
                <table:data-pilot-member table:name="42.691" table:display="true" table:show-details="true"/>
                <table:data-pilot-member table:name="42.692" table:display="true" table:show-details="true"/>
                <table:data-pilot-member table:name="42.694" table:display="true" table:show-details="true"/>
                <table:data-pilot-member table:name="42.695" table:display="true" table:show-details="true"/>
                <table:data-pilot-member table:name="42.702" table:display="true" table:show-details="true"/>
                <table:data-pilot-member table:name="42.704" table:display="true" table:show-details="true"/>
                <table:data-pilot-member table:name="42.708" table:display="true" table:show-details="true"/>
                <table:data-pilot-member table:name="42.709" table:display="true" table:show-details="true"/>
                <table:data-pilot-member table:name="42.71" table:display="true" table:show-details="true"/>
                <table:data-pilot-member table:name="42.714" table:display="true" table:show-details="true"/>
                <table:data-pilot-member table:name="42.715" table:display="true" table:show-details="true"/>
                <table:data-pilot-member table:name="42.717" table:display="true" table:show-details="true"/>
                <table:data-pilot-member table:name="42.72" table:display="true" table:show-details="true"/>
                <table:data-pilot-member table:name="42.722" table:display="true" table:show-details="true"/>
                <table:data-pilot-member table:name="42.725" table:display="true" table:show-details="true"/>
                <table:data-pilot-member table:name="42.726" table:display="true" table:show-details="true"/>
                <table:data-pilot-member table:name="42.728" table:display="true" table:show-details="true"/>
                <table:data-pilot-member table:name="42.729" table:display="true" table:show-details="true"/>
                <table:data-pilot-member table:name="42.73" table:display="true" table:show-details="true"/>
                <table:data-pilot-member table:name="42.732" table:display="true" table:show-details="true"/>
                <table:data-pilot-member table:name="42.733" table:display="true" table:show-details="true"/>
                <table:data-pilot-member table:name="42.734" table:display="true" table:show-details="true"/>
                <table:data-pilot-member table:name="42.735" table:display="true" table:show-details="true"/>
                <table:data-pilot-member table:name="42.737" table:display="true" table:show-details="true"/>
                <table:data-pilot-member table:name="42.739" table:display="true" table:show-details="true"/>
                <table:data-pilot-member table:name="42.747" table:display="true" table:show-details="true"/>
                <table:data-pilot-member table:name="42.748" table:display="true" table:show-details="true"/>
                <table:data-pilot-member table:name="42.75" table:display="true" table:show-details="true"/>
                <table:data-pilot-member table:name="42.751" table:display="true" table:show-details="true"/>
                <table:data-pilot-member table:name="42.752" table:display="true" table:show-details="true"/>
                <table:data-pilot-member table:name="42.756" table:display="true" table:show-details="true"/>
                <table:data-pilot-member table:name="42.757" table:display="true" table:show-details="true"/>
                <table:data-pilot-member table:name="42.758" table:display="true" table:show-details="true"/>
                <table:data-pilot-member table:name="42.76" table:display="true" table:show-details="true"/>
                <table:data-pilot-member table:name="42.761" table:display="true" table:show-details="true"/>
                <table:data-pilot-member table:name="42.765" table:display="true" table:show-details="true"/>
                <table:data-pilot-member table:name="42.767" table:display="true" table:show-details="true"/>
                <table:data-pilot-member table:name="42.769" table:display="true" table:show-details="true"/>
                <table:data-pilot-member table:name="42.77" table:display="true" table:show-details="true"/>
                <table:data-pilot-member table:name="42.774" table:display="true" table:show-details="true"/>
                <table:data-pilot-member table:name="42.776" table:display="true" table:show-details="true"/>
                <table:data-pilot-member table:name="42.781" table:display="true" table:show-details="true"/>
                <table:data-pilot-member table:name="42.782" table:display="true" table:show-details="true"/>
                <table:data-pilot-member table:name="42.783" table:display="true" table:show-details="true"/>
                <table:data-pilot-member table:name="42.785" table:display="true" table:show-details="true"/>
                <table:data-pilot-member table:name="42.786" table:display="true" table:show-details="true"/>
                <table:data-pilot-member table:name="42.787" table:display="true" table:show-details="true"/>
                <table:data-pilot-member table:name="42.789" table:display="true" table:show-details="true"/>
                <table:data-pilot-member table:name="42.79" table:display="true" table:show-details="true"/>
                <table:data-pilot-member table:name="42.795" table:display="true" table:show-details="true"/>
                <table:data-pilot-member table:name="42.802" table:display="true" table:show-details="true"/>
                <table:data-pilot-member table:name="42.932" table:display="true" table:show-details="true"/>
                <table:data-pilot-member table:name="47.092" table:display="true" table:show-details="true"/>
                <table:data-pilot-member table:name="47.12" table:display="true" table:show-details="true"/>
                <table:data-pilot-member table:name="47.123" table:display="true" table:show-details="true"/>
                <table:data-pilot-member table:name="47.124" table:display="true" table:show-details="true"/>
                <table:data-pilot-member table:name="47.125" table:display="true" table:show-details="true"/>
                <table:data-pilot-member table:name="47.127" table:display="true" table:show-details="true"/>
                <table:data-pilot-member table:name="47.131" table:display="true" table:show-details="true"/>
                <table:data-pilot-member table:name="47.132" table:display="true" table:show-details="true"/>
                <table:data-pilot-member table:name="47.134" table:display="true" table:show-details="true"/>
                <table:data-pilot-member table:name="47.136" table:display="true" table:show-details="true"/>
                <table:data-pilot-member table:name="47.138" table:display="true" table:show-details="true"/>
                <table:data-pilot-member table:name="47.139" table:display="true" table:show-details="true"/>
                <table:data-pilot-member table:name="47.143" table:display="true" table:show-details="true"/>
                <table:data-pilot-member table:name="47.145" table:display="true" table:show-details="true"/>
                <table:data-pilot-member table:name="47.146" table:display="true" table:show-details="true"/>
                <table:data-pilot-member table:name="47.15" table:display="true" table:show-details="true"/>
                <table:data-pilot-member table:name="47.152" table:display="true" table:show-details="true"/>
                <table:data-pilot-member table:name="47.153" table:display="true" table:show-details="true"/>
                <table:data-pilot-member table:name="47.155" table:display="true" table:show-details="true"/>
                <table:data-pilot-member table:name="47.159" table:display="true" table:show-details="true"/>
                <table:data-pilot-member table:name="47.161" table:display="true" table:show-details="true"/>
                <table:data-pilot-member table:name="47.162" table:display="true" table:show-details="true"/>
                <table:data-pilot-member table:name="47.163" table:display="true" table:show-details="true"/>
                <table:data-pilot-member table:name="47.164" table:display="true" table:show-details="true"/>
                <table:data-pilot-member table:name="47.165" table:display="true" table:show-details="true"/>
                <table:data-pilot-member table:name="47.166" table:display="true" table:show-details="true"/>
                <table:data-pilot-member table:name="47.167" table:display="true" table:show-details="true"/>
                <table:data-pilot-member table:name="47.169" table:display="true" table:show-details="true"/>
                <table:data-pilot-member table:name="47.17" table:display="true" table:show-details="true"/>
                <table:data-pilot-member table:name="47.173" table:display="true" table:show-details="true"/>
                <table:data-pilot-member table:name="47.177" table:display="true" table:show-details="true"/>
                <table:data-pilot-member table:name="47.179" table:display="true" table:show-details="true"/>
                <table:data-pilot-member table:name="47.181" table:display="true" table:show-details="true"/>
                <table:data-pilot-member table:name="47.182" table:display="true" table:show-details="true"/>
                <table:data-pilot-member table:name="47.186" table:display="true" table:show-details="true"/>
                <table:data-pilot-member table:name="47.187" table:display="true" table:show-details="true"/>
                <table:data-pilot-member table:name="47.19" table:display="true" table:show-details="true"/>
                <table:data-pilot-member table:name="47.193" table:display="true" table:show-details="true"/>
                <table:data-pilot-member table:name="47.199" table:display="true" table:show-details="true"/>
                <table:data-pilot-member table:name="47.211" table:display="true" table:show-details="true"/>
                <table:data-pilot-member table:name="47.215" table:display="true" table:show-details="true"/>
                <table:data-pilot-member table:name="47.217" table:display="true" table:show-details="true"/>
                <table:data-pilot-member table:name="47.221" table:display="true" table:show-details="true"/>
                <table:data-pilot-member table:name="47.222" table:display="true" table:show-details="true"/>
                <table:data-pilot-member table:name="47.223" table:display="true" table:show-details="true"/>
                <table:data-pilot-member table:name="47.227" table:display="true" table:show-details="true"/>
                <table:data-pilot-member table:name="47.231" table:display="true" table:show-details="true"/>
                <table:data-pilot-member table:name="47.233" table:display="true" table:show-details="true"/>
                <table:data-pilot-member table:name="47.236" table:display="true" table:show-details="true"/>
                <table:data-pilot-member table:name="47.239" table:display="true" table:show-details="true"/>
                <table:data-pilot-member table:name="47.242" table:display="true" table:show-details="true"/>
                <table:data-pilot-member table:name="47.266" table:display="true" table:show-details="true"/>
                <table:data-pilot-member table:name="47.276" table:display="true" table:show-details="true"/>
                <table:data-pilot-member table:name="47.36" table:display="true" table:show-details="true"/>
                <table:data-pilot-member table:name="52.983" table:display="true" table:show-details="true"/>
                <table:data-pilot-member table:name="52.991" table:display="true" table:show-details="true"/>
                <table:data-pilot-member table:name="53.018" table:display="true" table:show-details="true"/>
                <table:data-pilot-member table:name="53.029" table:display="true" table:show-details="true"/>
                <table:data-pilot-member table:name="53.031" table:display="true" table:show-details="true"/>
                <table:data-pilot-member table:name="53.047" table:display="true" table:show-details="true"/>
                <table:data-pilot-member table:name="53.068" table:display="true" table:show-details="true"/>
                <table:data-pilot-member table:name="53.088" table:display="true" table:show-details="true"/>
                <table:data-pilot-member table:name="53.103" table:display="true" table:show-details="true"/>
                <table:data-pilot-member table:name="63.058" table:display="true" table:show-details="true"/>
                <table:data-pilot-member table:name="63.074" table:display="true" table:show-details="true"/>
                <table:data-pilot-member table:name="63.11" table:display="true" table:show-details="true"/>
                <table:data-pilot-member table:name="63.12" table:display="true" table:show-details="true"/>
                <table:data-pilot-member table:name="63.13" table:display="true" table:show-details="true"/>
                <table:data-pilot-member table:name="63.162" table:display="true" table:show-details="true"/>
                <table:data-pilot-member table:name="63.17" table:display="true" table:show-details="true"/>
                <table:data-pilot-member table:name="63.177" table:display="true" table:show-details="true"/>
                <table:data-pilot-member table:name="63.185" table:display="true" table:show-details="true"/>
                <table:data-pilot-member table:name="63.188" table:display="true" table:show-details="true"/>
                <table:data-pilot-member table:name="63.19" table:display="true" table:show-details="true"/>
                <table:data-pilot-member table:name="63.194" table:display="true" table:show-details="true"/>
                <table:data-pilot-member table:name="63.198" table:display="true" table:show-details="true"/>
                <table:data-pilot-member table:name="63.203" table:display="true" table:show-details="true"/>
                <table:data-pilot-member table:name="63.205" table:display="true" table:show-details="true"/>
                <table:data-pilot-member table:name="63.206" table:display="true" table:show-details="true"/>
                <table:data-pilot-member table:name="63.21" table:display="true" table:show-details="true"/>
                <table:data-pilot-member table:name="63.215" table:display="true" table:show-details="true"/>
                <table:data-pilot-member table:name="63.217" table:display="true" table:show-details="true"/>
                <table:data-pilot-member table:name="63.218" table:display="true" table:show-details="true"/>
                <table:data-pilot-member table:name="63.221" table:display="true" table:show-details="true"/>
                <table:data-pilot-member table:name="63.223" table:display="true" table:show-details="true"/>
                <table:data-pilot-member table:name="63.232" table:display="true" table:show-details="true"/>
                <table:data-pilot-member table:name="63.234" table:display="true" table:show-details="true"/>
                <table:data-pilot-member table:name="63.239" table:display="true" table:show-details="true"/>
                <table:data-pilot-member table:name="63.24" table:display="true" table:show-details="true"/>
                <table:data-pilot-member table:name="63.255" table:display="true" table:show-details="true"/>
                <table:data-pilot-member table:name="63.259" table:display="true" table:show-details="true"/>
                <table:data-pilot-member table:name="63.264" table:display="true" table:show-details="true"/>
                <table:data-pilot-member table:name="63.274" table:display="true" table:show-details="true"/>
                <table:data-pilot-member table:name="63.283" table:display="true" table:show-details="true"/>
                <table:data-pilot-member table:name="63.29" table:display="true" table:show-details="true"/>
                <table:data-pilot-member table:name="63.3" table:display="true" table:show-details="true"/>
                <table:data-pilot-member table:name="63.305" table:display="true" table:show-details="true"/>
                <table:data-pilot-member table:name="63.318" table:display="true" table:show-details="true"/>
                <table:data-pilot-member table:name="63.323" table:display="true" table:show-details="true"/>
                <table:data-pilot-member table:name="63.325" table:display="true" table:show-details="true"/>
                <table:data-pilot-member table:name="63.331" table:display="true" table:show-details="true"/>
                <table:data-pilot-member table:name="63.337" table:display="true" table:show-details="true"/>
                <table:data-pilot-member table:name="63.342" table:display="true" table:show-details="true"/>
                <table:data-pilot-member table:name="63.352" table:display="true" table:show-details="true"/>
                <table:data-pilot-member table:name="63.362" table:display="true" table:show-details="true"/>
                <table:data-pilot-member table:name="63.367" table:display="true" table:show-details="true"/>
                <table:data-pilot-member table:name="63.369" table:display="true" table:show-details="true"/>
                <table:data-pilot-member table:name="63.372" table:display="true" table:show-details="true"/>
                <table:data-pilot-member table:name="63.383" table:display="true" table:show-details="true"/>
                <table:data-pilot-member table:name="63.386" table:display="true" table:show-details="true"/>
                <table:data-pilot-member table:name="63.392" table:display="true" table:show-details="true"/>
                <table:data-pilot-member table:name="71.153" table:display="true" table:show-details="true"/>
                <table:data-pilot-member table:name="71.335" table:display="true" table:show-details="true"/>
                <table:data-pilot-member table:name="71.366" table:display="true" table:show-details="true"/>
                <table:data-pilot-member table:name="71.369" table:display="true" table:show-details="true"/>
                <table:data-pilot-member table:name="71.4" table:display="true" table:show-details="true"/>
                <table:data-pilot-member table:name="71.418" table:display="true" table:show-details="true"/>
                <table:data-pilot-member table:name="71.443" table:display="true" table:show-details="true"/>
                <table:data-pilot-member table:name="71.46" table:display="true" table:show-details="true"/>
                <table:data-pilot-member table:name="71.479" table:display="true" table:show-details="true"/>
                <table:data-pilot-member table:name="71.504" table:display="true" table:show-details="true"/>
                <table:data-pilot-member table:name="71.529" table:display="true" table:show-details="true"/>
                <table:data-pilot-member table:name="71.544" table:display="true" table:show-details="true"/>
                <table:data-pilot-member table:name="71.572" table:display="true" table:show-details="true"/>
                <table:data-pilot-member table:name="71.58" table:display="true" table:show-details="true"/>
                <table:data-pilot-member table:name="71.681" table:display="true" table:show-details="true"/>
                <table:data-pilot-member table:name="71.727" table:display="true" table:show-details="true"/>
                <table:data-pilot-member table:name="71.737" table:display="true" table:show-details="true"/>
                <table:data-pilot-member table:name="71.773" table:display="true" table:show-details="true"/>
                <table:data-pilot-member table:name="71.776" table:display="true" table:show-details="true"/>
                <table:data-pilot-member table:name="71.78" table:display="true" table:show-details="true"/>
                <table:data-pilot-member table:name="155.237" table:display="true" table:show-details="true"/>
                <table:data-pilot-member table:name="155.379" table:display="true" table:show-details="true"/>
                <table:data-pilot-member table:name="155.449" table:display="true" table:show-details="true"/>
                <table:data-pilot-member table:name="155.504" table:display="true" table:show-details="true"/>
                <table:data-pilot-member table:name="155.562" table:display="true" table:show-details="true"/>
                <table:data-pilot-member table:name="155.563" table:display="true" table:show-details="true"/>
                <table:data-pilot-member table:name="155.566" table:display="true" table:show-details="true"/>
                <table:data-pilot-member table:name="155.568" table:display="true" table:show-details="true"/>
                <table:data-pilot-member table:name="155.6" table:display="true" table:show-details="true"/>
                <table:data-pilot-member table:name="155.604" table:display="true" table:show-details="true"/>
                <table:data-pilot-member table:name="155.605" table:display="true" table:show-details="true"/>
                <table:data-pilot-member table:name="155.611" table:display="true" table:show-details="true"/>
                <table:data-pilot-member table:name="155.618" table:display="true" table:show-details="true"/>
                <table:data-pilot-member table:name="155.625" table:display="true" table:show-details="true"/>
                <table:data-pilot-member table:name="155.645" table:display="true" table:show-details="true"/>
                <table:data-pilot-member table:name="155.646" table:display="true" table:show-details="true"/>
                <table:data-pilot-member table:name="155.65" table:display="true" table:show-details="true"/>
                <table:data-pilot-member table:name="155.661" table:display="true" table:show-details="true"/>
                <table:data-pilot-member table:name="155.682" table:display="true" table:show-details="true"/>
                <table:data-pilot-member table:name="155.7" table:display="true" table:show-details="true"/>
                <table:data-pilot-member table:name="155.705" table:display="true" table:show-details="true"/>
                <table:data-pilot-member table:name="155.712" table:display="true" table:show-details="true"/>
                <table:data-pilot-member table:name="155.728" table:display="true" table:show-details="true"/>
                <table:data-pilot-member table:name="155.75" table:display="true" table:show-details="true"/>
                <table:data-pilot-member table:name="155.756" table:display="true" table:show-details="true"/>
                <table:data-pilot-member table:name="155.766" table:display="true" table:show-details="true"/>
                <table:data-pilot-member table:name="155.783" table:display="true" table:show-details="true"/>
                <table:data-pilot-member table:name="155.784" table:display="true" table:show-details="true"/>
                <table:data-pilot-member table:name="155.821" table:display="true" table:show-details="true"/>
                <table:data-pilot-member table:name="155.868" table:display="true" table:show-details="true"/>
                <table:data-pilot-member table:name="159.453" table:display="true" table:show-details="true"/>
                <table:data-pilot-member table:name="159.567" table:display="true" table:show-details="true"/>
                <table:data-pilot-member table:name="159.574" table:display="true" table:show-details="true"/>
                <table:data-pilot-member table:name="159.658" table:display="true" table:show-details="true"/>
                <table:data-pilot-member table:name="159.701" table:display="true" table:show-details="true"/>
                <table:data-pilot-member table:name="159.724" table:display="true" table:show-details="true"/>
                <table:data-pilot-member table:name="159.776" table:display="true" table:show-details="true"/>
                <table:data-pilot-member table:name="159.848" table:display="true" table:show-details="true"/>
                <table:data-pilot-member table:name="159.893" table:display="true" table:show-details="true"/>
                <table:data-pilot-member table:name="159.909" table:display="true" table:show-details="true"/>
                <table:data-pilot-member table:name="169.672" table:display="true" table:show-details="true"/>
                <table:data-pilot-member table:name="169.676" table:display="true" table:show-details="true"/>
                <table:data-pilot-member table:name="169.783" table:display="true" table:show-details="true"/>
                <table:data-pilot-member table:name="169.79" table:display="true" table:show-details="true"/>
                <table:data-pilot-member table:name="169.805" table:display="true" table:show-details="true"/>
                <table:data-pilot-member table:name="169.842" table:display="true" table:show-details="true"/>
                <table:data-pilot-member table:name="169.862" table:display="true" table:show-details="true"/>
                <table:data-pilot-member table:name="169.947" table:display="true" table:show-details="true"/>
                <table:data-pilot-member table:name="170.025" table:display="true" table:show-details="true"/>
                <table:data-pilot-member table:name="170.111" table:display="true" table:show-details="true"/>
                <table:data-pilot-member table:name="180.681" table:display="true" table:show-details="true"/>
                <table:data-pilot-member table:name="180.766" table:display="true" table:show-details="true"/>
                <table:data-pilot-member table:name="180.823" table:display="true" table:show-details="true"/>
                <table:data-pilot-member table:name="180.864" table:display="true" table:show-details="true"/>
                <table:data-pilot-member table:name="181.02" table:display="true" table:show-details="true"/>
                <table:data-pilot-member table:name="181.092" table:display="true" table:show-details="true"/>
                <table:data-pilot-member table:name="181.101" table:display="true" table:show-details="true"/>
                <table:data-pilot-member table:name="181.117" table:display="true" table:show-details="true"/>
                <table:data-pilot-member table:name="181.146" table:display="true" table:show-details="true"/>
                <table:data-pilot-member table:name="192.466" table:display="true" table:show-details="true"/>
                <table:data-pilot-member table:name="192.478" table:display="true" table:show-details="true"/>
                <table:data-pilot-member table:name="192.848" table:display="true" table:show-details="true"/>
                <table:data-pilot-member table:name="192.911" table:display="true" table:show-details="true"/>
                <table:data-pilot-member table:name="192.922" table:display="true" table:show-details="true"/>
                <table:data-pilot-member table:name="192.956" table:display="true" table:show-details="true"/>
                <table:data-pilot-member table:name="193.001" table:display="true" table:show-details="true"/>
                <table:data-pilot-member table:name="193.07" table:display="true" table:show-details="true"/>
                <table:data-pilot-member table:name="193.127" table:display="true" table:show-details="true"/>
                <table:data-pilot-member table:name="193.174" table:display="true" table:show-details="true"/>
                <table:data-pilot-member table:name="380.872" table:display="true" table:show-details="true"/>
                <table:data-pilot-member table:name="381.057" table:display="true" table:show-details="true"/>
                <table:data-pilot-member table:name="381.21" table:display="true" table:show-details="true"/>
                <table:data-pilot-member table:name="381.274" table:display="true" table:show-details="true"/>
                <table:data-pilot-member table:name="381.308" table:display="true" table:show-details="true"/>
                <table:data-pilot-member table:name="381.338" table:display="true" table:show-details="true"/>
                <table:data-pilot-member table:name="381.367" table:display="true" table:show-details="true"/>
                <table:data-pilot-member table:name="381.442" table:display="true" table:show-details="true"/>
                <table:data-pilot-member table:name="381.502" table:display="true" table:show-details="true"/>
                <table:data-pilot-member table:name="381.665" table:display="true" table:show-details="true"/>
                <table:data-pilot-member table:name="381.717" table:display="true" table:show-details="true"/>
                <table:data-pilot-member table:name="381.752" table:display="true" table:show-details="true"/>
                <table:data-pilot-member table:name="381.801" table:display="true" table:show-details="true"/>
                <table:data-pilot-member table:name="381.866" table:display="true" table:show-details="true"/>
                <table:data-pilot-member table:name="381.959" table:display="true" table:show-details="true"/>
                <table:data-pilot-member table:name="382.062" table:display="true" table:show-details="true"/>
                <table:data-pilot-member table:name="382.121" table:display="true" table:show-details="true"/>
                <table:data-pilot-member table:name="382.246" table:display="true" table:show-details="true"/>
                <table:data-pilot-member table:name="382.303" table:display="true" table:show-details="true"/>
                <table:data-pilot-member table:name="382.532" table:display="true" table:show-details="true"/>
                <table:data-pilot-member table:name="389.605" table:display="true" table:show-details="true"/>
                <table:data-pilot-member table:name="389.608" table:display="true" table:show-details="true"/>
                <table:data-pilot-member table:name="389.663" table:display="true" table:show-details="true"/>
                <table:data-pilot-member table:name="389.677" table:display="true" table:show-details="true"/>
                <table:data-pilot-member table:name="389.852" table:display="true" table:show-details="true"/>
                <table:data-pilot-member table:name="389.856" table:display="true" table:show-details="true"/>
                <table:data-pilot-member table:name="389.902" table:display="true" table:show-details="true"/>
                <table:data-pilot-member table:name="389.935" table:display="true" table:show-details="true"/>
                <table:data-pilot-member table:name="390.029" table:display="true" table:show-details="true"/>
                <table:data-pilot-member table:name="390.081" table:display="true" table:show-details="true"/>
                <table:data-pilot-member table:name="390.138" table:display="true" table:show-details="true"/>
                <table:data-pilot-member table:name="390.145" table:display="true" table:show-details="true"/>
                <table:data-pilot-member table:name="390.147" table:display="true" table:show-details="true"/>
                <table:data-pilot-member table:name="390.163" table:display="true" table:show-details="true"/>
                <table:data-pilot-member table:name="390.257" table:display="true" table:show-details="true"/>
                <table:data-pilot-member table:name="390.292" table:display="true" table:show-details="true"/>
                <table:data-pilot-member table:name="390.403" table:display="true" table:show-details="true"/>
                <table:data-pilot-member table:name="390.435" table:display="true" table:show-details="true"/>
                <table:data-pilot-member table:name="390.507" table:display="true" table:show-details="true"/>
                <table:data-pilot-member table:name="390.508" table:display="true" table:show-details="true"/>
                <table:data-pilot-member table:name="390.564" table:display="true" table:show-details="true"/>
                <table:data-pilot-member table:name="390.837" table:display="true" table:show-details="true"/>
                <table:data-pilot-member table:name="391.082" table:display="true" table:show-details="true"/>
                <table:data-pilot-member table:name="391.303" table:display="true" table:show-details="true"/>
                <table:data-pilot-member table:name="391.353" table:display="true" table:show-details="true"/>
                <table:data-pilot-member table:name="391.475" table:display="true" table:show-details="true"/>
                <table:data-pilot-member table:name="391.59" table:display="true" table:show-details="true"/>
                <table:data-pilot-member table:name="391.638" table:display="true" table:show-details="true"/>
                <table:data-pilot-member table:name="391.678" table:display="true" table:show-details="true"/>
                <table:data-pilot-member table:name="391.726" table:display="true" table:show-details="true"/>
                <table:data-pilot-member table:name="391.767" table:display="true" table:show-details="true"/>
                <table:data-pilot-member table:name="391.775" table:display="true" table:show-details="true"/>
                <table:data-pilot-member table:name="391.81" table:display="true" table:show-details="true"/>
                <table:data-pilot-member table:name="391.96" table:display="true" table:show-details="true"/>
                <table:data-pilot-member table:name="391.964" table:display="true" table:show-details="true"/>
                <table:data-pilot-member table:name="391.988" table:display="true" table:show-details="true"/>
                <table:data-pilot-member table:name="391.995" table:display="true" table:show-details="true"/>
                <table:data-pilot-member table:name="392.064" table:display="true" table:show-details="true"/>
                <table:data-pilot-member table:name="392.084" table:display="true" table:show-details="true"/>
                <table:data-pilot-member table:name="392.119" table:display="true" table:show-details="true"/>
                <table:data-pilot-member table:name="392.259" table:display="true" table:show-details="true"/>
                <table:data-pilot-member table:name="392.314" table:display="true" table:show-details="true"/>
                <table:data-pilot-member table:name="392.445" table:display="true" table:show-details="true"/>
                <table:data-pilot-member table:name="392.499" table:display="true" table:show-details="true"/>
                <table:data-pilot-member table:name="392.532" table:display="true" table:show-details="true"/>
                <table:data-pilot-member table:name="392.647" table:display="true" table:show-details="true"/>
                <table:data-pilot-member table:name="392.697" table:display="true" table:show-details="true"/>
                <table:data-pilot-member table:name="392.858" table:display="true" table:show-details="true"/>
                <table:data-pilot-member table:name="393.112" table:display="true" table:show-details="true"/>
                <table:data-pilot-member table:name="393.198" table:display="true" table:show-details="true"/>
                <table:data-pilot-member table:name="393.217" table:display="true" table:show-details="true"/>
                <table:data-pilot-member table:name="393.307" table:display="true" table:show-details="true"/>
                <table:data-pilot-member table:name="393.488" table:display="true" table:show-details="true"/>
                <table:data-pilot-member table:name="393.699" table:display="true" table:show-details="true"/>
                <table:data-pilot-member table:name="395.51" table:display="true" table:show-details="true"/>
                <table:data-pilot-member table:name="395.599" table:display="true" table:show-details="true"/>
                <table:data-pilot-member table:name="395.668" table:display="true" table:show-details="true"/>
                <table:data-pilot-member table:name="395.88" table:display="true" table:show-details="true"/>
                <table:data-pilot-member table:name="396.051" table:display="true" table:show-details="true"/>
                <table:data-pilot-member table:name="396.089" table:display="true" table:show-details="true"/>
                <table:data-pilot-member table:name="396.2" table:display="true" table:show-details="true"/>
                <table:data-pilot-member table:name="396.268" table:display="true" table:show-details="true"/>
                <table:data-pilot-member table:name="396.309" table:display="true" table:show-details="true"/>
                <table:data-pilot-member table:name="396.446" table:display="true" table:show-details="true"/>
                <table:data-pilot-member table:name="396.455" table:display="true" table:show-details="true"/>
                <table:data-pilot-member table:name="396.463" table:display="true" table:show-details="true"/>
                <table:data-pilot-member table:name="396.596" table:display="true" table:show-details="true"/>
                <table:data-pilot-member table:name="399.537" table:display="true" table:show-details="true"/>
                <table:data-pilot-member table:name="399.614" table:display="true" table:show-details="true"/>
                <table:data-pilot-member table:name="399.76" table:display="true" table:show-details="true"/>
                <table:data-pilot-member table:name="399.804" table:display="true" table:show-details="true"/>
                <table:data-pilot-member table:name="399.807" table:display="true" table:show-details="true"/>
                <table:data-pilot-member table:name="399.833" table:display="true" table:show-details="true"/>
                <table:data-pilot-member table:name="399.843" table:display="true" table:show-details="true"/>
                <table:data-pilot-member table:name="399.846" table:display="true" table:show-details="true"/>
                <table:data-pilot-member table:name="399.892" table:display="true" table:show-details="true"/>
                <table:data-pilot-member table:name="399.897" table:display="true" table:show-details="true"/>
                <table:data-pilot-member table:name="399.928" table:display="true" table:show-details="true"/>
                <table:data-pilot-member table:name="400.033" table:display="true" table:show-details="true"/>
                <table:data-pilot-member table:name="400.101" table:display="true" table:show-details="true"/>
                <table:data-pilot-member table:name="400.182" table:display="true" table:show-details="true"/>
                <table:data-pilot-member table:name="400.232" table:display="true" table:show-details="true"/>
                <table:data-pilot-member table:name="400.332" table:display="true" table:show-details="true"/>
                <table:data-pilot-member table:name="400.448" table:display="true" table:show-details="true"/>
                <table:data-pilot-member table:name="400.574" table:display="true" table:show-details="true"/>
                <table:data-pilot-member table:name="400.644" table:display="true" table:show-details="true"/>
                <table:data-pilot-member table:name="400.69" table:display="true" table:show-details="true"/>
                <table:data-pilot-member table:name="400.983" table:display="true" table:show-details="true"/>
                <table:data-pilot-member table:name="401.116" table:display="true" table:show-details="true"/>
                <table:data-pilot-member table:name="401.62" table:display="true" table:show-details="true"/>
                <table:data-pilot-member table:name="401.668" table:display="true" table:show-details="true"/>
                <table:data-pilot-member table:name="401.809" table:display="true" table:show-details="true"/>
                <table:data-pilot-member table:name="401.885" table:display="true" table:show-details="true"/>
                <table:data-pilot-member table:name="402.052" table:display="true" table:show-details="true"/>
                <table:data-pilot-member table:name="402.089" table:display="true" table:show-details="true"/>
                <table:data-pilot-member table:name="402.101" table:display="true" table:show-details="true"/>
                <table:data-pilot-member table:name="402.117" table:display="true" table:show-details="true"/>
                <table:data-pilot-member table:name="402.226" table:display="true" table:show-details="true"/>
                <table:data-pilot-member table:name="402.259" table:display="true" table:show-details="true"/>
                <table:data-pilot-member table:name="402.279" table:display="true" table:show-details="true"/>
                <table:data-pilot-member table:name="402.383" table:display="true" table:show-details="true"/>
                <table:data-pilot-member table:name="402.432" table:display="true" table:show-details="true"/>
                <table:data-pilot-member table:name="402.494" table:display="true" table:show-details="true"/>
                <table:data-pilot-member table:name="402.53" table:display="true" table:show-details="true"/>
                <table:data-pilot-member table:name="402.989" table:display="true" table:show-details="true"/>
                <table:data-pilot-member table:name="403.144" table:display="true" table:show-details="true"/>
                <table:data-pilot-member table:name="403.162" table:display="true" table:show-details="true"/>
                <table:data-pilot-member table:name="403.175" table:display="true" table:show-details="true"/>
                <table:data-pilot-member table:name="407.847" table:display="true" table:show-details="true"/>
                <table:data-pilot-member table:name="409.04" table:display="true" table:show-details="true"/>
                <table:data-pilot-member table:name="409.185" table:display="true" table:show-details="true"/>
                <table:data-pilot-member table:name="409.235" table:display="true" table:show-details="true"/>
                <table:data-pilot-member table:name="409.709" table:display="true" table:show-details="true"/>
                <table:data-pilot-member table:name="410" table:display="true" table:show-details="true"/>
                <table:data-pilot-member table:name="410.019" table:display="true" table:show-details="true"/>
                <table:data-pilot-member table:name="410.364" table:display="true" table:show-details="true"/>
                <table:data-pilot-member table:name="410.485" table:display="true" table:show-details="true"/>
                <table:data-pilot-member table:name="410.744" table:display="true" table:show-details="true"/>
                <table:data-pilot-member table:name="411.123" table:display="true" table:show-details="true"/>
                <table:data-pilot-member table:name="418.61" table:display="true" table:show-details="true"/>
                <table:data-pilot-member table:name="419.272" table:display="true" table:show-details="true"/>
                <table:data-pilot-member table:name="420.181" table:display="true" table:show-details="true"/>
                <table:data-pilot-member table:name="420.256" table:display="true" table:show-details="true"/>
                <table:data-pilot-member table:name="420.429" table:display="true" table:show-details="true"/>
                <table:data-pilot-member table:name="420.577" table:display="true" table:show-details="true"/>
                <table:data-pilot-member table:name="420.583" table:display="true" table:show-details="true"/>
                <table:data-pilot-member table:name="420.745" table:display="true" table:show-details="true"/>
                <table:data-pilot-member table:name="420.815" table:display="true" table:show-details="true"/>
                <table:data-pilot-member table:name="420.836" table:display="true" table:show-details="true"/>
                <table:data-pilot-member table:name="420.859" table:display="true" table:show-details="true"/>
                <table:data-pilot-member table:name="420.886" table:display="true" table:show-details="true"/>
                <table:data-pilot-member table:name="421.016" table:display="true" table:show-details="true"/>
                <table:data-pilot-member table:name="421.034" table:display="true" table:show-details="true"/>
                <table:data-pilot-member table:name="421.086" table:display="true" table:show-details="true"/>
                <table:data-pilot-member table:name="421.197" table:display="true" table:show-details="true"/>
                <table:data-pilot-member table:name="421.257" table:display="true" table:show-details="true"/>
                <table:data-pilot-member table:name="421.283" table:display="true" table:show-details="true"/>
                <table:data-pilot-member table:name="421.407" table:display="true" table:show-details="true"/>
                <table:data-pilot-member table:name="421.421" table:display="true" table:show-details="true"/>
                <table:data-pilot-member table:name="421.489" table:display="true" table:show-details="true"/>
                <table:data-pilot-member table:name="421.532" table:display="true" table:show-details="true"/>
                <table:data-pilot-member table:name="421.536" table:display="true" table:show-details="true"/>
                <table:data-pilot-member table:name="421.565" table:display="true" table:show-details="true"/>
                <table:data-pilot-member table:name="421.776" table:display="true" table:show-details="true"/>
                <table:data-pilot-member table:name="421.896" table:display="true" table:show-details="true"/>
                <table:data-pilot-member table:name="421.897" table:display="true" table:show-details="true"/>
                <table:data-pilot-member table:name="421.943" table:display="true" table:show-details="true"/>
                <table:data-pilot-member table:name="422.007" table:display="true" table:show-details="true"/>
                <table:data-pilot-member table:name="422.012" table:display="true" table:show-details="true"/>
                <table:data-pilot-member table:name="422.029" table:display="true" table:show-details="true"/>
                <table:data-pilot-member table:name="422.059" table:display="true" table:show-details="true"/>
                <table:data-pilot-member table:name="422.188" table:display="true" table:show-details="true"/>
                <table:data-pilot-member table:name="422.223" table:display="true" table:show-details="true"/>
                <table:data-pilot-member table:name="422.252" table:display="true" table:show-details="true"/>
                <table:data-pilot-member table:name="422.311" table:display="true" table:show-details="true"/>
                <table:data-pilot-member table:name="422.462" table:display="true" table:show-details="true"/>
                <table:data-pilot-member table:name="422.592" table:display="true" table:show-details="true"/>
                <table:data-pilot-member table:name="422.844" table:display="true" table:show-details="true"/>
                <table:data-pilot-member table:name="433.035" table:display="true" table:show-details="true"/>
                <table:data-pilot-member table:name="433.15" table:display="true" table:show-details="true"/>
                <table:data-pilot-member table:name="433.22" table:display="true" table:show-details="true"/>
                <table:data-pilot-member table:name="433.263" table:display="true" table:show-details="true"/>
                <table:data-pilot-member table:name="433.383" table:display="true" table:show-details="true"/>
                <table:data-pilot-member table:name="433.4" table:display="true" table:show-details="true"/>
                <table:data-pilot-member table:name="433.576" table:display="true" table:show-details="true"/>
                <table:data-pilot-member table:name="433.682" table:display="true" table:show-details="true"/>
                <table:data-pilot-member table:name="433.734" table:display="true" table:show-details="true"/>
                <table:data-pilot-member table:name="433.757" table:display="true" table:show-details="true"/>
                <table:data-pilot-member table:name="433.815" table:display="true" table:show-details="true"/>
                <table:data-pilot-member table:name="434.063" table:display="true" table:show-details="true"/>
                <table:data-pilot-member table:name="434.084" table:display="true" table:show-details="true"/>
                <table:data-pilot-member table:name="434.257" table:display="true" table:show-details="true"/>
                <table:data-pilot-member table:name="434.274" table:display="true" table:show-details="true"/>
                <table:data-pilot-member table:name="436.827" table:display="true" table:show-details="true"/>
                <table:data-pilot-member table:name="436.928" table:display="true" table:show-details="true"/>
                <table:data-pilot-member table:name="436.985" table:display="true" table:show-details="true"/>
                <table:data-pilot-member table:name="436.987" table:display="true" table:show-details="true"/>
                <table:data-pilot-member table:name="437.009" table:display="true" table:show-details="true"/>
                <table:data-pilot-member table:name="437.048" table:display="true" table:show-details="true"/>
                <table:data-pilot-member table:name="437.086" table:display="true" table:show-details="true"/>
                <table:data-pilot-member table:name="437.123" table:display="true" table:show-details="true"/>
                <table:data-pilot-member table:name="437.16" table:display="true" table:show-details="true"/>
                <table:data-pilot-member table:name="437.176" table:display="true" table:show-details="true"/>
                <table:data-pilot-member table:name="437.248" table:display="true" table:show-details="true"/>
                <table:data-pilot-member table:name="437.298" table:display="true" table:show-details="true"/>
                <table:data-pilot-member table:name="437.408" table:display="true" table:show-details="true"/>
                <table:data-pilot-member table:name="437.444" table:display="true" table:show-details="true"/>
                <table:data-pilot-member table:name="437.469" table:display="true" table:show-details="true"/>
                <table:data-pilot-member table:name="437.503" table:display="true" table:show-details="true"/>
                <table:data-pilot-member table:name="437.588" table:display="true" table:show-details="true"/>
                <table:data-pilot-member table:name="437.63" table:display="true" table:show-details="true"/>
                <table:data-pilot-member table:name="437.653" table:display="true" table:show-details="true"/>
                <table:data-pilot-member table:name="437.808" table:display="true" table:show-details="true"/>
                <table:data-pilot-member table:name="437.896" table:display="true" table:show-details="true"/>
                <table:data-pilot-member table:name="437.997" table:display="true" table:show-details="true"/>
                <table:data-pilot-member table:name="438.042" table:display="true" table:show-details="true"/>
                <table:data-pilot-member table:name="438.199" table:display="true" table:show-details="true"/>
                <table:data-pilot-member table:name="438.434" table:display="true" table:show-details="true"/>
                <table:data-pilot-member table:name="438.556" table:display="true" table:show-details="true"/>
                <table:data-pilot-member table:name="438.655" table:display="true" table:show-details="true"/>
                <table:data-pilot-member table:name="438.688" table:display="true" table:show-details="true"/>
                <table:data-pilot-member table:name="446.795" table:display="true" table:show-details="true"/>
                <table:data-pilot-member table:name="446.88" table:display="true" table:show-details="true"/>
                <table:data-pilot-member table:name="446.909" table:display="true" table:show-details="true"/>
                <table:data-pilot-member table:name="446.94" table:display="true" table:show-details="true"/>
                <table:data-pilot-member table:name="447.09" table:display="true" table:show-details="true"/>
                <table:data-pilot-member table:name="447.232" table:display="true" table:show-details="true"/>
                <table:data-pilot-member table:name="447.459" table:display="true" table:show-details="true"/>
                <table:data-pilot-member table:name="448.089" table:display="true" table:show-details="true"/>
                <table:data-pilot-member table:name="448.13" table:display="true" table:show-details="true"/>
                <table:data-pilot-member table:name="448.362" table:display="true" table:show-details="true"/>
                <table:data-pilot-member table:name="450.903" table:display="true" table:show-details="true"/>
                <table:data-pilot-member table:name="450.976" table:display="true" table:show-details="true"/>
                <table:data-pilot-member table:name="451.571" table:display="true" table:show-details="true"/>
                <table:data-pilot-member table:name="451.993" table:display="true" table:show-details="true"/>
                <table:data-pilot-member table:name="452.264" table:display="true" table:show-details="true"/>
                <table:data-pilot-member table:name="644.839" table:display="true" table:show-details="true"/>
                <table:data-pilot-member table:name="645.204" table:display="true" table:show-details="true"/>
                <table:data-pilot-member table:name="648.271" table:display="true" table:show-details="true"/>
                <table:data-pilot-member table:name="649.777" table:display="true" table:show-details="true"/>
                <table:data-pilot-member table:name="650.226" table:display="true" table:show-details="true"/>
                <table:data-pilot-member table:name="708.017" table:display="true" table:show-details="true"/>
                <table:data-pilot-member table:name="709.39" table:display="true" table:show-details="true"/>
                <table:data-pilot-member table:name="709.616" table:display="true" table:show-details="true"/>
                <table:data-pilot-member table:name="710.569" table:display="true" table:show-details="true"/>
                <table:data-pilot-member table:name="712.7" table:display="true" table:show-details="true"/>
                <table:data-pilot-member table:name="942.716" table:display="true" table:show-details="true"/>
                <table:data-pilot-member table:name="944.789" table:display="true" table:show-details="true"/>
                <table:data-pilot-member table:name="945.356" table:display="true" table:show-details="true"/>
                <table:data-pilot-member table:name="945.801" table:display="true" table:show-details="true"/>
                <table:data-pilot-member table:name="945.874" table:display="true" table:show-details="true"/>
                <table:data-pilot-member table:name="946.008" table:display="true" table:show-details="true"/>
                <table:data-pilot-member table:name="946.034" table:display="true" table:show-details="true"/>
                <table:data-pilot-member table:name="946.068" table:display="true" table:show-details="true"/>
                <table:data-pilot-member table:name="946.191" table:display="true" table:show-details="true"/>
                <table:data-pilot-member table:name="946.37" table:display="true" table:show-details="true"/>
                <table:data-pilot-member table:name="946.371" table:display="true" table:show-details="true"/>
                <table:data-pilot-member table:name="946.393" table:display="true" table:show-details="true"/>
                <table:data-pilot-member table:name="946.486" table:display="true" table:show-details="true"/>
                <table:data-pilot-member table:name="946.735" table:display="true" table:show-details="true"/>
                <table:data-pilot-member table:name="946.765" table:display="true" table:show-details="true"/>
                <table:data-pilot-member table:name="947.142" table:display="true" table:show-details="true"/>
                <table:data-pilot-member table:name="947.185" table:display="true" table:show-details="true"/>
                <table:data-pilot-member table:name="947.363" table:display="true" table:show-details="true"/>
                <table:data-pilot-member table:name="948.833" table:display="true" table:show-details="true"/>
                <table:data-pilot-member table:name="949.373" table:display="true" table:show-details="true"/>
                <table:data-pilot-member table:name="949.458" table:display="true" table:show-details="true"/>
                <table:data-pilot-member table:name="949.575" table:display="true" table:show-details="true"/>
                <table:data-pilot-member table:name="949.637" table:display="true" table:show-details="true"/>
                <table:data-pilot-member table:name="950.367" table:display="true" table:show-details="true"/>
                <table:data-pilot-member table:name="950.635" table:display="true" table:show-details="true"/>
                <table:data-pilot-member table:name="952.03" table:display="true" table:show-details="true"/>
                <table:data-pilot-member table:name="952.196" table:display="true" table:show-details="true"/>
                <table:data-pilot-member table:name="952.399" table:display="true" table:show-details="true"/>
                <table:data-pilot-member table:name="952.55" table:display="true" table:show-details="true"/>
                <table:data-pilot-member table:name="952.558" table:display="true" table:show-details="true"/>
                <table:data-pilot-member table:name="952.56" table:display="true" table:show-details="true"/>
                <table:data-pilot-member table:name="952.568" table:display="true" table:show-details="true"/>
                <table:data-pilot-member table:name="952.649" table:display="true" table:show-details="true"/>
                <table:data-pilot-member table:name="952.674" table:display="true" table:show-details="true"/>
                <table:data-pilot-member table:name="952.77" table:display="true" table:show-details="true"/>
                <table:data-pilot-member table:name="952.978" table:display="true" table:show-details="true"/>
                <table:data-pilot-member table:name="953.156" table:display="true" table:show-details="true"/>
                <table:data-pilot-member table:name="953.209" table:display="true" table:show-details="true"/>
                <table:data-pilot-member table:name="953.211" table:display="true" table:show-details="true"/>
                <table:data-pilot-member table:name="953.253" table:display="true" table:show-details="true"/>
                <table:data-pilot-member table:name="953.308" table:display="true" table:show-details="true"/>
                <table:data-pilot-member table:name="953.315" table:display="true" table:show-details="true"/>
                <table:data-pilot-member table:name="953.357" table:display="true" table:show-details="true"/>
                <table:data-pilot-member table:name="953.578" table:display="true" table:show-details="true"/>
                <table:data-pilot-member table:name="953.629" table:display="true" table:show-details="true"/>
                <table:data-pilot-member table:name="953.709" table:display="true" table:show-details="true"/>
                <table:data-pilot-member table:name="953.857" table:display="true" table:show-details="true"/>
                <table:data-pilot-member table:name="953.928" table:display="true" table:show-details="true"/>
                <table:data-pilot-member table:name="954.089" table:display="true" table:show-details="true"/>
                <table:data-pilot-member table:name="954.142" table:display="true" table:show-details="true"/>
                <table:data-pilot-member table:name="954.27" table:display="true" table:show-details="true"/>
                <table:data-pilot-member table:name="954.458" table:display="true" table:show-details="true"/>
                <table:data-pilot-member table:name="954.822" table:display="true" table:show-details="true"/>
                <table:data-pilot-member table:name="954.873" table:display="true" table:show-details="true"/>
                <table:data-pilot-member table:name="954.902" table:display="true" table:show-details="true"/>
                <table:data-pilot-member table:name="955.002" table:display="true" table:show-details="true"/>
                <table:data-pilot-member table:name="955.034" table:display="true" table:show-details="true"/>
                <table:data-pilot-member table:name="955.195" table:display="true" table:show-details="true"/>
                <table:data-pilot-member table:name="955.293" table:display="true" table:show-details="true"/>
                <table:data-pilot-member table:name="955.576" table:display="true" table:show-details="true"/>
                <table:data-pilot-member table:name="957.122" table:display="true" table:show-details="true"/>
                <table:data-pilot-member table:name="957.616" table:display="true" table:show-details="true"/>
                <table:data-pilot-member table:name="957.715" table:display="true" table:show-details="true"/>
                <table:data-pilot-member table:name="957.854" table:display="true" table:show-details="true"/>
                <table:data-pilot-member table:name="957.859" table:display="true" table:show-details="true"/>
                <table:data-pilot-member table:name="957.936" table:display="true" table:show-details="true"/>
                <table:data-pilot-member table:name="958.034" table:display="true" table:show-details="true"/>
                <table:data-pilot-member table:name="958.113" table:display="true" table:show-details="true"/>
                <table:data-pilot-member table:name="958.171" table:display="true" table:show-details="true"/>
                <table:data-pilot-member table:name="958.26" table:display="true" table:show-details="true"/>
                <table:data-pilot-member table:name="958.271" table:display="true" table:show-details="true"/>
                <table:data-pilot-member table:name="958.3" table:display="true" table:show-details="true"/>
                <table:data-pilot-member table:name="958.362" table:display="true" table:show-details="true"/>
                <table:data-pilot-member table:name="958.37" table:display="true" table:show-details="true"/>
                <table:data-pilot-member table:name="958.579" table:display="true" table:show-details="true"/>
                <table:data-pilot-member table:name="958.623" table:display="true" table:show-details="true"/>
                <table:data-pilot-member table:name="958.624" table:display="true" table:show-details="true"/>
                <table:data-pilot-member table:name="958.718" table:display="true" table:show-details="true"/>
                <table:data-pilot-member table:name="958.728" table:display="true" table:show-details="true"/>
                <table:data-pilot-member table:name="958.748" table:display="true" table:show-details="true"/>
                <table:data-pilot-member table:name="959.003" table:display="true" table:show-details="true"/>
                <table:data-pilot-member table:name="959.169" table:display="true" table:show-details="true"/>
                <table:data-pilot-member table:name="959.463" table:display="true" table:show-details="true"/>
                <table:data-pilot-member table:name="959.534" table:display="true" table:show-details="true"/>
                <table:data-pilot-member table:name="959.598" table:display="true" table:show-details="true"/>
                <table:data-pilot-member table:name="959.845" table:display="true" table:show-details="true"/>
                <table:data-pilot-member table:name="959.85" table:display="true" table:show-details="true"/>
                <table:data-pilot-member table:name="959.874" table:display="true" table:show-details="true"/>
                <table:data-pilot-member table:name="960.1" table:display="true" table:show-details="true"/>
                <table:data-pilot-member table:name="960.103" table:display="true" table:show-details="true"/>
                <table:data-pilot-member table:name="960.104" table:display="true" table:show-details="true"/>
                <table:data-pilot-member table:name="960.157" table:display="true" table:show-details="true"/>
                <table:data-pilot-member table:name="960.197" table:display="true" table:show-details="true"/>
                <table:data-pilot-member table:name="960.283" table:display="true" table:show-details="true"/>
                <table:data-pilot-member table:name="960.674" table:display="true" table:show-details="true"/>
                <table:data-pilot-member table:name="960.787" table:display="true" table:show-details="true"/>
                <table:data-pilot-member table:name="961.075" table:display="true" table:show-details="true"/>
                <table:data-pilot-member table:name="961.209" table:display="true" table:show-details="true"/>
                <table:data-pilot-member table:name="961.745" table:display="true" table:show-details="true"/>
                <table:data-pilot-member table:name="961.765" table:display="true" table:show-details="true"/>
                <table:data-pilot-member table:name="961.8" table:display="true" table:show-details="true"/>
                <table:data-pilot-member table:name="961.816" table:display="true" table:show-details="true"/>
                <table:data-pilot-member table:name="961.848" table:display="true" table:show-details="true"/>
                <table:data-pilot-member table:name="961.856" table:display="true" table:show-details="true"/>
                <table:data-pilot-member table:name="961.957" table:display="true" table:show-details="true"/>
                <table:data-pilot-member table:name="961.974" table:display="true" table:show-details="true"/>
                <table:data-pilot-member table:name="962.507" table:display="true" table:show-details="true"/>
                <table:data-pilot-member table:name="962.52" table:display="true" table:show-details="true"/>
                <table:data-pilot-member table:name="962.522" table:display="true" table:show-details="true"/>
                <table:data-pilot-member table:name="962.729" table:display="true" table:show-details="true"/>
                <table:data-pilot-member table:name="962.754" table:display="true" table:show-details="true"/>
                <table:data-pilot-member table:name="962.873" table:display="true" table:show-details="true"/>
                <table:data-pilot-member table:name="962.893" table:display="true" table:show-details="true"/>
                <table:data-pilot-member table:name="962.932" table:display="true" table:show-details="true"/>
                <table:data-pilot-member table:name="962.939" table:display="true" table:show-details="true"/>
                <table:data-pilot-member table:name="963.146" table:display="true" table:show-details="true"/>
                <table:data-pilot-member table:name="963.197" table:display="true" table:show-details="true"/>
                <table:data-pilot-member table:name="963.837" table:display="true" table:show-details="true"/>
                <table:data-pilot-member table:name="964.01" table:display="true" table:show-details="true"/>
                <table:data-pilot-member table:name="964.39" table:display="true" table:show-details="true"/>
                <table:data-pilot-member table:name="964.44" table:display="true" table:show-details="true"/>
                <table:data-pilot-member table:name="964.638" table:display="true" table:show-details="true"/>
                <table:data-pilot-member table:name="964.874" table:display="true" table:show-details="true"/>
                <table:data-pilot-member table:name="965.046" table:display="true" table:show-details="true"/>
                <table:data-pilot-member table:name="965.115" table:display="true" table:show-details="true"/>
                <table:data-pilot-member table:name="965.125" table:display="true" table:show-details="true"/>
                <table:data-pilot-member table:name="965.252" table:display="true" table:show-details="true"/>
                <table:data-pilot-member table:name="966.859" table:display="true" table:show-details="true"/>
                <table:data-pilot-member table:name="967.021" table:display="true" table:show-details="true"/>
                <table:data-pilot-member table:name="967.083" table:display="true" table:show-details="true"/>
                <table:data-pilot-member table:name="967.149" table:display="true" table:show-details="true"/>
                <table:data-pilot-member table:name="967.254" table:display="true" table:show-details="true"/>
                <table:data-pilot-member table:name="967.279" table:display="true" table:show-details="true"/>
                <table:data-pilot-member table:name="967.365" table:display="true" table:show-details="true"/>
                <table:data-pilot-member table:name="967.703" table:display="true" table:show-details="true"/>
                <table:data-pilot-member table:name="967.809" table:display="true" table:show-details="true"/>
                <table:data-pilot-member table:name="967.897" table:display="true" table:show-details="true"/>
                <table:data-pilot-member table:name="969.067" table:display="true" table:show-details="true"/>
                <table:data-pilot-member table:name="975.387" table:display="true" table:show-details="true"/>
                <table:data-pilot-member table:name="975.438" table:display="true" table:show-details="true"/>
                <table:data-pilot-member table:name="975.613" table:display="true" table:show-details="true"/>
                <table:data-pilot-member table:name="975.746" table:display="true" table:show-details="true"/>
                <table:data-pilot-member table:name="975.835" table:display="true" table:show-details="true"/>
                <table:data-pilot-member table:name="981.359" table:display="true" table:show-details="true"/>
                <table:data-pilot-member table:name="981.591" table:display="true" table:show-details="true"/>
                <table:data-pilot-member table:name="981.685" table:display="true" table:show-details="true"/>
                <table:data-pilot-member table:name="982.218" table:display="true" table:show-details="true"/>
                <table:data-pilot-member table:name="982.255" table:display="true" table:show-details="true"/>
                <table:data-pilot-member table:name="982.322" table:display="true" table:show-details="true"/>
                <table:data-pilot-member table:name="982.829" table:display="true" table:show-details="true"/>
                <table:data-pilot-member table:name="982.861" table:display="true" table:show-details="true"/>
                <table:data-pilot-member table:name="982.932" table:display="true" table:show-details="true"/>
                <table:data-pilot-member table:name="983.966" table:display="true" table:show-details="true"/>
                <table:data-pilot-member table:name="992.416" table:display="true" table:show-details="true"/>
                <table:data-pilot-member table:name="992.612" table:display="true" table:show-details="true"/>
                <table:data-pilot-member table:name="993.361" table:display="true" table:show-details="true"/>
                <table:data-pilot-member table:name="993.428" table:display="true" table:show-details="true"/>
                <table:data-pilot-member table:name="993.661" table:display="true" table:show-details="true"/>
                <table:data-pilot-member table:name="993.663" table:display="true" table:show-details="true"/>
                <table:data-pilot-member table:name="993.733" table:display="true" table:show-details="true"/>
                <table:data-pilot-member table:name="993.873" table:display="true" table:show-details="true"/>
                <table:data-pilot-member table:name="994.081" table:display="true" table:show-details="true"/>
                <table:data-pilot-member table:name="994.086" table:display="true" table:show-details="true"/>
                <table:data-pilot-member table:name="994.871" table:display="true" table:show-details="true"/>
                <table:data-pilot-member table:name="995.02" table:display="true" table:show-details="true"/>
                <table:data-pilot-member table:name="995.476" table:display="true" table:show-details="true"/>
                <table:data-pilot-member table:name="995.485" table:display="true" table:show-details="true"/>
                <table:data-pilot-member table:name="995.824" table:display="true" table:show-details="true"/>
                <table:data-pilot-member table:name="996.186" table:display="true" table:show-details="true"/>
                <table:data-pilot-member table:name="996.292" table:display="true" table:show-details="true"/>
                <table:data-pilot-member table:name="996.337" table:display="true" table:show-details="true"/>
                <table:data-pilot-member table:name="997.223" table:display="true" table:show-details="true"/>
                <table:data-pilot-member table:name="997.421" table:display="true" table:show-details="true"/>
                <table:data-pilot-member table:name="997.654" table:display="true" table:show-details="true"/>
                <table:data-pilot-member table:name="997.735" table:display="true" table:show-details="true"/>
                <table:data-pilot-member table:name="997.846" table:display="true" table:show-details="true"/>
                <table:data-pilot-member table:name="998.063" table:display="true" table:show-details="true"/>
                <table:data-pilot-member table:name="998.138" table:display="true" table:show-details="true"/>
                <table:data-pilot-member table:name="998.17" table:display="true" table:show-details="true"/>
                <table:data-pilot-member table:name="998.201" table:display="true" table:show-details="true"/>
                <table:data-pilot-member table:name="998.358" table:display="true" table:show-details="true"/>
                <table:data-pilot-member table:name="998.424" table:display="true" table:show-details="true"/>
                <table:data-pilot-member table:name="998.467" table:display="true" table:show-details="true"/>
                <table:data-pilot-member table:name="998.579" table:display="true" table:show-details="true"/>
                <table:data-pilot-member table:name="998.624" table:display="true" table:show-details="true"/>
                <table:data-pilot-member table:name="998.683" table:display="true" table:show-details="true"/>
                <table:data-pilot-member table:name="998.723" table:display="true" table:show-details="true"/>
                <table:data-pilot-member table:name="998.741" table:display="true" table:show-details="true"/>
                <table:data-pilot-member table:name="998.754" table:display="true" table:show-details="true"/>
                <table:data-pilot-member table:name="998.777" table:display="true" table:show-details="true"/>
                <table:data-pilot-member table:name="998.824" table:display="true" table:show-details="true"/>
                <table:data-pilot-member table:name="998.828" table:display="true" table:show-details="true"/>
                <table:data-pilot-member table:name="998.866" table:display="true" table:show-details="true"/>
                <table:data-pilot-member table:name="998.908" table:display="true" table:show-details="true"/>
                <table:data-pilot-member table:name="998.926" table:display="true" table:show-details="true"/>
                <table:data-pilot-member table:name="998.958" table:display="true" table:show-details="true"/>
                <table:data-pilot-member table:name="998.964" table:display="true" table:show-details="true"/>
                <table:data-pilot-member table:name="998.995" table:display="true" table:show-details="true"/>
                <table:data-pilot-member table:name="999.049" table:display="true" table:show-details="true"/>
                <table:data-pilot-member table:name="999.101" table:display="true" table:show-details="true"/>
                <table:data-pilot-member table:name="999.136" table:display="true" table:show-details="true"/>
                <table:data-pilot-member table:name="999.173" table:display="true" table:show-details="true"/>
                <table:data-pilot-member table:name="999.176" table:display="true" table:show-details="true"/>
                <table:data-pilot-member table:name="999.192" table:display="true" table:show-details="true"/>
                <table:data-pilot-member table:name="999.262" table:display="true" table:show-details="true"/>
                <table:data-pilot-member table:name="999.321" table:display="true" table:show-details="true"/>
                <table:data-pilot-member table:name="999.364" table:display="true" table:show-details="true"/>
                <table:data-pilot-member table:name="999.369" table:display="true" table:show-details="true"/>
                <table:data-pilot-member table:name="999.472" table:display="true" table:show-details="true"/>
                <table:data-pilot-member table:name="999.5" table:display="true" table:show-details="true"/>
                <table:data-pilot-member table:name="1000.63" table:display="true" table:show-details="true"/>
                <table:data-pilot-member table:name="1000.654" table:display="true" table:show-details="true"/>
                <table:data-pilot-member table:name="1001.098" table:display="true" table:show-details="true"/>
                <table:data-pilot-member table:name="1004.422" table:display="true" table:show-details="true"/>
                <table:data-pilot-member table:name="1004.541" table:display="true" table:show-details="true"/>
                <table:data-pilot-member table:name="1004.784" table:display="true" table:show-details="true"/>
                <table:data-pilot-member table:name="1004.881" table:display="true" table:show-details="true"/>
                <table:data-pilot-member table:name="1005.136" table:display="true" table:show-details="true"/>
                <table:data-pilot-member table:name="1005.29" table:display="true" table:show-details="true"/>
                <table:data-pilot-member table:name="1005.458" table:display="true" table:show-details="true"/>
                <table:data-pilot-member table:name="1005.6" table:display="true" table:show-details="true"/>
                <table:data-pilot-member table:name="1005.959" table:display="true" table:show-details="true"/>
                <table:data-pilot-member table:name="1007.112" table:display="true" table:show-details="true"/>
                <table:data-pilot-member table:name="1041.321" table:display="true" table:show-details="true"/>
                <table:data-pilot-member table:name="1041.996" table:display="true" table:show-details="true"/>
                <table:data-pilot-member table:name="1042.069" table:display="true" table:show-details="true"/>
                <table:data-pilot-member table:name="1042.782" table:display="true" table:show-details="true"/>
                <table:data-pilot-member table:name="1042.908" table:display="true" table:show-details="true"/>
                <table:data-pilot-member table:name="1043.203" table:display="true" table:show-details="true"/>
                <table:data-pilot-member table:name="1043.334" table:display="true" table:show-details="true"/>
                <table:data-pilot-member table:name="1043.495" table:display="true" table:show-details="true"/>
                <table:data-pilot-member table:name="1043.526" table:display="true" table:show-details="true"/>
                <table:data-pilot-member table:name="1043.562" table:display="true" table:show-details="true"/>
                <table:data-pilot-member table:name="1043.802" table:display="true" table:show-details="true"/>
                <table:data-pilot-member table:name="1043.821" table:display="true" table:show-details="true"/>
                <table:data-pilot-member table:name="1044.036" table:display="true" table:show-details="true"/>
                <table:data-pilot-member table:name="1044.085" table:display="true" table:show-details="true"/>
                <table:data-pilot-member table:name="1044.118" table:display="true" table:show-details="true"/>
                <table:data-pilot-member table:name="1044.379" table:display="true" table:show-details="true"/>
                <table:data-pilot-member table:name="1044.621" table:display="true" table:show-details="true"/>
                <table:data-pilot-member table:name="1044.776" table:display="true" table:show-details="true"/>
                <table:data-pilot-member table:name="1045.323" table:display="true" table:show-details="true"/>
                <table:data-pilot-member table:name="1046.562" table:display="true" table:show-details="true"/>
                <table:data-pilot-member table:name="1101" table:display="true" table:show-details="true"/>
                <table:data-pilot-member table:name="1101.619" table:display="true" table:show-details="true"/>
                <table:data-pilot-member table:name="1102.947" table:display="true" table:show-details="true"/>
                <table:data-pilot-member table:name="1104.171" table:display="true" table:show-details="true"/>
                <table:data-pilot-member table:name="1104.418" table:display="true" table:show-details="true"/>
                <table:data-pilot-member table:name="1110.961" table:display="true" table:show-details="true"/>
                <table:data-pilot-member table:name="1111.651" table:display="true" table:show-details="true"/>
                <table:data-pilot-member table:name="1115.754" table:display="true" table:show-details="true"/>
                <table:data-pilot-member table:name="1117.827" table:display="true" table:show-details="true"/>
                <table:data-pilot-member table:name="1162.997" table:display="true" table:show-details="true"/>
                <table:data-pilot-member table:name="1164.552" table:display="true" table:show-details="true"/>
                <table:data-pilot-member table:name="1167.12" table:display="true" table:show-details="true"/>
                <table:data-pilot-member table:name="1168.358" table:display="true" table:show-details="true"/>
                <table:data-pilot-member table:name="1168.444" table:display="true" table:show-details="true"/>
                <table:data-pilot-member table:name="1169.802" table:display="true" table:show-details="true"/>
                <table:data-pilot-member table:name="1169.926" table:display="true" table:show-details="true"/>
                <table:data-pilot-member table:name="1170.599" table:display="true" table:show-details="true"/>
                <table:data-pilot-member table:name="1172.687" table:display="true" table:show-details="true"/>
                <table:data-pilot-member table:name="1173.098" table:display="true" table:show-details="true"/>
                <table:data-pilot-member table:name="1201.711" table:display="true" table:show-details="true"/>
                <table:data-pilot-member table:name="1202.571" table:display="true" table:show-details="true"/>
                <table:data-pilot-member table:name="1203.433" table:display="true" table:show-details="true"/>
                <table:data-pilot-member table:name="1203.859" table:display="true" table:show-details="true"/>
                <table:data-pilot-member table:name="1207.935" table:display="true" table:show-details="true"/>
                <table:data-pilot-member table:name="1240.742" table:display="true" table:show-details="true"/>
                <table:data-pilot-member table:name="1252.735" table:display="true" table:show-details="true"/>
                <table:data-pilot-member table:name="1252.883" table:display="true" table:show-details="true"/>
                <table:data-pilot-member table:name="1255.53" table:display="true" table:show-details="true"/>
                <table:data-pilot-member table:name="1255.99" table:display="true" table:show-details="true"/>
                <table:data-pilot-member table:name="1256.195" table:display="true" table:show-details="true"/>
                <table:data-pilot-member table:name="1270.754" table:display="true" table:show-details="true"/>
                <table:data-pilot-member table:name="1272.055" table:display="true" table:show-details="true"/>
                <table:data-pilot-member table:name="1275.189" table:display="true" table:show-details="true"/>
                <table:data-pilot-member table:name="1276.362" table:display="true" table:show-details="true"/>
                <table:data-pilot-member table:name="1279.447" table:display="true" table:show-details="true"/>
                <table:data-pilot-member table:name="1288.338" table:display="true" table:show-details="true"/>
                <table:data-pilot-member table:name="1288.342" table:display="true" table:show-details="true"/>
                <table:data-pilot-member table:name="1289.101" table:display="true" table:show-details="true"/>
                <table:data-pilot-member table:name="1290.92" table:display="true" table:show-details="true"/>
                <table:data-pilot-member table:name="1291.342" table:display="true" table:show-details="true"/>
                <table:data-pilot-member table:name="1378.008" table:display="true" table:show-details="true"/>
                <table:data-pilot-member table:name="1379.369" table:display="true" table:show-details="true"/>
                <table:data-pilot-member table:name="1380.338" table:display="true" table:show-details="true"/>
                <table:data-pilot-member table:name="1381.555" table:display="true" table:show-details="true"/>
                <table:data-pilot-member table:name="1384.527" table:display="true" table:show-details="true"/>
                <table:data-pilot-member table:name="1385.461" table:display="true" table:show-details="true"/>
                <table:data-pilot-member table:name="1386.055" table:display="true" table:show-details="true"/>
                <table:data-pilot-member table:name="1387.175" table:display="true" table:show-details="true"/>
                <table:data-pilot-member table:name="1387.181" table:display="true" table:show-details="true"/>
                <table:data-pilot-member table:name="1388.311" table:display="true" table:show-details="true"/>
                <table:data-pilot-member table:name="1388.393" table:display="true" table:show-details="true"/>
                <table:data-pilot-member table:name="1388.839" table:display="true" table:show-details="true"/>
                <table:data-pilot-member table:name="1392.155" table:display="true" table:show-details="true"/>
                <table:data-pilot-member table:name="1393.171" table:display="true" table:show-details="true"/>
                <table:data-pilot-member table:name="1393.234" table:display="true" table:show-details="true"/>
                <table:data-pilot-member table:name="1393.612" table:display="true" table:show-details="true"/>
                <table:data-pilot-member table:name="1394.268" table:display="true" table:show-details="true"/>
                <table:data-pilot-member table:name="1395.613" table:display="true" table:show-details="true"/>
                <table:data-pilot-member table:name="1397.291" table:display="true" table:show-details="true"/>
                <table:data-pilot-member table:name="1398.314" table:display="true" table:show-details="true"/>
                <table:data-pilot-member table:name="1409.247" table:display="true" table:show-details="true"/>
                <table:data-pilot-member table:name="1409.268" table:display="true" table:show-details="true"/>
                <table:data-pilot-member table:name="1409.376" table:display="true" table:show-details="true"/>
                <table:data-pilot-member table:name="1415.586" table:display="true" table:show-details="true"/>
                <table:data-pilot-member table:name="1418.798" table:display="true" table:show-details="true"/>
                <table:data-pilot-member table:name="1419.195" table:display="true" table:show-details="true"/>
                <table:data-pilot-member table:name="1420.58" table:display="true" table:show-details="true"/>
                <table:data-pilot-member table:name="1420.916" table:display="true" table:show-details="true"/>
                <table:data-pilot-member table:name="1421.795" table:display="true" table:show-details="true"/>
                <table:data-pilot-member table:name="1421.884" table:display="true" table:show-details="true"/>
                <table:data-pilot-member table:name="1422.536" table:display="true" table:show-details="true"/>
                <table:data-pilot-member table:name="1422.759" table:display="true" table:show-details="true"/>
                <table:data-pilot-member table:name="1424.612" table:display="true" table:show-details="true"/>
                <table:data-pilot-member table:name="1433.164" table:display="true" table:show-details="true"/>
                <table:data-pilot-member table:name="1433.184" table:display="true" table:show-details="true"/>
                <table:data-pilot-member table:name="1433.607" table:display="true" table:show-details="true"/>
                <table:data-pilot-member table:name="1434.19" table:display="true" table:show-details="true"/>
                <table:data-pilot-member table:name="1434.679" table:display="true" table:show-details="true"/>
                <table:data-pilot-member table:name="1435.64" table:display="true" table:show-details="true"/>
                <table:data-pilot-member table:name="1440.592" table:display="true" table:show-details="true"/>
                <table:data-pilot-member table:name="1458.497" table:display="true" table:show-details="true"/>
                <table:data-pilot-member table:name="1466.033" table:display="true" table:show-details="true"/>
                <table:data-pilot-member table:name="1466.127" table:display="true" table:show-details="true"/>
                <table:data-pilot-member table:name="1472.421" table:display="true" table:show-details="true"/>
                <table:data-pilot-member table:name="1472.786" table:display="true" table:show-details="true"/>
                <table:data-pilot-member table:name="1472.915" table:display="true" table:show-details="true"/>
                <table:data-pilot-member table:name="1473.518" table:display="true" table:show-details="true"/>
                <table:data-pilot-member table:name="1473.551" table:display="true" table:show-details="true"/>
                <table:data-pilot-member table:name="1473.756" table:display="true" table:show-details="true"/>
                <table:data-pilot-member table:name="1473.965" table:display="true" table:show-details="true"/>
                <table:data-pilot-member table:name="1479.648" table:display="true" table:show-details="true"/>
                <table:data-pilot-member table:name="1484.496" table:display="true" table:show-details="true"/>
                <table:data-pilot-member table:name="1485.912" table:display="true" table:show-details="true"/>
                <table:data-pilot-member table:name="1487.03" table:display="true" table:show-details="true"/>
                <table:data-pilot-member table:name="1491.809" table:display="true" table:show-details="true"/>
                <table:data-pilot-member table:name="1513.578" table:display="true" table:show-details="true"/>
                <table:data-pilot-member table:name="1515.052" table:display="true" table:show-details="true"/>
                <table:data-pilot-member table:name="1515.475" table:display="true" table:show-details="true"/>
                <table:data-pilot-member table:name="1517.202" table:display="true" table:show-details="true"/>
                <table:data-pilot-member table:name="1517.343" table:display="true" table:show-details="true"/>
                <table:data-pilot-member table:name="1523.115" table:display="true" table:show-details="true"/>
                <table:data-pilot-member table:name="1524.225" table:display="true" table:show-details="true"/>
                <table:data-pilot-member table:name="1524.926" table:display="true" table:show-details="true"/>
                <table:data-pilot-member table:name="1527.048" table:display="true" table:show-details="true"/>
                <table:data-pilot-member table:name="1529.952" table:display="true" table:show-details="true"/>
                <table:data-pilot-member table:name="1556.509" table:display="true" table:show-details="true"/>
                <table:data-pilot-member table:name="1559.723" table:display="true" table:show-details="true"/>
                <table:data-pilot-member table:name="1560.941" table:display="true" table:show-details="true"/>
                <table:data-pilot-member table:name="1561.85" table:display="true" table:show-details="true"/>
                <table:data-pilot-member table:name="1563.224" table:display="true" table:show-details="true"/>
                <table:data-pilot-member table:name="1587.183" table:display="true" table:show-details="true"/>
                <table:data-pilot-member table:name="1589.814" table:display="true" table:show-details="true"/>
                <table:data-pilot-member table:name="1590.024" table:display="true" table:show-details="true"/>
                <table:data-pilot-member table:name="1592.067" table:display="true" table:show-details="true"/>
                <table:data-pilot-member table:name="1592.166" table:display="true" table:show-details="true"/>
                <table:data-pilot-member table:name="1594.631" table:display="true" table:show-details="true"/>
                <table:data-pilot-member table:name="1596.318" table:display="true" table:show-details="true"/>
                <table:data-pilot-member table:name="1596.532" table:display="true" table:show-details="true"/>
                <table:data-pilot-member table:name="1604.589" table:display="true" table:show-details="true"/>
                <table:data-pilot-member table:name="1615.756" table:display="true" table:show-details="true"/>
                <table:data-pilot-member table:name="1637.538" table:display="true" table:show-details="true"/>
                <table:data-pilot-member table:name="1640.655" table:display="true" table:show-details="true"/>
                <table:data-pilot-member table:name="1641.252" table:display="true" table:show-details="true"/>
                <table:data-pilot-member table:name="1641.864" table:display="true" table:show-details="true"/>
                <table:data-pilot-member table:name="1644.204" table:display="true" table:show-details="true"/>
                <table:data-pilot-member table:name="1657.21" table:display="true" table:show-details="true"/>
                <table:data-pilot-member table:name="1662.027" table:display="true" table:show-details="true"/>
                <table:data-pilot-member table:name="1666.105" table:display="true" table:show-details="true"/>
                <table:data-pilot-member table:name="1670.722" table:display="true" table:show-details="true"/>
                <table:data-pilot-member table:name="1684.983" table:display="true" table:show-details="true"/>
                <table:data-pilot-member table:name="1705.732" table:display="true" table:show-details="true"/>
                <table:data-pilot-member table:name="1706.54" table:display="true" table:show-details="true"/>
                <table:data-pilot-member table:name="1707.143" table:display="true" table:show-details="true"/>
                <table:data-pilot-member table:name="1707.386" table:display="true" table:show-details="true"/>
                <table:data-pilot-member table:name="1708.569" table:display="true" table:show-details="true"/>
                <table:data-pilot-member table:name="1708.691" table:display="true" table:show-details="true"/>
                <table:data-pilot-member table:name="1708.794" table:display="true" table:show-details="true"/>
                <table:data-pilot-member table:name="1709.475" table:display="true" table:show-details="true"/>
                <table:data-pilot-member table:name="1709.918" table:display="true" table:show-details="true"/>
                <table:data-pilot-member table:name="1711.761" table:display="true" table:show-details="true"/>
                <table:data-pilot-member table:name="1740.487" table:display="true" table:show-details="true"/>
                <table:data-pilot-member table:name="1740.857" table:display="true" table:show-details="true"/>
                <table:data-pilot-member table:name="1742.992" table:display="true" table:show-details="true"/>
                <table:data-pilot-member table:name="1743.624" table:display="true" table:show-details="true"/>
                <table:data-pilot-member table:name="1746.634" table:display="true" table:show-details="true"/>
                <table:data-pilot-member table:name="1751.501" table:display="true" table:show-details="true"/>
                <table:data-pilot-member table:name="1751.644" table:display="true" table:show-details="true"/>
                <table:data-pilot-member table:name="1753.13" table:display="true" table:show-details="true"/>
                <table:data-pilot-member table:name="1753.137" table:display="true" table:show-details="true"/>
                <table:data-pilot-member table:name="1753.902" table:display="true" table:show-details="true"/>
                <table:data-pilot-member table:name="1771.691" table:display="true" table:show-details="true"/>
                <table:data-pilot-member table:name="1776.985" table:display="true" table:show-details="true"/>
                <table:data-pilot-member table:name="1785.081" table:display="true" table:show-details="true"/>
                <table:data-pilot-member table:name="1785.389" table:display="true" table:show-details="true"/>
                <table:data-pilot-member table:name="1792.649" table:display="true" table:show-details="true"/>
                <table:data-pilot-member table:name="1842.155" table:display="true" table:show-details="true"/>
                <table:data-pilot-member table:name="1844.974" table:display="true" table:show-details="true"/>
                <table:data-pilot-member table:name="1845.476" table:display="true" table:show-details="true"/>
                <table:data-pilot-member table:name="1846.186" table:display="true" table:show-details="true"/>
                <table:data-pilot-member table:name="1850.473" table:display="true" table:show-details="true"/>
                <table:data-pilot-member table:name="1851.408" table:display="true" table:show-details="true"/>
                <table:data-pilot-member table:name="1852.833" table:display="true" table:show-details="true"/>
                <table:data-pilot-member table:name="1853.209" table:display="true" table:show-details="true"/>
                <table:data-pilot-member table:name="1859.876" table:display="true" table:show-details="true"/>
                <table:data-pilot-member table:name="1868.194" table:display="true" table:show-details="true"/>
                <table:data-pilot-member table:name="2043.076" table:display="true" table:show-details="true"/>
                <table:data-pilot-member table:name="2051.674" table:display="true" table:show-details="true"/>
                <table:data-pilot-member table:name="2053.066" table:display="true" table:show-details="true"/>
                <table:data-pilot-member table:name="2055.233" table:display="true" table:show-details="true"/>
                <table:data-pilot-member table:name="2088.669" table:display="true" table:show-details="true"/>
                <table:data-pilot-member table:name="2422.984" table:display="true" table:show-details="true"/>
                <table:data-pilot-member table:name="2424.324" table:display="true" table:show-details="true"/>
                <table:data-pilot-member table:name="2424.902" table:display="true" table:show-details="true"/>
                <table:data-pilot-member table:name="2425.339" table:display="true" table:show-details="true"/>
                <table:data-pilot-member table:name="2425.668" table:display="true" table:show-details="true"/>
                <table:data-pilot-member table:name="2878.691" table:display="true" table:show-details="true"/>
                <table:data-pilot-member table:name="2884.529" table:display="true" table:show-details="true"/>
                <table:data-pilot-member table:name="2885.975" table:display="true" table:show-details="true"/>
                <table:data-pilot-member table:name="2886.225" table:display="true" table:show-details="true"/>
                <table:data-pilot-member table:name="2887.881" table:display="true" table:show-details="true"/>
                <table:data-pilot-member table:name="3075.978" table:display="true" table:show-details="true"/>
                <table:data-pilot-member table:name="3080.328" table:display="true" table:show-details="true"/>
                <table:data-pilot-member table:name="3083.748" table:display="true" table:show-details="true"/>
                <table:data-pilot-member table:name="3084.024" table:display="true" table:show-details="true"/>
                <table:data-pilot-member table:name="3085.501" table:display="true" table:show-details="true"/>
                <table:data-pilot-member table:name="3149.201" table:display="true" table:show-details="true"/>
                <table:data-pilot-member table:name="3149.957" table:display="true" table:show-details="true"/>
                <table:data-pilot-member table:name="3150.502" table:display="true" table:show-details="true"/>
                <table:data-pilot-member table:name="3151.285" table:display="true" table:show-details="true"/>
                <table:data-pilot-member table:name="3156.336" table:display="true" table:show-details="true"/>
                <table:data-pilot-member table:name="3200.558" table:display="true" table:show-details="true"/>
                <table:data-pilot-member table:name="3202.277" table:display="true" table:show-details="true"/>
                <table:data-pilot-member table:name="3203.413" table:display="true" table:show-details="true"/>
                <table:data-pilot-member table:name="3203.605" table:display="true" table:show-details="true"/>
                <table:data-pilot-member table:name="3205.01" table:display="true" table:show-details="true"/>
                <table:data-pilot-member table:name="3221.732" table:display="true" table:show-details="true"/>
                <table:data-pilot-member table:name="3221.781" table:display="true" table:show-details="true"/>
                <table:data-pilot-member table:name="3222.305" table:display="true" table:show-details="true"/>
                <table:data-pilot-member table:name="3222.995" table:display="true" table:show-details="true"/>
                <table:data-pilot-member table:name="3225.017" table:display="true" table:show-details="true"/>
                <table:data-pilot-member table:name="3446.044" table:display="true" table:show-details="true"/>
                <table:data-pilot-member table:name="3447.002" table:display="true" table:show-details="true"/>
                <table:data-pilot-member table:name="3447.072" table:display="true" table:show-details="true"/>
                <table:data-pilot-member table:name="3447.435" table:display="true" table:show-details="true"/>
                <table:data-pilot-member table:name="3449.614" table:display="true" table:show-details="true"/>
                <table:data-pilot-member table:name="3573.707" table:display="true" table:show-details="true"/>
                <table:data-pilot-member table:name="3580.912" table:display="true" table:show-details="true"/>
                <table:data-pilot-member table:name="3581.09" table:display="true" table:show-details="true"/>
                <table:data-pilot-member table:name="3581.551" table:display="true" table:show-details="true"/>
                <table:data-pilot-member table:name="3654.437" table:display="true" table:show-details="true"/>
                <table:data-pilot-member table:name="3686.418" table:display="true" table:show-details="true"/>
                <table:data-pilot-member table:name="3687.91" table:display="true" table:show-details="true"/>
                <table:data-pilot-member table:name="3691.044" table:display="true" table:show-details="true"/>
                <table:data-pilot-member table:name="3691.359" table:display="true" table:show-details="true"/>
                <table:data-pilot-member table:name="3692.22" table:display="true" table:show-details="true"/>
                <table:data-pilot-member table:name="3693.084" table:display="true" table:show-details="true"/>
                <table:data-pilot-member table:name="3693.741" table:display="true" table:show-details="true"/>
                <table:data-pilot-member table:name="3693.798" table:display="true" table:show-details="true"/>
                <table:data-pilot-member table:name="3698.373" table:display="true" table:show-details="true"/>
                <table:data-pilot-member table:name="3705.418" table:display="true" table:show-details="true"/>
                <table:data-pilot-member table:name="3882.913" table:display="true" table:show-details="true"/>
                <table:data-pilot-member table:name="3883.03" table:display="true" table:show-details="true"/>
                <table:data-pilot-member table:name="3884.653" table:display="true" table:show-details="true"/>
                <table:data-pilot-member table:name="3885.549" table:display="true" table:show-details="true"/>
                <table:data-pilot-member table:name="3887.021" table:display="true" table:show-details="true"/>
                <table:data-pilot-member table:name="3887.961" table:display="true" table:show-details="true"/>
                <table:data-pilot-member table:name="3889.24" table:display="true" table:show-details="true"/>
                <table:data-pilot-member table:name="3894.895" table:display="true" table:show-details="true"/>
                <table:data-pilot-member table:name="3896.593" table:display="true" table:show-details="true"/>
                <table:data-pilot-member table:name="3902.354" table:display="true" table:show-details="true"/>
                <table:data-pilot-member table:name="3907.504" table:display="true" table:show-details="true"/>
                <table:data-pilot-member table:name="3909.329" table:display="true" table:show-details="true"/>
                <table:data-pilot-member table:name="3910.465" table:display="true" table:show-details="true"/>
                <table:data-pilot-member table:name="3916.662" table:display="true" table:show-details="true"/>
                <table:data-pilot-member table:name="3960.61" table:display="true" table:show-details="true"/>
                <table:data-pilot-member table:name="4085.687" table:display="true" table:show-details="true"/>
                <table:data-pilot-member table:name="4093.171" table:display="true" table:show-details="true"/>
                <table:data-pilot-member table:name="4097.664" table:display="true" table:show-details="true"/>
                <table:data-pilot-member table:name="4099.392" table:display="true" table:show-details="true"/>
                <table:data-pilot-member table:name="4163.248" table:display="true" table:show-details="true"/>
                <table:data-pilot-member table:name="4164.981" table:display="true" table:show-details="true"/>
                <table:data-pilot-member table:name="4166.26" table:display="true" table:show-details="true"/>
                <table:data-pilot-member table:name="4166.316" table:display="true" table:show-details="true"/>
                <table:data-pilot-member table:name="4166.53" table:display="true" table:show-details="true"/>
                <table:data-pilot-member table:name="4169.531" table:display="true" table:show-details="true"/>
                <table:data-pilot-member table:name="4169.805" table:display="true" table:show-details="true"/>
                <table:data-pilot-member table:name="4169.866" table:display="true" table:show-details="true"/>
                <table:data-pilot-member table:name="4169.869" table:display="true" table:show-details="true"/>
                <table:data-pilot-member table:name="4172.784" table:display="true" table:show-details="true"/>
                <table:data-pilot-member table:name="4185.742" table:display="true" table:show-details="true"/>
                <table:data-pilot-member table:name="4187.049" table:display="true" table:show-details="true"/>
                <table:data-pilot-member table:name="4191.597" table:display="true" table:show-details="true"/>
                <table:data-pilot-member table:name="4193.945" table:display="true" table:show-details="true"/>
                <table:data-pilot-member table:name="4199.736" table:display="true" table:show-details="true"/>
                <table:data-pilot-member table:name="4201.898" table:display="true" table:show-details="true"/>
                <table:data-pilot-member table:name="4262.063" table:display="true" table:show-details="true"/>
                <table:data-pilot-member table:name="4264.861" table:display="true" table:show-details="true"/>
                <table:data-pilot-member table:name="4265.77" table:display="true" table:show-details="true"/>
                <table:data-pilot-member table:name="4266.23" table:display="true" table:show-details="true"/>
                <table:data-pilot-member table:name="4266.57" table:display="true" table:show-details="true"/>
                <table:data-pilot-member table:name="4345.647" table:display="true" table:show-details="true"/>
                <table:data-pilot-member table:name="4346.557" table:display="true" table:show-details="true"/>
                <table:data-pilot-member table:name="4346.819" table:display="true" table:show-details="true"/>
                <table:data-pilot-member table:name="4347.989" table:display="true" table:show-details="true"/>
                <table:data-pilot-member table:name="4350.47" table:display="true" table:show-details="true"/>
                <table:data-pilot-member table:name="4472.769" table:display="true" table:show-details="true"/>
                <table:data-pilot-member table:name="4479.997" table:display="true" table:show-details="true"/>
                <table:data-pilot-member table:name="4480.252" table:display="true" table:show-details="true"/>
                <table:data-pilot-member table:name="4482.216" table:display="true" table:show-details="true"/>
                <table:data-pilot-member table:name="4491.676" table:display="true" table:show-details="true"/>
                <table:data-pilot-member table:name="4511.335" table:display="true" table:show-details="true"/>
                <table:data-pilot-member table:name="4514.465" table:display="true" table:show-details="true"/>
                <table:data-pilot-member table:name="4515.527" table:display="true" table:show-details="true"/>
                <table:data-pilot-member table:name="4515.797" table:display="true" table:show-details="true"/>
                <table:data-pilot-member table:name="4518.311" table:display="true" table:show-details="true"/>
                <table:data-pilot-member table:name="4539.837" table:display="true" table:show-details="true"/>
                <table:data-pilot-member table:name="4542.282" table:display="true" table:show-details="true"/>
                <table:data-pilot-member table:name="4543.519" table:display="true" table:show-details="true"/>
                <table:data-pilot-member table:name="4543.728" table:display="true" table:show-details="true"/>
                <table:data-pilot-member table:name="4544.917" table:display="true" table:show-details="true"/>
                <table:data-pilot-member table:name="4569.497" table:display="true" table:show-details="true"/>
                <table:data-pilot-member table:name="4571.314" table:display="true" table:show-details="true"/>
                <table:data-pilot-member table:name="4572.116" table:display="true" table:show-details="true"/>
                <table:data-pilot-member table:name="4577.171" table:display="true" table:show-details="true"/>
                <table:data-pilot-member table:name="4588.514" table:display="true" table:show-details="true"/>
                <table:data-pilot-member table:name="4756.646" table:display="true" table:show-details="true"/>
                <table:data-pilot-member table:name="4757.137" table:display="true" table:show-details="true"/>
                <table:data-pilot-member table:name="4758.858" table:display="true" table:show-details="true"/>
                <table:data-pilot-member table:name="4762.218" table:display="true" table:show-details="true"/>
                <table:data-pilot-member table:name="4765.808" table:display="true" table:show-details="true"/>
                <table:data-pilot-member table:name="4802.903" table:display="true" table:show-details="true"/>
                <table:data-pilot-member table:name="4803.129" table:display="true" table:show-details="true"/>
                <table:data-pilot-member table:name="4803.487" table:display="true" table:show-details="true"/>
                <table:data-pilot-member table:name="4805.732" table:display="true" table:show-details="true"/>
                <table:data-pilot-member table:name="4810.269" table:display="true" table:show-details="true"/>
                <table:data-pilot-member table:name="4812.207" table:display="true" table:show-details="true"/>
                <table:data-pilot-member table:name="4812.643" table:display="true" table:show-details="true"/>
                <table:data-pilot-member table:name="4820.564" table:display="true" table:show-details="true"/>
                <table:data-pilot-member table:name="4821.943" table:display="true" table:show-details="true"/>
                <table:data-pilot-member table:name="4876.927" table:display="true" table:show-details="true"/>
                <table:data-pilot-member table:name="4934.688" table:display="true" table:show-details="true"/>
                <table:data-pilot-member table:name="4935.063" table:display="true" table:show-details="true"/>
                <table:data-pilot-member table:name="4936.23" table:display="true" table:show-details="true"/>
                <table:data-pilot-member table:name="4937.544" table:display="true" table:show-details="true"/>
                <table:data-pilot-member table:name="4937.873" table:display="true" table:show-details="true"/>
                <table:data-pilot-member table:name="5144.326" table:display="true" table:show-details="true"/>
                <table:data-pilot-member table:name="5149.154" table:display="true" table:show-details="true"/>
                <table:data-pilot-member table:name="5150.274" table:display="true" table:show-details="true"/>
                <table:data-pilot-member table:name="5151.052" table:display="true" table:show-details="true"/>
                <table:data-pilot-member table:name="5152.619" table:display="true" table:show-details="true"/>
                <table:data-pilot-member table:name="5216.668" table:display="true" table:show-details="true"/>
                <table:data-pilot-member table:name="5219.064" table:display="true" table:show-details="true"/>
                <table:data-pilot-member table:name="5224.92" table:display="true" table:show-details="true"/>
                <table:data-pilot-member table:name="5226.919" table:display="true" table:show-details="true"/>
                <table:data-pilot-member table:name="5232.234" table:display="true" table:show-details="true"/>
                <table:data-pilot-member table:name="5259.177" table:display="true" table:show-details="true"/>
                <table:data-pilot-member table:name="5260.743" table:display="true" table:show-details="true"/>
                <table:data-pilot-member table:name="5261.754" table:display="true" table:show-details="true"/>
                <table:data-pilot-member table:name="5262.869" table:display="true" table:show-details="true"/>
                <table:data-pilot-member table:name="5337.667" table:display="true" table:show-details="true"/>
                <table:data-pilot-member table:name="5353.338" table:display="true" table:show-details="true"/>
                <table:data-pilot-member table:name="5361.778" table:display="true" table:show-details="true"/>
                <table:data-pilot-member table:name="5361.79" table:display="true" table:show-details="true"/>
                <table:data-pilot-member table:name="5365.923" table:display="true" table:show-details="true"/>
                <table:data-pilot-member table:name="5366.954" table:display="true" table:show-details="true"/>
                <table:data-pilot-member table:name="5564.734" table:display="true" table:show-details="true"/>
                <table:data-pilot-member table:name="5570.031" table:display="true" table:show-details="true"/>
                <table:data-pilot-member table:name="5570.512" table:display="true" table:show-details="true"/>
                <table:data-pilot-member table:name="5572.455" table:display="true" table:show-details="true"/>
                <table:data-pilot-member table:name="5637.431" table:display="true" table:show-details="true"/>
                <table:data-pilot-member table:name="5663.405" table:display="true" table:show-details="true"/>
                <table:data-pilot-member table:name="5667.224" table:display="true" table:show-details="true"/>
                <table:data-pilot-member table:name="5669.211" table:display="true" table:show-details="true"/>
                <table:data-pilot-member table:name="5674.122" table:display="true" table:show-details="true"/>
                <table:data-pilot-member table:name="5744.547" table:display="true" table:show-details="true"/>
                <table:data-pilot-member table:name="5918.962" table:display="true" table:show-details="true"/>
                <table:data-pilot-member table:name="5919.635" table:display="true" table:show-details="true"/>
                <table:data-pilot-member table:name="5921.143" table:display="true" table:show-details="true"/>
                <table:data-pilot-member table:name="5922.071" table:display="true" table:show-details="true"/>
                <table:data-pilot-member table:name="5922.902" table:display="true" table:show-details="true"/>
                <table:data-pilot-member table:name="6537.299" table:display="true" table:show-details="true"/>
                <table:data-pilot-member table:name="6538.763" table:display="true" table:show-details="true"/>
                <table:data-pilot-member table:name="6539.827" table:display="true" table:show-details="true"/>
                <table:data-pilot-member table:name="6542.634" table:display="true" table:show-details="true"/>
                <table:data-pilot-member table:name="6545.9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7T23:40:41.978341014</dc:date>
    <meta:editing-duration>PT2M40S</meta:editing-duration>
    <meta:editing-cycles>7</meta:editing-cycles>
    <meta:generator>LibreOffice/5.2.7.2$Linux_X86_64 LibreOffice_project/20$Build-2</meta:generator>
    <meta:document-statistic meta:table-count="3" meta:cell-count="21177" meta:object-count="0"/>
  </office:meta>
</office:document-meta>
</file>